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0"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style:snap-to-layout-grid="false"/>
      <style:text-properties style:font-name="Times New Roman" fo:font-size="10pt" style:font-size-asian="10pt" style:font-size-complex="10pt"/>
    </style:style>
    <style:style style:name="P18"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4"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5"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7"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29" style:family="paragraph" style:parent-style-name="Standard">
      <style:paragraph-properties fo:text-align="center" style:justify-single-word="false" style:text-autospace="none"/>
      <style:text-properties fo:font-size="10pt" style:font-size-asian="10pt" style:font-size-complex="10pt"/>
    </style:style>
    <style:style style:name="P30"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1"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6"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8"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6" style:family="paragraph" style:parent-style-name="Text_20_body">
      <style:paragraph-properties fo:text-align="center" style:justify-single-word="false"/>
    </style:style>
    <style:style style:name="P47" style:family="paragraph" style:parent-style-name="Text_20_body">
      <style:text-properties style:font-name="Arial" fo:font-size="10pt" style:font-size-asian="10pt" style:font-name-complex="Arial"/>
    </style:style>
    <style:style style:name="P48"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9"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0"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2"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3"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5"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8"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59"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2"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3"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4"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5" style:family="paragraph" style:parent-style-name="Standard">
      <style:paragraph-properties fo:margin-left="0.3937in" fo:margin-right="0in" fo:text-indent="0in" style:auto-text-indent="false"/>
    </style:style>
    <style:style style:name="P66"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7"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8" style:family="paragraph" style:parent-style-name="Heading_20_2">
      <style:text-properties style:font-name="Arial" fo:font-size="10pt" style:font-size-asian="10pt" style:font-size-complex="10pt"/>
    </style:style>
    <style:style style:name="P69"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31in" draw:visible-area-height="1.7563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3">ПРОТОКОЛ ПРОВЕРКИ</text:p>
      <text:p text:style-name="P11"/>
      <text:p text:style-name="P12"/>
      <text:p text:style-name="P13"><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9"/>
      <text:p text:style-name="P10"/>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3">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8">БОИ: 1.0 мкЗв/ч – 10.0 мЗв/ч;</text:p>
          </table:table-cell>
        </table:table-row>
      </table:table>
      <table:table table:name="tlim16" table:style-name="tlim16">
        <table:table-column table:style-name="tlim16.A"/>
        <table:table-row>
          <table:table-cell table:style-name="tlim16.A1" office:value-type="string">
            <text:p text:style-name="P8">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8">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8">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8">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8">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8">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8">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8">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8">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8">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7">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8">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3">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7">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5"><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8">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3">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7">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6"><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8">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3">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7">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3">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7">БДКН-03: 0.1 мкЗв/ч – 10.0 мЗв/ч;</text:p>
          </table:table-cell>
        </table:table-row>
      </table:table>
      <table:table table:name="tml5" table:style-name="tml5">
        <table:table-column table:style-name="tml5.A"/>
        <table:table-row>
          <table:table-cell table:style-name="tml5.A1" office:value-type="string">
            <text:p text:style-name="P63">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7">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able:table table:name="tp16" table:style-name="tp16">
        <table:table-column table:style-name="tp16.A"/>
        <table:table-row>
          <table:table-cell table:style-name="tp16.A1" office:value-type="string">
            <text:p text:style-name="P8">БОИ: ± 20 %;</text:p>
          </table:table-cell>
        </table:table-row>
      </table:table>
      <table:table table:name="tp17" table:style-name="tp17">
        <table:table-column table:style-name="tp17.A"/>
        <table:table-row>
          <table:table-cell table:style-name="tp17.A1" office:value-type="string">
            <text:p text:style-name="P8">БОИ<text:span text:style-name="T18">-2</text:span>: ± 20 %;</text:p>
          </table:table-cell>
        </table:table-row>
      </table:table>
      <table:table table:name="tp18" table:style-name="tp18">
        <table:table-column table:style-name="tp18.A"/>
        <table:table-row>
          <table:table-cell table:style-name="tp18.A1" office:value-type="string">
            <text:p text:style-name="P8">БОИ<text:span text:style-name="T18">-4</text:span>: ± 20 %;</text:p>
          </table:table-cell>
        </table:table-row>
      </table:table>
      <table:table table:name="tp1" table:style-name="tp1">
        <table:table-column table:style-name="tp1.A"/>
        <table:table-row>
          <table:table-cell table:style-name="tp1.A1" office:value-type="string">
            <text:p text:style-name="P8">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8">Б<text:span text:style-name="T54">ДКГ-03</text:span>: ± 20 %;</text:p>
          </table:table-cell>
        </table:table-row>
      </table:table>
      <table:table table:name="tp3" table:style-name="tp3">
        <table:table-column table:style-name="tp3.A"/>
        <table:table-row>
          <table:table-cell table:style-name="tp3.A1" office:value-type="string">
            <text:p text:style-name="P8">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8">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8">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8">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8">Б<text:span text:style-name="T54">ДКГ-</text:span><text:span text:style-name="T18">24</text:span>: ± <text:span text:style-name="T18">15</text:span> %;</text:p>
          </table:table-cell>
        </table:table-row>
      </table:table>
      <table:table table:name="tp8" table:style-name="tp8">
        <table:table-column table:style-name="tp8.A"/>
        <table:table-row>
          <table:table-cell table:style-name="tp8.A1" office:value-type="string">
            <text:p text:style-name="P27">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8">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7">Б<text:span text:style-name="T54">ДКН-01</text:span>: ± 20 %;</text:p>
          </table:table-cell>
        </table:table-row>
      </table:table>
      <table:table table:name="tp11" table:style-name="tp11">
        <table:table-column table:style-name="tp11.A"/>
        <table:table-row>
          <table:table-cell table:style-name="tp11.A1" office:value-type="string">
            <text:p text:style-name="P27">БДКН-03: ± 20 %;</text:p>
          </table:table-cell>
        </table:table-row>
      </table:table>
      <table:table table:name="tp12" table:style-name="tp12">
        <table:table-column table:style-name="tp12.A"/>
        <table:table-row>
          <table:table-cell table:style-name="tp12.A1" office:value-type="string">
            <text:p text:style-name="P27">БДПА-01: ± 20 %;</text:p>
          </table:table-cell>
        </table:table-row>
      </table:table>
      <table:table table:name="tp13" table:style-name="tp13">
        <table:table-column table:style-name="tp13.A"/>
        <text:soft-page-break/>
        <table:table-row>
          <table:table-cell table:style-name="tp13.A1" office:value-type="string">
            <text:p text:style-name="P28">БДПА-02: <text:span text:style-name="T16">± 20 %;</text:span></text:p>
          </table:table-cell>
        </table:table-row>
      </table:table>
      <table:table table:name="tp14" table:style-name="tp14">
        <table:table-column table:style-name="tp14.A"/>
        <table:table-row>
          <table:table-cell table:style-name="tp14.A1" office:value-type="string">
            <text:p text:style-name="P27">БДПБ-01: ± 20 %;</text:p>
          </table:table-cell>
        </table:table-row>
      </table:table>
      <table:table table:name="tp15" table:style-name="tp15">
        <table:table-column table:style-name="tp15.A"/>
        <table:table-row>
          <table:table-cell table:style-name="tp15.A1" office:value-type="string">
            <text:p text:style-name="P27">БДПБ-02: ± 20 %;</text:p>
          </table:table-cell>
        </table:table-row>
      </table:table>
      <table:table table:name="tp19" table:style-name="tp19">
        <table:table-column table:style-name="tp19.A"/>
        <table:table-row>
          <table:table-cell table:style-name="tp19.A1" office:value-type="string">
            <text:p text:style-name="P27">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68"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4"><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2995713067396129507" text:style-name="WW8Num2">
              <text:list-item>
                <text:p text:style-name="P67"><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69"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7"/>
      <text:p text:style-name="P7">Условия эксплуатации:</text:p>
      <text:p text:style-name="P65"><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5"><text:span text:style-name="T11">- <text:s/></text:span><text:span text:style-name="T5">Атмосферное давление<text:tab/><text:tab/><text:tab/><text:tab/>98,5 </text:span><text:span text:style-name="T11">kPa</text:span></text:p>
      <text:p text:style-name="P65"><text:span text:style-name="T11">- <text:s/></text:span><text:span text:style-name="T5">Относительная влажность воздуха<text:tab/><text:tab/><text:tab/></text:span><text:span text:style-name="T11">$vlag</text:span><text:span text:style-name="T5"> %</text:span></text:p>
      <text:p text:style-name="P65"><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5"><text:span text:style-name="Знак_20_примечания"/></text:p>
      <text:p text:style-name="P33"><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2">-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2">-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2">-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2">-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2"><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1"/>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38"><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0">Номер источ-ника</text:p>
          </table:table-cell>
          <table:table-cell table:style-name="t15.B2" table:number-rows-spanned="3" office:value-type="string">
            <text:p text:style-name="P50">Рассто-яние до источ-ника, </text:p>
            <text:p text:style-name="P51">R, см</text:p>
          </table:table-cell>
          <table:table-cell table:style-name="t1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5.3">
          <table:covered-table-cell/>
          <table:covered-table-cell/>
          <table:covered-table-cell/>
          <table:table-cell table:style-name="t15.D3" table:number-rows-spanned="2" office:value-type="string">
            <text:p text:style-name="P43">Фон, нЗв/ч</text:p>
          </table:table-cell>
          <table:table-cell table:style-name="t15.D3" table:number-columns-spanned="3" office:value-type="string">
            <text:p text:style-name="P43">Измеренное значение </text:p>
          </table:table-cell>
          <table:covered-table-cell/>
          <table:covered-table-cell/>
          <table:table-cell table:style-name="t1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4"><text:span text:style-name="T38">H</text:span><text:span text:style-name="T42">1</text:span></text:p>
          </table:table-cell>
          <table:table-cell table:style-name="t15.D3" office:value-type="string">
            <text:p text:style-name="P43"><text:span text:style-name="T19">H</text:span><text:span text:style-name="T42">2</text:span></text:p>
          </table:table-cell>
          <table:table-cell table:style-name="t1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6"><text:span text:style-name="T18">20</text:span> <text:span text:style-name="T54">мкЗв</text:span>/ч</text:p>
          </table:table-cell>
          <table:table-cell table:style-name="t15.D3" office:value-type="string">
            <text:p text:style-name="P29">$15-30</text:p>
          </table:table-cell>
          <table:table-cell table:style-name="t15.D3" office:value-type="string">
            <text:p text:style-name="P29">$15-40</text:p>
          </table:table-cell>
          <table:table-cell table:style-name="t15.D3" office:value-type="string">
            <text:p text:style-name="P29">$15-50</text:p>
          </table:table-cell>
          <table:table-cell table:style-name="t15.D3" office:value-type="string">
            <text:p text:style-name="P29">$15-60</text:p>
          </table:table-cell>
          <table:table-cell table:style-name="t15.D3" office:value-type="string">
            <text:p text:style-name="P29">$15-70</text:p>
          </table:table-cell>
          <table:table-cell table:style-name="t15.D3" office:value-type="string">
            <text:p text:style-name="P29">$15-80</text:p>
          </table:table-cell>
          <table:table-cell table:style-name="t15.D3" office:value-type="string">
            <text:p text:style-name="P30">$15-00</text:p>
          </table:table-cell>
          <table:table-cell table:style-name="t15.D3" office:value-type="string">
            <text:p text:style-name="P29">$15-10</text:p>
          </table:table-cell>
          <table:table-cell table:style-name="t15.D3" office:value-type="string">
            <text:p text:style-name="P29">$15-20</text:p>
          </table:table-cell>
          <table:table-cell table:style-name="t15.K5" table:number-rows-spanned="5" office:value-type="string">
            <text:p text:style-name="P22">±<text:span text:style-name="T18">15</text:span></text:p>
          </table:table-cell>
        </table:table-row>
        <table:table-row>
          <table:table-cell table:style-name="t15.A5" office:value-type="string">
            <text:p text:style-name="P16">7<text:span text:style-name="T18">0</text:span> <text:span text:style-name="T54">мкЗв</text:span>/ч</text:p>
          </table:table-cell>
          <table:table-cell table:style-name="t15.D3" office:value-type="string">
            <text:p text:style-name="P29">$15-31</text:p>
          </table:table-cell>
          <table:table-cell table:style-name="t15.D3" office:value-type="string">
            <text:p text:style-name="P29">$15-41</text:p>
          </table:table-cell>
          <table:table-cell table:style-name="t15.D3" office:value-type="string">
            <text:p text:style-name="P29">$15-51</text:p>
          </table:table-cell>
          <table:table-cell table:style-name="t15.D3" office:value-type="string">
            <text:p text:style-name="P29">$15-61</text:p>
          </table:table-cell>
          <table:table-cell table:style-name="t15.D3" office:value-type="string">
            <text:p text:style-name="P29">$15-71</text:p>
          </table:table-cell>
          <table:table-cell table:style-name="t15.D3" office:value-type="string">
            <text:p text:style-name="P29">$15-81</text:p>
          </table:table-cell>
          <table:table-cell table:style-name="t15.D3" office:value-type="string">
            <text:p text:style-name="P30">$15-01</text:p>
          </table:table-cell>
          <table:table-cell table:style-name="t15.D3" office:value-type="string">
            <text:p text:style-name="P29">$15-11</text:p>
          </table:table-cell>
          <table:table-cell table:style-name="t15.D3" office:value-type="string">
            <text:p text:style-name="P29">$15-21</text:p>
          </table:table-cell>
          <table:covered-table-cell/>
        </table:table-row>
        <table:table-row>
          <table:table-cell table:style-name="t15.A5" office:value-type="string">
            <text:p text:style-name="P16"><text:span text:style-name="T18">0,</text:span>7 <text:span text:style-name="T54">м</text:span>Зв/ч</text:p>
          </table:table-cell>
          <table:table-cell table:style-name="t15.D3" office:value-type="string">
            <text:p text:style-name="P29">$15-32</text:p>
          </table:table-cell>
          <table:table-cell table:style-name="t15.D3" office:value-type="string">
            <text:p text:style-name="P29">$15-42</text:p>
          </table:table-cell>
          <table:table-cell table:style-name="t15.D3" office:value-type="string">
            <text:p text:style-name="P29">$15-52</text:p>
          </table:table-cell>
          <table:table-cell table:style-name="t15.D3" office:value-type="string">
            <text:p text:style-name="P29">$15-62</text:p>
          </table:table-cell>
          <table:table-cell table:style-name="t15.D3" office:value-type="string">
            <text:p text:style-name="P29">$15-72</text:p>
          </table:table-cell>
          <table:table-cell table:style-name="t15.D3" office:value-type="string">
            <text:p text:style-name="P29">$15-82</text:p>
          </table:table-cell>
          <table:table-cell table:style-name="t15.D3" office:value-type="string">
            <text:p text:style-name="P30">$15-02</text:p>
          </table:table-cell>
          <table:table-cell table:style-name="t15.D3" office:value-type="string">
            <text:p text:style-name="P29">$15-12</text:p>
          </table:table-cell>
          <table:table-cell table:style-name="t15.D3" office:value-type="string">
            <text:p text:style-name="P29">$15-22</text:p>
          </table:table-cell>
          <table:covered-table-cell/>
        </table:table-row>
        <table:table-row>
          <table:table-cell table:style-name="t15.A5" office:value-type="string">
            <text:p text:style-name="P16">7 <text:span text:style-name="T54">м</text:span>Зв/ч</text:p>
          </table:table-cell>
          <table:table-cell table:style-name="t15.D3" office:value-type="string">
            <text:p text:style-name="P29">$15-33</text:p>
          </table:table-cell>
          <table:table-cell table:style-name="t15.D3" office:value-type="string">
            <text:p text:style-name="P29">$15-43</text:p>
          </table:table-cell>
          <table:table-cell table:style-name="t15.D3" office:value-type="string">
            <text:p text:style-name="P29">$15-53</text:p>
          </table:table-cell>
          <table:table-cell table:style-name="t15.D3" office:value-type="string">
            <text:p text:style-name="P29">$15-63</text:p>
          </table:table-cell>
          <table:table-cell table:style-name="t15.D3" office:value-type="string">
            <text:p text:style-name="P29">$15-73</text:p>
          </table:table-cell>
          <table:table-cell table:style-name="t15.D3" office:value-type="string">
            <text:p text:style-name="P29">$15-83</text:p>
          </table:table-cell>
          <table:table-cell table:style-name="t15.D3" office:value-type="string">
            <text:p text:style-name="P30">$15-03</text:p>
          </table:table-cell>
          <table:table-cell table:style-name="t15.D3" office:value-type="string">
            <text:p text:style-name="P29">$15-13</text:p>
          </table:table-cell>
          <table:table-cell table:style-name="t15.D3" office:value-type="string">
            <text:p text:style-name="P29">$15-23</text:p>
          </table:table-cell>
          <table:covered-table-cell/>
        </table:table-row>
        <table:table-row>
          <table:table-cell table:style-name="t15.A9" office:value-type="string">
            <text:p text:style-name="P16"><text:span text:style-name="T18">70</text:span> <text:span text:style-name="T54">м</text:span>Зв/ч</text:p>
          </table:table-cell>
          <table:table-cell table:style-name="t15.B9" office:value-type="string">
            <text:p text:style-name="P29">$15-34</text:p>
          </table:table-cell>
          <table:table-cell table:style-name="t15.B9" office:value-type="string">
            <text:p text:style-name="P29">$15-44</text:p>
          </table:table-cell>
          <table:table-cell table:style-name="t15.B9" office:value-type="string">
            <text:p text:style-name="P29">$15-54</text:p>
          </table:table-cell>
          <table:table-cell table:style-name="t15.B9" office:value-type="string">
            <text:p text:style-name="P29">$15-64</text:p>
          </table:table-cell>
          <table:table-cell table:style-name="t15.B9" office:value-type="string">
            <text:p text:style-name="P29">$15-74</text:p>
          </table:table-cell>
          <table:table-cell table:style-name="t15.B9" office:value-type="string">
            <text:p text:style-name="P29">$15-84</text:p>
          </table:table-cell>
          <table:table-cell table:style-name="t15.B9" office:value-type="string">
            <text:p text:style-name="P30">$15-04</text:p>
          </table:table-cell>
          <table:table-cell table:style-name="t15.B9" office:value-type="string">
            <text:p text:style-name="P29">$15-14</text:p>
          </table:table-cell>
          <table:table-cell table:style-name="t15.B9" office:value-type="string">
            <text:p text:style-name="P29">$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38"><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0">Номер источ-ника</text:p>
          </table:table-cell>
          <table:table-cell table:style-name="t16.B2" table:number-rows-spanned="3" office:value-type="string">
            <text:p text:style-name="P50">Рассто-яние до источ-ника, </text:p>
            <text:p text:style-name="P51">R, см</text:p>
          </table:table-cell>
          <table:table-cell table:style-name="t1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6.3">
          <table:covered-table-cell/>
          <table:covered-table-cell/>
          <table:covered-table-cell/>
          <table:table-cell table:style-name="t16.D3" table:number-rows-spanned="2" office:value-type="string">
            <text:p text:style-name="P43">Фон, нЗв/ч</text:p>
          </table:table-cell>
          <table:table-cell table:style-name="t16.D3" table:number-columns-spanned="3" office:value-type="string">
            <text:p text:style-name="P43">Измеренное значение </text:p>
          </table:table-cell>
          <table:covered-table-cell/>
          <table:covered-table-cell/>
          <table:table-cell table:style-name="t1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4"><text:span text:style-name="T38">H</text:span><text:span text:style-name="T42">1</text:span></text:p>
          </table:table-cell>
          <table:table-cell table:style-name="t16.D3" office:value-type="string">
            <text:p text:style-name="P43"><text:span text:style-name="T19">H</text:span><text:span text:style-name="T42">2</text:span></text:p>
          </table:table-cell>
          <table:table-cell table:style-name="t1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6"><text:span text:style-name="T18">20</text:span> <text:span text:style-name="T54">мкЗв</text:span>/ч</text:p>
          </table:table-cell>
          <table:table-cell table:style-name="t16.D3" office:value-type="string">
            <text:p text:style-name="P29">$16-30</text:p>
          </table:table-cell>
          <table:table-cell table:style-name="t16.D3" office:value-type="string">
            <text:p text:style-name="P29">$16-40</text:p>
          </table:table-cell>
          <table:table-cell table:style-name="t16.D3" office:value-type="string">
            <text:p text:style-name="P29">$16-50</text:p>
          </table:table-cell>
          <table:table-cell table:style-name="t16.D3" office:value-type="string">
            <text:p text:style-name="P29">$16-60</text:p>
          </table:table-cell>
          <table:table-cell table:style-name="t16.D3" office:value-type="string">
            <text:p text:style-name="P29">$16-70</text:p>
          </table:table-cell>
          <table:table-cell table:style-name="t16.D3" office:value-type="string">
            <text:p text:style-name="P29">$16-80</text:p>
          </table:table-cell>
          <table:table-cell table:style-name="t16.D3" office:value-type="string">
            <text:p text:style-name="P30">$16-00</text:p>
          </table:table-cell>
          <table:table-cell table:style-name="t16.D3" office:value-type="string">
            <text:p text:style-name="P29">$16-10</text:p>
          </table:table-cell>
          <table:table-cell table:style-name="t16.D3" office:value-type="string">
            <text:p text:style-name="P29">$16-20</text:p>
          </table:table-cell>
          <table:table-cell table:style-name="t16.K5" table:number-rows-spanned="5" office:value-type="string">
            <text:p text:style-name="P22">±<text:span text:style-name="T18">15</text:span></text:p>
          </table:table-cell>
        </table:table-row>
        <table:table-row>
          <table:table-cell table:style-name="t16.A5" office:value-type="string">
            <text:p text:style-name="P16">7<text:span text:style-name="T18">0</text:span> <text:span text:style-name="T54">мкЗв</text:span>/ч</text:p>
          </table:table-cell>
          <table:table-cell table:style-name="t16.D3" office:value-type="string">
            <text:p text:style-name="P29">$16-31</text:p>
          </table:table-cell>
          <table:table-cell table:style-name="t16.D3" office:value-type="string">
            <text:p text:style-name="P29">$16-41</text:p>
          </table:table-cell>
          <table:table-cell table:style-name="t16.D3" office:value-type="string">
            <text:p text:style-name="P29">$16-51</text:p>
          </table:table-cell>
          <table:table-cell table:style-name="t16.D3" office:value-type="string">
            <text:p text:style-name="P29">$16-61</text:p>
          </table:table-cell>
          <table:table-cell table:style-name="t16.D3" office:value-type="string">
            <text:p text:style-name="P29">$16-71</text:p>
          </table:table-cell>
          <table:table-cell table:style-name="t16.D3" office:value-type="string">
            <text:p text:style-name="P29">$16-81</text:p>
          </table:table-cell>
          <table:table-cell table:style-name="t16.D3" office:value-type="string">
            <text:p text:style-name="P30">$16-01</text:p>
          </table:table-cell>
          <table:table-cell table:style-name="t16.D3" office:value-type="string">
            <text:p text:style-name="P29">$16-11</text:p>
          </table:table-cell>
          <table:table-cell table:style-name="t16.D3" office:value-type="string">
            <text:p text:style-name="P29">$16-21</text:p>
          </table:table-cell>
          <table:covered-table-cell/>
        </table:table-row>
        <table:table-row>
          <table:table-cell table:style-name="t16.A5" office:value-type="string">
            <text:p text:style-name="P16"><text:span text:style-name="T18">0,</text:span>7 <text:span text:style-name="T54">м</text:span>Зв/ч</text:p>
          </table:table-cell>
          <table:table-cell table:style-name="t16.D3" office:value-type="string">
            <text:p text:style-name="P29">$16-32</text:p>
          </table:table-cell>
          <table:table-cell table:style-name="t16.D3" office:value-type="string">
            <text:p text:style-name="P29">$16-42</text:p>
          </table:table-cell>
          <table:table-cell table:style-name="t16.D3" office:value-type="string">
            <text:p text:style-name="P29">$16-52</text:p>
          </table:table-cell>
          <table:table-cell table:style-name="t16.D3" office:value-type="string">
            <text:p text:style-name="P29">$16-62</text:p>
          </table:table-cell>
          <table:table-cell table:style-name="t16.D3" office:value-type="string">
            <text:p text:style-name="P29">$16-72</text:p>
          </table:table-cell>
          <table:table-cell table:style-name="t16.D3" office:value-type="string">
            <text:p text:style-name="P29">$16-82</text:p>
          </table:table-cell>
          <table:table-cell table:style-name="t16.D3" office:value-type="string">
            <text:p text:style-name="P30">$16-02</text:p>
          </table:table-cell>
          <table:table-cell table:style-name="t16.D3" office:value-type="string">
            <text:p text:style-name="P29">$16-12</text:p>
          </table:table-cell>
          <table:table-cell table:style-name="t16.D3" office:value-type="string">
            <text:p text:style-name="P29">$16-22</text:p>
          </table:table-cell>
          <table:covered-table-cell/>
        </table:table-row>
        <table:table-row>
          <table:table-cell table:style-name="t16.A5" office:value-type="string">
            <text:p text:style-name="P16">7 <text:span text:style-name="T54">м</text:span>Зв/ч</text:p>
          </table:table-cell>
          <table:table-cell table:style-name="t16.D3" office:value-type="string">
            <text:p text:style-name="P29">$16-33</text:p>
          </table:table-cell>
          <table:table-cell table:style-name="t16.D3" office:value-type="string">
            <text:p text:style-name="P29">$16-43</text:p>
          </table:table-cell>
          <table:table-cell table:style-name="t16.D3" office:value-type="string">
            <text:p text:style-name="P29">$16-53</text:p>
          </table:table-cell>
          <table:table-cell table:style-name="t16.D3" office:value-type="string">
            <text:p text:style-name="P29">$16-63</text:p>
          </table:table-cell>
          <table:table-cell table:style-name="t16.D3" office:value-type="string">
            <text:p text:style-name="P29">$16-73</text:p>
          </table:table-cell>
          <table:table-cell table:style-name="t16.D3" office:value-type="string">
            <text:p text:style-name="P29">$16-83</text:p>
          </table:table-cell>
          <table:table-cell table:style-name="t16.D3" office:value-type="string">
            <text:p text:style-name="P30">$16-03</text:p>
          </table:table-cell>
          <table:table-cell table:style-name="t16.D3" office:value-type="string">
            <text:p text:style-name="P29">$16-13</text:p>
          </table:table-cell>
          <table:table-cell table:style-name="t16.D3" office:value-type="string">
            <text:p text:style-name="P29">$16-23</text:p>
          </table:table-cell>
          <table:covered-table-cell/>
        </table:table-row>
        <table:table-row>
          <table:table-cell table:style-name="t16.A9" office:value-type="string">
            <text:p text:style-name="P16"><text:span text:style-name="T18">70</text:span> <text:span text:style-name="T54">м</text:span>Зв/ч</text:p>
          </table:table-cell>
          <table:table-cell table:style-name="t16.B9" office:value-type="string">
            <text:p text:style-name="P29">$16-34</text:p>
          </table:table-cell>
          <table:table-cell table:style-name="t16.B9" office:value-type="string">
            <text:p text:style-name="P29">$16-44</text:p>
          </table:table-cell>
          <table:table-cell table:style-name="t16.B9" office:value-type="string">
            <text:p text:style-name="P29">$16-54</text:p>
          </table:table-cell>
          <table:table-cell table:style-name="t16.B9" office:value-type="string">
            <text:p text:style-name="P29">$16-64</text:p>
          </table:table-cell>
          <table:table-cell table:style-name="t16.B9" office:value-type="string">
            <text:p text:style-name="P29">$16-74</text:p>
          </table:table-cell>
          <table:table-cell table:style-name="t16.B9" office:value-type="string">
            <text:p text:style-name="P29">$16-84</text:p>
          </table:table-cell>
          <table:table-cell table:style-name="t16.B9" office:value-type="string">
            <text:p text:style-name="P30">$16-04</text:p>
          </table:table-cell>
          <table:table-cell table:style-name="t16.B9" office:value-type="string">
            <text:p text:style-name="P29">$16-14</text:p>
          </table:table-cell>
          <table:table-cell table:style-name="t16.B9" office:value-type="string">
            <text:p text:style-name="P29">$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38"><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0">Номер источ-ника</text:p>
          </table:table-cell>
          <table:table-cell table:style-name="t17.B2" table:number-rows-spanned="3" office:value-type="string">
            <text:p text:style-name="P50">Рассто-яние до источ-ника, </text:p>
            <text:p text:style-name="P51">R, см</text:p>
          </table:table-cell>
          <table:table-cell table:style-name="t17.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7.3">
          <table:covered-table-cell/>
          <table:covered-table-cell/>
          <table:covered-table-cell/>
          <table:table-cell table:style-name="t17.D3" table:number-rows-spanned="2" office:value-type="string">
            <text:p text:style-name="P43">Фон, нЗв/ч</text:p>
          </table:table-cell>
          <table:table-cell table:style-name="t17.D3" table:number-columns-spanned="3" office:value-type="string">
            <text:p text:style-name="P43">Измеренное значение </text:p>
          </table:table-cell>
          <table:covered-table-cell/>
          <table:covered-table-cell/>
          <table:table-cell table:style-name="t1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4"><text:span text:style-name="T38">H</text:span><text:span text:style-name="T42">1</text:span></text:p>
          </table:table-cell>
          <table:table-cell table:style-name="t17.D3" office:value-type="string">
            <text:p text:style-name="P43"><text:span text:style-name="T19">H</text:span><text:span text:style-name="T42">2</text:span></text:p>
          </table:table-cell>
          <table:table-cell table:style-name="t1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6">7<text:span text:style-name="T18">0</text:span> <text:span text:style-name="T54">мкЗв</text:span>/ч</text:p>
          </table:table-cell>
          <table:table-cell table:style-name="t17.D3" office:value-type="string">
            <text:p text:style-name="P29">$17-30</text:p>
          </table:table-cell>
          <table:table-cell table:style-name="t17.D3" office:value-type="string">
            <text:p text:style-name="P29">$17-40</text:p>
          </table:table-cell>
          <table:table-cell table:style-name="t17.D3" office:value-type="string">
            <text:p text:style-name="P29">$17-50</text:p>
          </table:table-cell>
          <table:table-cell table:style-name="t17.D3" office:value-type="string">
            <text:p text:style-name="P29">$17-60</text:p>
          </table:table-cell>
          <table:table-cell table:style-name="t17.D3" office:value-type="string">
            <text:p text:style-name="P29">$17-70</text:p>
          </table:table-cell>
          <table:table-cell table:style-name="t17.D3" office:value-type="string">
            <text:p text:style-name="P29">$17-80</text:p>
          </table:table-cell>
          <table:table-cell table:style-name="t17.D3" office:value-type="string">
            <text:p text:style-name="P30">$17-00</text:p>
          </table:table-cell>
          <table:table-cell table:style-name="t17.D3" office:value-type="string">
            <text:p text:style-name="P29">$17-10</text:p>
          </table:table-cell>
          <table:table-cell table:style-name="t17.D3" office:value-type="string">
            <text:p text:style-name="P29">$17-20</text:p>
          </table:table-cell>
          <table:table-cell table:style-name="t17.K5" table:number-rows-spanned="4" office:value-type="string">
            <text:p text:style-name="P22">±<text:span text:style-name="T18">15</text:span></text:p>
          </table:table-cell>
        </table:table-row>
        <table:table-row>
          <table:table-cell table:style-name="t17.A5" office:value-type="string">
            <text:p text:style-name="P16"><text:span text:style-name="T18">0,</text:span>7 <text:span text:style-name="T54">м</text:span>Зв/ч</text:p>
          </table:table-cell>
          <table:table-cell table:style-name="t17.D3" office:value-type="string">
            <text:p text:style-name="P29">$17-31</text:p>
          </table:table-cell>
          <table:table-cell table:style-name="t17.D3" office:value-type="string">
            <text:p text:style-name="P29">$17-41</text:p>
          </table:table-cell>
          <table:table-cell table:style-name="t17.D3" office:value-type="string">
            <text:p text:style-name="P29">$17-51</text:p>
          </table:table-cell>
          <table:table-cell table:style-name="t17.D3" office:value-type="string">
            <text:p text:style-name="P29">$17-61</text:p>
          </table:table-cell>
          <table:table-cell table:style-name="t17.D3" office:value-type="string">
            <text:p text:style-name="P29">$17-71</text:p>
          </table:table-cell>
          <table:table-cell table:style-name="t17.D3" office:value-type="string">
            <text:p text:style-name="P29">$17-81</text:p>
          </table:table-cell>
          <table:table-cell table:style-name="t17.D3" office:value-type="string">
            <text:p text:style-name="P30">$17-01</text:p>
          </table:table-cell>
          <table:table-cell table:style-name="t17.D3" office:value-type="string">
            <text:p text:style-name="P29">$17-11</text:p>
          </table:table-cell>
          <table:table-cell table:style-name="t17.D3" office:value-type="string">
            <text:p text:style-name="P29">$17-21</text:p>
          </table:table-cell>
          <table:covered-table-cell/>
        </table:table-row>
        <table:table-row>
          <table:table-cell table:style-name="t17.A5" office:value-type="string">
            <text:p text:style-name="P16">7 <text:span text:style-name="T54">м</text:span>Зв/ч</text:p>
          </table:table-cell>
          <table:table-cell table:style-name="t17.D3" office:value-type="string">
            <text:p text:style-name="P29">$17-32</text:p>
          </table:table-cell>
          <table:table-cell table:style-name="t17.D3" office:value-type="string">
            <text:p text:style-name="P29">$17-42</text:p>
          </table:table-cell>
          <table:table-cell table:style-name="t17.D3" office:value-type="string">
            <text:p text:style-name="P29">$17-52</text:p>
          </table:table-cell>
          <table:table-cell table:style-name="t17.D3" office:value-type="string">
            <text:p text:style-name="P29">$17-62</text:p>
          </table:table-cell>
          <table:table-cell table:style-name="t17.D3" office:value-type="string">
            <text:p text:style-name="P29">$17-72</text:p>
          </table:table-cell>
          <table:table-cell table:style-name="t17.D3" office:value-type="string">
            <text:p text:style-name="P29">$17-82</text:p>
          </table:table-cell>
          <table:table-cell table:style-name="t17.D3" office:value-type="string">
            <text:p text:style-name="P30">$17-02</text:p>
          </table:table-cell>
          <table:table-cell table:style-name="t17.D3" office:value-type="string">
            <text:p text:style-name="P29">$17-12</text:p>
          </table:table-cell>
          <table:table-cell table:style-name="t17.D3" office:value-type="string">
            <text:p text:style-name="P29">$17-22</text:p>
          </table:table-cell>
          <table:covered-table-cell/>
        </table:table-row>
        <table:table-row>
          <table:table-cell table:style-name="t17.A8" office:value-type="string">
            <text:p text:style-name="P16"><text:span text:style-name="T18">70</text:span> <text:span text:style-name="T54">м</text:span>Зв/ч</text:p>
          </table:table-cell>
          <table:table-cell table:style-name="t17.B8" office:value-type="string">
            <text:p text:style-name="P29">$17-33</text:p>
          </table:table-cell>
          <table:table-cell table:style-name="t17.B8" office:value-type="string">
            <text:p text:style-name="P29">$17-43</text:p>
          </table:table-cell>
          <table:table-cell table:style-name="t17.B8" office:value-type="string">
            <text:p text:style-name="P29">$17-53</text:p>
          </table:table-cell>
          <table:table-cell table:style-name="t17.B8" office:value-type="string">
            <text:p text:style-name="P29">$17-63</text:p>
          </table:table-cell>
          <table:table-cell table:style-name="t17.B8" office:value-type="string">
            <text:p text:style-name="P29">$17-73</text:p>
          </table:table-cell>
          <table:table-cell table:style-name="t17.B8" office:value-type="string">
            <text:p text:style-name="P29">$17-83</text:p>
          </table:table-cell>
          <table:table-cell table:style-name="t17.B8" office:value-type="string">
            <text:p text:style-name="P30">$17-03</text:p>
          </table:table-cell>
          <table:table-cell table:style-name="t17.B8" office:value-type="string">
            <text:p text:style-name="P29">$17-13</text:p>
          </table:table-cell>
          <table:table-cell table:style-name="t17.B8" office:value-type="string">
            <text:p text:style-name="P29">$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39"><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0">Номер источ-ника</text:p>
          </table:table-cell>
          <table:table-cell table:style-name="t0.B2" table:number-rows-spanned="3" office:value-type="string">
            <text:p text:style-name="P50">Рассто-яние до источ-ника, </text:p>
            <text:p text:style-name="P51">R, см</text:p>
          </table:table-cell>
          <table:table-cell table:style-name="t0.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0.3">
          <table:covered-table-cell/>
          <table:covered-table-cell/>
          <table:covered-table-cell/>
          <table:table-cell table:style-name="t0.D3" table:number-rows-spanned="2" office:value-type="string">
            <text:p text:style-name="P43">Фон, нЗв/ч</text:p>
          </table:table-cell>
          <table:table-cell table:style-name="t0.D3" table:number-columns-spanned="3" office:value-type="string">
            <text:p text:style-name="P43">Измеренное значение </text:p>
          </table:table-cell>
          <table:covered-table-cell/>
          <table:covered-table-cell/>
          <table:table-cell table:style-name="t0.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4"><text:span text:style-name="T38">H</text:span><text:span text:style-name="T42">1</text:span></text:p>
          </table:table-cell>
          <table:table-cell table:style-name="t0.D3" office:value-type="string">
            <text:p text:style-name="P43"><text:span text:style-name="T19">H</text:span><text:span text:style-name="T42">2</text:span></text:p>
          </table:table-cell>
          <table:table-cell table:style-name="t0.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6">0,7 мкЗв/ч</text:p>
          </table:table-cell>
          <table:table-cell table:style-name="t0.D3" office:value-type="string">
            <text:p text:style-name="P29">$0-30</text:p>
          </table:table-cell>
          <table:table-cell table:style-name="t0.D3" office:value-type="string">
            <text:p text:style-name="P29">$0-40</text:p>
          </table:table-cell>
          <table:table-cell table:style-name="t0.D3" office:value-type="string">
            <text:p text:style-name="P29">$0-50</text:p>
          </table:table-cell>
          <table:table-cell table:style-name="t0.D3" office:value-type="string">
            <text:p text:style-name="P29">$0-60</text:p>
          </table:table-cell>
          <table:table-cell table:style-name="t0.D3" office:value-type="string">
            <text:p text:style-name="P29">$0-70</text:p>
          </table:table-cell>
          <table:table-cell table:style-name="t0.D3" office:value-type="string">
            <text:p text:style-name="P29">$0-80</text:p>
          </table:table-cell>
          <table:table-cell table:style-name="t0.D3" office:value-type="string">
            <text:p text:style-name="P30">$0-00</text:p>
          </table:table-cell>
          <table:table-cell table:style-name="t0.D3" office:value-type="string">
            <text:p text:style-name="P29">$0-10</text:p>
          </table:table-cell>
          <table:table-cell table:style-name="t0.D3" office:value-type="string">
            <text:p text:style-name="P29">$0-20</text:p>
          </table:table-cell>
          <table:table-cell table:style-name="t0.K5" table:number-rows-spanned="8" office:value-type="string">
            <text:p text:style-name="P22">±<text:span text:style-name="T18">15</text:span></text:p>
          </table:table-cell>
        </table:table-row>
        <table:table-row>
          <table:table-cell table:style-name="t0.A5" office:value-type="string">
            <text:p text:style-name="P16">7 мкЗв/ч</text:p>
          </table:table-cell>
          <table:table-cell table:style-name="t0.D3" office:value-type="string">
            <text:p text:style-name="P29">$0-31</text:p>
          </table:table-cell>
          <table:table-cell table:style-name="t0.D3" office:value-type="string">
            <text:p text:style-name="P29">$0-41</text:p>
          </table:table-cell>
          <table:table-cell table:style-name="t0.D3" office:value-type="string">
            <text:p text:style-name="P29">$0-51</text:p>
          </table:table-cell>
          <table:table-cell table:style-name="t0.D3" office:value-type="string">
            <text:p text:style-name="P29">$0-61</text:p>
          </table:table-cell>
          <table:table-cell table:style-name="t0.D3" office:value-type="string">
            <text:p text:style-name="P29">$0-71</text:p>
          </table:table-cell>
          <table:table-cell table:style-name="t0.D3" office:value-type="string">
            <text:p text:style-name="P29">$0-81</text:p>
          </table:table-cell>
          <table:table-cell table:style-name="t0.D3" office:value-type="string">
            <text:p text:style-name="P30">$0-01</text:p>
          </table:table-cell>
          <table:table-cell table:style-name="t0.D3" office:value-type="string">
            <text:p text:style-name="P29">$0-11</text:p>
          </table:table-cell>
          <table:table-cell table:style-name="t0.D3" office:value-type="string">
            <text:p text:style-name="P29">$0-21</text:p>
          </table:table-cell>
          <table:covered-table-cell/>
        </table:table-row>
        <table:table-row>
          <table:table-cell table:style-name="t0.A5" office:value-type="string">
            <text:p text:style-name="P16">70 мкЗв/ч</text:p>
          </table:table-cell>
          <table:table-cell table:style-name="t0.D3" office:value-type="string">
            <text:p text:style-name="P29">$0-32</text:p>
          </table:table-cell>
          <table:table-cell table:style-name="t0.D3" office:value-type="string">
            <text:p text:style-name="P29">$0-42</text:p>
          </table:table-cell>
          <table:table-cell table:style-name="t0.D3" office:value-type="string">
            <text:p text:style-name="P29">$0-52</text:p>
          </table:table-cell>
          <table:table-cell table:style-name="t0.D3" office:value-type="string">
            <text:p text:style-name="P29">$0-62</text:p>
          </table:table-cell>
          <table:table-cell table:style-name="t0.D3" office:value-type="string">
            <text:p text:style-name="P29">$0-72</text:p>
          </table:table-cell>
          <table:table-cell table:style-name="t0.D3" office:value-type="string">
            <text:p text:style-name="P29">$0-82</text:p>
          </table:table-cell>
          <table:table-cell table:style-name="t0.D3" office:value-type="string">
            <text:p text:style-name="P30">$0-02</text:p>
          </table:table-cell>
          <table:table-cell table:style-name="t0.D3" office:value-type="string">
            <text:p text:style-name="P29">$0-12</text:p>
          </table:table-cell>
          <table:table-cell table:style-name="t0.D3" office:value-type="string">
            <text:p text:style-name="P29">$0-22</text:p>
          </table:table-cell>
          <table:covered-table-cell/>
        </table:table-row>
        <table:table-row>
          <table:table-cell table:style-name="t0.A5" office:value-type="string">
            <text:p text:style-name="P16">0.7 мЗв/ч</text:p>
          </table:table-cell>
          <table:table-cell table:style-name="t0.D3" office:value-type="string">
            <text:p text:style-name="P29">$0-33</text:p>
          </table:table-cell>
          <table:table-cell table:style-name="t0.D3" office:value-type="string">
            <text:p text:style-name="P29">$0-43</text:p>
          </table:table-cell>
          <table:table-cell table:style-name="t0.D3" office:value-type="string">
            <text:p text:style-name="P29">$0-53</text:p>
          </table:table-cell>
          <table:table-cell table:style-name="t0.D3" office:value-type="string">
            <text:p text:style-name="P29">$0-63</text:p>
          </table:table-cell>
          <table:table-cell table:style-name="t0.D3" office:value-type="string">
            <text:p text:style-name="P29">$0-73</text:p>
          </table:table-cell>
          <table:table-cell table:style-name="t0.D3" office:value-type="string">
            <text:p text:style-name="P29">$0-83</text:p>
          </table:table-cell>
          <table:table-cell table:style-name="t0.D3" office:value-type="string">
            <text:p text:style-name="P30">$0-03</text:p>
          </table:table-cell>
          <table:table-cell table:style-name="t0.D3" office:value-type="string">
            <text:p text:style-name="P29">$0-13</text:p>
          </table:table-cell>
          <table:table-cell table:style-name="t0.D3" office:value-type="string">
            <text:p text:style-name="P29">$0-23</text:p>
          </table:table-cell>
          <table:covered-table-cell/>
        </table:table-row>
        <table:table-row>
          <table:table-cell table:style-name="t0.A5" office:value-type="string">
            <text:p text:style-name="P16">7,0 мЗв/ч</text:p>
          </table:table-cell>
          <table:table-cell table:style-name="t0.D3" office:value-type="string">
            <text:p text:style-name="P29">$0-34</text:p>
          </table:table-cell>
          <table:table-cell table:style-name="t0.D3" office:value-type="string">
            <text:p text:style-name="P29">$0-44</text:p>
          </table:table-cell>
          <table:table-cell table:style-name="t0.D3" office:value-type="string">
            <text:p text:style-name="P29">$0-54</text:p>
          </table:table-cell>
          <table:table-cell table:style-name="t0.D3" office:value-type="string">
            <text:p text:style-name="P29">$0-64</text:p>
          </table:table-cell>
          <table:table-cell table:style-name="t0.D3" office:value-type="string">
            <text:p text:style-name="P29">$0-74</text:p>
          </table:table-cell>
          <table:table-cell table:style-name="t0.D3" office:value-type="string">
            <text:p text:style-name="P29">$0-84</text:p>
          </table:table-cell>
          <table:table-cell table:style-name="t0.D3" office:value-type="string">
            <text:p text:style-name="P30">$0-04</text:p>
          </table:table-cell>
          <table:table-cell table:style-name="t0.D3" office:value-type="string">
            <text:p text:style-name="P29">$0-14</text:p>
          </table:table-cell>
          <table:table-cell table:style-name="t0.D3" office:value-type="string">
            <text:p text:style-name="P29">$0-24</text:p>
          </table:table-cell>
          <table:covered-table-cell/>
        </table:table-row>
        <table:table-row>
          <table:table-cell table:style-name="t0.A5" office:value-type="string">
            <text:p text:style-name="P16">70 мЗв/ч</text:p>
          </table:table-cell>
          <table:table-cell table:style-name="t0.D3" office:value-type="string">
            <text:p text:style-name="P29">$0-35</text:p>
          </table:table-cell>
          <table:table-cell table:style-name="t0.D3" office:value-type="string">
            <text:p text:style-name="P29">$0-45</text:p>
          </table:table-cell>
          <table:table-cell table:style-name="t0.D3" office:value-type="string">
            <text:p text:style-name="P29">$0-55</text:p>
          </table:table-cell>
          <table:table-cell table:style-name="t0.D3" office:value-type="string">
            <text:p text:style-name="P29">$0-65</text:p>
          </table:table-cell>
          <table:table-cell table:style-name="t0.D3" office:value-type="string">
            <text:p text:style-name="P29">$0-75</text:p>
          </table:table-cell>
          <table:table-cell table:style-name="t0.D3" office:value-type="string">
            <text:p text:style-name="P29">$0-85</text:p>
          </table:table-cell>
          <table:table-cell table:style-name="t0.D3" office:value-type="string">
            <text:p text:style-name="P30">$0-05</text:p>
          </table:table-cell>
          <table:table-cell table:style-name="t0.D3" office:value-type="string">
            <text:p text:style-name="P29">$0-15</text:p>
          </table:table-cell>
          <table:table-cell table:style-name="t0.D3" office:value-type="string">
            <text:p text:style-name="P29">$0-25</text:p>
          </table:table-cell>
          <table:covered-table-cell/>
        </table:table-row>
        <table:table-row>
          <table:table-cell table:style-name="t0.A5" office:value-type="string">
            <text:p text:style-name="P16"><text:span text:style-name="T54">0,7</text:span> Зв/ч</text:p>
          </table:table-cell>
          <table:table-cell table:style-name="t0.D3" office:value-type="string">
            <text:p text:style-name="P29">$0-36</text:p>
          </table:table-cell>
          <table:table-cell table:style-name="t0.D3" office:value-type="string">
            <text:p text:style-name="P29">$0-46</text:p>
          </table:table-cell>
          <table:table-cell table:style-name="t0.D3" office:value-type="string">
            <text:p text:style-name="P29">$0-56</text:p>
          </table:table-cell>
          <table:table-cell table:style-name="t0.D3" office:value-type="string">
            <text:p text:style-name="P29">$0-66</text:p>
          </table:table-cell>
          <table:table-cell table:style-name="t0.D3" office:value-type="string">
            <text:p text:style-name="P29">$0-76</text:p>
          </table:table-cell>
          <table:table-cell table:style-name="t0.D3" office:value-type="string">
            <text:p text:style-name="P29">$0-86</text:p>
          </table:table-cell>
          <table:table-cell table:style-name="t0.D3" office:value-type="string">
            <text:p text:style-name="P30">$0-06</text:p>
          </table:table-cell>
          <table:table-cell table:style-name="t0.D3" office:value-type="string">
            <text:p text:style-name="P29">$0-16</text:p>
          </table:table-cell>
          <table:table-cell table:style-name="t0.D3" office:value-type="string">
            <text:p text:style-name="P29">$0-26</text:p>
          </table:table-cell>
          <table:covered-table-cell/>
        </table:table-row>
        <table:table-row>
          <table:table-cell table:style-name="t0.A12" office:value-type="string">
            <text:p text:style-name="P16">7 Зв/ч</text:p>
          </table:table-cell>
          <table:table-cell table:style-name="t0.B12" office:value-type="string">
            <text:p text:style-name="P29">$0-37</text:p>
          </table:table-cell>
          <table:table-cell table:style-name="t0.B12" office:value-type="string">
            <text:p text:style-name="P29">$0-47</text:p>
          </table:table-cell>
          <table:table-cell table:style-name="t0.B12" office:value-type="string">
            <text:p text:style-name="P29">$0-57</text:p>
          </table:table-cell>
          <table:table-cell table:style-name="t0.B12" office:value-type="string">
            <text:p text:style-name="P29">$0-67</text:p>
          </table:table-cell>
          <table:table-cell table:style-name="t0.B12" office:value-type="string">
            <text:p text:style-name="P29">$0-77</text:p>
          </table:table-cell>
          <table:table-cell table:style-name="t0.B12" office:value-type="string">
            <text:p text:style-name="P29">$0-87</text:p>
          </table:table-cell>
          <table:table-cell table:style-name="t0.B12" office:value-type="string">
            <text:p text:style-name="P30">$0-07</text:p>
          </table:table-cell>
          <table:table-cell table:style-name="t0.B12" office:value-type="string">
            <text:p text:style-name="P29">$0-17</text:p>
          </table:table-cell>
          <table:table-cell table:style-name="t0.B12" office:value-type="string">
            <text:p text:style-name="P29">$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9"><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0">Номер источ-ника</text:p>
          </table:table-cell>
          <table:table-cell table:style-name="t1.B2" table:number-rows-spanned="3" office:value-type="string">
            <text:p text:style-name="P50">Рассто-яние до источ-ника, </text:p>
            <text:p text:style-name="P51">R, см</text:p>
          </table:table-cell>
          <table:table-cell table:style-name="t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4"><text:span text:style-name="T38">H</text:span><text:span text:style-name="T42">1</text:span></text:p>
          </table:table-cell>
          <table:table-cell table:style-name="t1.D3" office:value-type="string">
            <text:p text:style-name="P43"><text:span text:style-name="T19">H</text:span><text:span text:style-name="T42">2</text:span></text:p>
          </table:table-cell>
          <table:table-cell table:style-name="t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6"><text:span text:style-name="T18">0,07</text:span> мкЗв/ч</text:p>
          </table:table-cell>
          <table:table-cell table:style-name="t1.D3" office:value-type="string">
            <text:p text:style-name="P29">$1-30</text:p>
          </table:table-cell>
          <table:table-cell table:style-name="t1.D3" office:value-type="string">
            <text:p text:style-name="P29">$1-40</text:p>
          </table:table-cell>
          <table:table-cell table:style-name="t1.D3" office:value-type="string">
            <text:p text:style-name="P29">$1-50</text:p>
          </table:table-cell>
          <table:table-cell table:style-name="t1.D3" office:value-type="string">
            <text:p text:style-name="P29">$1-60</text:p>
          </table:table-cell>
          <table:table-cell table:style-name="t1.D3" office:value-type="string">
            <text:p text:style-name="P29">$1-70</text:p>
          </table:table-cell>
          <table:table-cell table:style-name="t1.D3" office:value-type="string">
            <text:p text:style-name="P29">$1-80</text:p>
          </table:table-cell>
          <table:table-cell table:style-name="t1.D3" office:value-type="string">
            <text:p text:style-name="P30">$1-00</text:p>
          </table:table-cell>
          <table:table-cell table:style-name="t1.D3" office:value-type="string">
            <text:p text:style-name="P29">$1-10</text:p>
          </table:table-cell>
          <table:table-cell table:style-name="t1.D3" office:value-type="string">
            <text:p text:style-name="P29">$1-20</text:p>
          </table:table-cell>
          <table:table-cell table:style-name="t1.K5" table:number-rows-spanned="5" office:value-type="string">
            <text:p text:style-name="P22">±<text:span text:style-name="T18">20</text:span></text:p>
          </table:table-cell>
        </table:table-row>
        <table:table-row>
          <table:table-cell table:style-name="t1.A5" office:value-type="string">
            <text:p text:style-name="P16">0,7 мкЗв/ч</text:p>
          </table:table-cell>
          <table:table-cell table:style-name="t1.D3" office:value-type="string">
            <text:p text:style-name="P29">$1-31</text:p>
          </table:table-cell>
          <table:table-cell table:style-name="t1.D3" office:value-type="string">
            <text:p text:style-name="P29">$1-41</text:p>
          </table:table-cell>
          <table:table-cell table:style-name="t1.D3" office:value-type="string">
            <text:p text:style-name="P29">$1-51</text:p>
          </table:table-cell>
          <table:table-cell table:style-name="t1.D3" office:value-type="string">
            <text:p text:style-name="P29">$1-61</text:p>
          </table:table-cell>
          <table:table-cell table:style-name="t1.D3" office:value-type="string">
            <text:p text:style-name="P29">$1-71</text:p>
          </table:table-cell>
          <table:table-cell table:style-name="t1.D3" office:value-type="string">
            <text:p text:style-name="P29">$1-81</text:p>
          </table:table-cell>
          <table:table-cell table:style-name="t1.D3" office:value-type="string">
            <text:p text:style-name="P30">$1-01</text:p>
          </table:table-cell>
          <table:table-cell table:style-name="t1.D3" office:value-type="string">
            <text:p text:style-name="P29">$1-11</text:p>
          </table:table-cell>
          <table:table-cell table:style-name="t1.D3" office:value-type="string">
            <text:p text:style-name="P29">$1-21</text:p>
          </table:table-cell>
          <table:covered-table-cell/>
        </table:table-row>
        <table:table-row>
          <table:table-cell table:style-name="t1.A5" office:value-type="string">
            <text:p text:style-name="P16">7 мкЗв/ч</text:p>
          </table:table-cell>
          <table:table-cell table:style-name="t1.D3" office:value-type="string">
            <text:p text:style-name="P29">$1-32</text:p>
          </table:table-cell>
          <table:table-cell table:style-name="t1.D3" office:value-type="string">
            <text:p text:style-name="P29">$1-42</text:p>
          </table:table-cell>
          <table:table-cell table:style-name="t1.D3" office:value-type="string">
            <text:p text:style-name="P29">$1-52</text:p>
          </table:table-cell>
          <table:table-cell table:style-name="t1.D3" office:value-type="string">
            <text:p text:style-name="P29">$1-62</text:p>
          </table:table-cell>
          <table:table-cell table:style-name="t1.D3" office:value-type="string">
            <text:p text:style-name="P29">$1-72</text:p>
          </table:table-cell>
          <table:table-cell table:style-name="t1.D3" office:value-type="string">
            <text:p text:style-name="P29">$1-82</text:p>
          </table:table-cell>
          <table:table-cell table:style-name="t1.D3" office:value-type="string">
            <text:p text:style-name="P30">$1-02</text:p>
          </table:table-cell>
          <table:table-cell table:style-name="t1.D3" office:value-type="string">
            <text:p text:style-name="P29">$1-12</text:p>
          </table:table-cell>
          <table:table-cell table:style-name="t1.D3" office:value-type="string">
            <text:p text:style-name="P29">$1-22</text:p>
          </table:table-cell>
          <table:covered-table-cell/>
        </table:table-row>
        <table:table-row>
          <table:table-cell table:style-name="t1.A5" office:value-type="string">
            <text:p text:style-name="P16">70 мкЗв/ч</text:p>
          </table:table-cell>
          <table:table-cell table:style-name="t1.D3" office:value-type="string">
            <text:p text:style-name="P29">$1-33</text:p>
          </table:table-cell>
          <table:table-cell table:style-name="t1.D3" office:value-type="string">
            <text:p text:style-name="P29">$1-43</text:p>
          </table:table-cell>
          <table:table-cell table:style-name="t1.D3" office:value-type="string">
            <text:p text:style-name="P29">$1-53</text:p>
          </table:table-cell>
          <table:table-cell table:style-name="t1.D3" office:value-type="string">
            <text:p text:style-name="P29">$1-63</text:p>
          </table:table-cell>
          <table:table-cell table:style-name="t1.D3" office:value-type="string">
            <text:p text:style-name="P29">$1-73</text:p>
          </table:table-cell>
          <table:table-cell table:style-name="t1.D3" office:value-type="string">
            <text:p text:style-name="P29">$1-83</text:p>
          </table:table-cell>
          <table:table-cell table:style-name="t1.D3" office:value-type="string">
            <text:p text:style-name="P30">$1-03</text:p>
          </table:table-cell>
          <table:table-cell table:style-name="t1.D3" office:value-type="string">
            <text:p text:style-name="P29">$1-13</text:p>
          </table:table-cell>
          <table:table-cell table:style-name="t1.D3" office:value-type="string">
            <text:p text:style-name="P29">$1-23</text:p>
          </table:table-cell>
          <table:covered-table-cell/>
        </table:table-row>
        <table:table-row>
          <table:table-cell table:style-name="t1.A9" office:value-type="string">
            <text:p text:style-name="P16"><text:span text:style-name="T54">240</text:span> <text:span text:style-name="T54">мкЗв</text:span>/ч</text:p>
          </table:table-cell>
          <table:table-cell table:style-name="t1.B9" office:value-type="string">
            <text:p text:style-name="P29">$1-34</text:p>
          </table:table-cell>
          <table:table-cell table:style-name="t1.B9" office:value-type="string">
            <text:p text:style-name="P29">$1-44</text:p>
          </table:table-cell>
          <table:table-cell table:style-name="t1.B9" office:value-type="string">
            <text:p text:style-name="P29">$1-54</text:p>
          </table:table-cell>
          <table:table-cell table:style-name="t1.B9" office:value-type="string">
            <text:p text:style-name="P29">$1-64</text:p>
          </table:table-cell>
          <table:table-cell table:style-name="t1.B9" office:value-type="string">
            <text:p text:style-name="P29">$1-74</text:p>
          </table:table-cell>
          <table:table-cell table:style-name="t1.B9" office:value-type="string">
            <text:p text:style-name="P29">$1-84</text:p>
          </table:table-cell>
          <table:table-cell table:style-name="t1.B9" office:value-type="string">
            <text:p text:style-name="P30">$1-04</text:p>
          </table:table-cell>
          <table:table-cell table:style-name="t1.B9" office:value-type="string">
            <text:p text:style-name="P29">$1-14</text:p>
          </table:table-cell>
          <table:table-cell table:style-name="t1.B9" office:value-type="string">
            <text:p text:style-name="P29">$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9"><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0">Номер источ-ника</text:p>
          </table:table-cell>
          <table:table-cell table:style-name="t2.B2" table:number-rows-spanned="3" office:value-type="string">
            <text:p text:style-name="P50">Рассто-яние до источ-ника, </text:p>
            <text:p text:style-name="P51">R, см</text:p>
          </table:table-cell>
          <table:table-cell table:style-name="t2.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3">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4"><text:span text:style-name="T38">H</text:span><text:span text:style-name="T42">1</text:span></text:p>
          </table:table-cell>
          <table:table-cell table:style-name="t2.D3" office:value-type="string">
            <text:p text:style-name="P43"><text:span text:style-name="T19">H</text:span><text:span text:style-name="T42">2</text:span></text:p>
          </table:table-cell>
          <table:table-cell table:style-name="t2.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6"><text:span text:style-name="T18">0,07</text:span> мкЗв/ч</text:p>
          </table:table-cell>
          <table:table-cell table:style-name="t2.D3" office:value-type="string">
            <text:p text:style-name="P29">$2-30</text:p>
          </table:table-cell>
          <table:table-cell table:style-name="t2.D3" office:value-type="string">
            <text:p text:style-name="P29">$2-40</text:p>
          </table:table-cell>
          <table:table-cell table:style-name="t2.D3" office:value-type="string">
            <text:p text:style-name="P29">$2-50</text:p>
          </table:table-cell>
          <table:table-cell table:style-name="t2.D3" office:value-type="string">
            <text:p text:style-name="P29">$2-60</text:p>
          </table:table-cell>
          <table:table-cell table:style-name="t2.D3" office:value-type="string">
            <text:p text:style-name="P29">$2-70</text:p>
          </table:table-cell>
          <table:table-cell table:style-name="t2.D3" office:value-type="string">
            <text:p text:style-name="P29">$2-80</text:p>
          </table:table-cell>
          <table:table-cell table:style-name="t2.D3" office:value-type="string">
            <text:p text:style-name="P30">$2-00</text:p>
          </table:table-cell>
          <table:table-cell table:style-name="t2.D3" office:value-type="string">
            <text:p text:style-name="P29">$2-10</text:p>
          </table:table-cell>
          <table:table-cell table:style-name="t2.D3" office:value-type="string">
            <text:p text:style-name="P29">$2-20</text:p>
          </table:table-cell>
          <table:table-cell table:style-name="t2.K5" table:number-rows-spanned="9" office:value-type="string">
            <text:p text:style-name="P22">±<text:span text:style-name="T18">15</text:span></text:p>
          </table:table-cell>
        </table:table-row>
        <table:table-row>
          <table:table-cell table:style-name="t2.A5" office:value-type="string">
            <text:p text:style-name="P16">0,7 мкЗв/ч</text:p>
          </table:table-cell>
          <table:table-cell table:style-name="t2.D3" office:value-type="string">
            <text:p text:style-name="P29">$2-31</text:p>
          </table:table-cell>
          <table:table-cell table:style-name="t2.D3" office:value-type="string">
            <text:p text:style-name="P29">$2-41</text:p>
          </table:table-cell>
          <table:table-cell table:style-name="t2.D3" office:value-type="string">
            <text:p text:style-name="P29">$2-51</text:p>
          </table:table-cell>
          <table:table-cell table:style-name="t2.D3" office:value-type="string">
            <text:p text:style-name="P29">$2-61</text:p>
          </table:table-cell>
          <table:table-cell table:style-name="t2.D3" office:value-type="string">
            <text:p text:style-name="P29">$2-71</text:p>
          </table:table-cell>
          <table:table-cell table:style-name="t2.D3" office:value-type="string">
            <text:p text:style-name="P29">$2-81</text:p>
          </table:table-cell>
          <table:table-cell table:style-name="t2.D3" office:value-type="string">
            <text:p text:style-name="P30">$2-01</text:p>
          </table:table-cell>
          <table:table-cell table:style-name="t2.D3" office:value-type="string">
            <text:p text:style-name="P29">$2-11</text:p>
          </table:table-cell>
          <table:table-cell table:style-name="t2.D3" office:value-type="string">
            <text:p text:style-name="P29">$2-21</text:p>
          </table:table-cell>
          <table:covered-table-cell/>
        </table:table-row>
        <table:table-row>
          <table:table-cell table:style-name="t2.A5" office:value-type="string">
            <text:p text:style-name="P16">7 мкЗв/ч</text:p>
          </table:table-cell>
          <table:table-cell table:style-name="t2.D3" office:value-type="string">
            <text:p text:style-name="P29">$2-32</text:p>
          </table:table-cell>
          <table:table-cell table:style-name="t2.D3" office:value-type="string">
            <text:p text:style-name="P29">$2-42</text:p>
          </table:table-cell>
          <table:table-cell table:style-name="t2.D3" office:value-type="string">
            <text:p text:style-name="P29">$2-52</text:p>
          </table:table-cell>
          <table:table-cell table:style-name="t2.D3" office:value-type="string">
            <text:p text:style-name="P29">$2-62</text:p>
          </table:table-cell>
          <table:table-cell table:style-name="t2.D3" office:value-type="string">
            <text:p text:style-name="P29">$2-72</text:p>
          </table:table-cell>
          <table:table-cell table:style-name="t2.D3" office:value-type="string">
            <text:p text:style-name="P29">$2-82</text:p>
          </table:table-cell>
          <table:table-cell table:style-name="t2.D3" office:value-type="string">
            <text:p text:style-name="P30">$2-02</text:p>
          </table:table-cell>
          <table:table-cell table:style-name="t2.D3" office:value-type="string">
            <text:p text:style-name="P29">$2-12</text:p>
          </table:table-cell>
          <table:table-cell table:style-name="t2.D3" office:value-type="string">
            <text:p text:style-name="P29">$2-22</text:p>
          </table:table-cell>
          <table:covered-table-cell/>
        </table:table-row>
        <table:table-row>
          <table:table-cell table:style-name="t2.A5" office:value-type="string">
            <text:p text:style-name="P16">70 мкЗв/ч</text:p>
          </table:table-cell>
          <table:table-cell table:style-name="t2.D3" office:value-type="string">
            <text:p text:style-name="P29">$2-33</text:p>
          </table:table-cell>
          <table:table-cell table:style-name="t2.D3" office:value-type="string">
            <text:p text:style-name="P29">$2-43</text:p>
          </table:table-cell>
          <table:table-cell table:style-name="t2.D3" office:value-type="string">
            <text:p text:style-name="P29">$2-53</text:p>
          </table:table-cell>
          <table:table-cell table:style-name="t2.D3" office:value-type="string">
            <text:p text:style-name="P29">$2-63</text:p>
          </table:table-cell>
          <table:table-cell table:style-name="t2.D3" office:value-type="string">
            <text:p text:style-name="P29">$2-73</text:p>
          </table:table-cell>
          <table:table-cell table:style-name="t2.D3" office:value-type="string">
            <text:p text:style-name="P29">$2-83</text:p>
          </table:table-cell>
          <table:table-cell table:style-name="t2.D3" office:value-type="string">
            <text:p text:style-name="P30">$2-03</text:p>
          </table:table-cell>
          <table:table-cell table:style-name="t2.D3" office:value-type="string">
            <text:p text:style-name="P29">$2-13</text:p>
          </table:table-cell>
          <table:table-cell table:style-name="t2.D3" office:value-type="string">
            <text:p text:style-name="P29">$2-23</text:p>
          </table:table-cell>
          <table:covered-table-cell/>
        </table:table-row>
        <table:table-row>
          <table:table-cell table:style-name="t2.A5" office:value-type="string">
            <text:p text:style-name="P16">0.7 мЗв/ч</text:p>
          </table:table-cell>
          <table:table-cell table:style-name="t2.D3" office:value-type="string">
            <text:p text:style-name="P29">$2-34</text:p>
          </table:table-cell>
          <table:table-cell table:style-name="t2.D3" office:value-type="string">
            <text:p text:style-name="P29">$2-44</text:p>
          </table:table-cell>
          <table:table-cell table:style-name="t2.D3" office:value-type="string">
            <text:p text:style-name="P29">$2-54</text:p>
          </table:table-cell>
          <table:table-cell table:style-name="t2.D3" office:value-type="string">
            <text:p text:style-name="P29">$2-64</text:p>
          </table:table-cell>
          <table:table-cell table:style-name="t2.D3" office:value-type="string">
            <text:p text:style-name="P29">$2-74</text:p>
          </table:table-cell>
          <table:table-cell table:style-name="t2.D3" office:value-type="string">
            <text:p text:style-name="P29">$2-84</text:p>
          </table:table-cell>
          <table:table-cell table:style-name="t2.D3" office:value-type="string">
            <text:p text:style-name="P30">$2-04</text:p>
          </table:table-cell>
          <table:table-cell table:style-name="t2.D3" office:value-type="string">
            <text:p text:style-name="P29">$2-14</text:p>
          </table:table-cell>
          <table:table-cell table:style-name="t2.D3" office:value-type="string">
            <text:p text:style-name="P29">$2-24</text:p>
          </table:table-cell>
          <table:covered-table-cell/>
        </table:table-row>
        <table:table-row>
          <table:table-cell table:style-name="t2.A5" office:value-type="string">
            <text:p text:style-name="P16">7,0 мЗв/ч</text:p>
          </table:table-cell>
          <table:table-cell table:style-name="t2.D3" office:value-type="string">
            <text:p text:style-name="P29">$2-35</text:p>
          </table:table-cell>
          <table:table-cell table:style-name="t2.D3" office:value-type="string">
            <text:p text:style-name="P29">$2-45</text:p>
          </table:table-cell>
          <table:table-cell table:style-name="t2.D3" office:value-type="string">
            <text:p text:style-name="P29">$2-55</text:p>
          </table:table-cell>
          <table:table-cell table:style-name="t2.D3" office:value-type="string">
            <text:p text:style-name="P29">$2-65</text:p>
          </table:table-cell>
          <table:table-cell table:style-name="t2.D3" office:value-type="string">
            <text:p text:style-name="P29">$2-75</text:p>
          </table:table-cell>
          <table:table-cell table:style-name="t2.D3" office:value-type="string">
            <text:p text:style-name="P29">$2-85</text:p>
          </table:table-cell>
          <table:table-cell table:style-name="t2.D3" office:value-type="string">
            <text:p text:style-name="P30">$2-05</text:p>
          </table:table-cell>
          <table:table-cell table:style-name="t2.D3" office:value-type="string">
            <text:p text:style-name="P29">$2-15</text:p>
          </table:table-cell>
          <table:table-cell table:style-name="t2.D3" office:value-type="string">
            <text:p text:style-name="P29">$2-25</text:p>
          </table:table-cell>
          <table:covered-table-cell/>
        </table:table-row>
        <table:table-row>
          <table:table-cell table:style-name="t2.A5" office:value-type="string">
            <text:p text:style-name="P16">70 мЗв/ч</text:p>
          </table:table-cell>
          <table:table-cell table:style-name="t2.D3" office:value-type="string">
            <text:p text:style-name="P29">$2-36</text:p>
          </table:table-cell>
          <table:table-cell table:style-name="t2.D3" office:value-type="string">
            <text:p text:style-name="P29">$2-46</text:p>
          </table:table-cell>
          <table:table-cell table:style-name="t2.D3" office:value-type="string">
            <text:p text:style-name="P29">$2-56</text:p>
          </table:table-cell>
          <table:table-cell table:style-name="t2.D3" office:value-type="string">
            <text:p text:style-name="P29">$2-66</text:p>
          </table:table-cell>
          <table:table-cell table:style-name="t2.D3" office:value-type="string">
            <text:p text:style-name="P29">$2-76</text:p>
          </table:table-cell>
          <table:table-cell table:style-name="t2.D3" office:value-type="string">
            <text:p text:style-name="P29">$2-86</text:p>
          </table:table-cell>
          <table:table-cell table:style-name="t2.D3" office:value-type="string">
            <text:p text:style-name="P30">$2-06</text:p>
          </table:table-cell>
          <table:table-cell table:style-name="t2.D3" office:value-type="string">
            <text:p text:style-name="P29">$2-16</text:p>
          </table:table-cell>
          <table:table-cell table:style-name="t2.D3" office:value-type="string">
            <text:p text:style-name="P29">$2-26</text:p>
          </table:table-cell>
          <table:covered-table-cell/>
        </table:table-row>
        <table:table-row>
          <table:table-cell table:style-name="t2.A5" office:value-type="string">
            <text:p text:style-name="P16"><text:span text:style-name="T54">0,7</text:span> Зв/ч</text:p>
          </table:table-cell>
          <table:table-cell table:style-name="t2.D3" office:value-type="string">
            <text:p text:style-name="P29">$2-37</text:p>
          </table:table-cell>
          <table:table-cell table:style-name="t2.D3" office:value-type="string">
            <text:p text:style-name="P29">$2-47</text:p>
          </table:table-cell>
          <table:table-cell table:style-name="t2.D3" office:value-type="string">
            <text:p text:style-name="P29">$2-57</text:p>
          </table:table-cell>
          <table:table-cell table:style-name="t2.D3" office:value-type="string">
            <text:p text:style-name="P29">$2-67</text:p>
          </table:table-cell>
          <table:table-cell table:style-name="t2.D3" office:value-type="string">
            <text:p text:style-name="P29">$2-77</text:p>
          </table:table-cell>
          <table:table-cell table:style-name="t2.D3" office:value-type="string">
            <text:p text:style-name="P29">$2-87</text:p>
          </table:table-cell>
          <table:table-cell table:style-name="t2.D3" office:value-type="string">
            <text:p text:style-name="P30">$2-07</text:p>
          </table:table-cell>
          <table:table-cell table:style-name="t2.D3" office:value-type="string">
            <text:p text:style-name="P29">$2-17</text:p>
          </table:table-cell>
          <table:table-cell table:style-name="t2.D3" office:value-type="string">
            <text:p text:style-name="P29">$2-27</text:p>
          </table:table-cell>
          <table:covered-table-cell/>
        </table:table-row>
        <table:table-row>
          <table:table-cell table:style-name="t2.A13" office:value-type="string">
            <text:p text:style-name="P16">7 Зв/ч</text:p>
          </table:table-cell>
          <table:table-cell table:style-name="t2.B13" office:value-type="string">
            <text:p text:style-name="P29">$2-3<text:span text:style-name="T18">8</text:span></text:p>
          </table:table-cell>
          <table:table-cell table:style-name="t2.B13" office:value-type="string">
            <text:p text:style-name="P29">$2-4<text:span text:style-name="T18">8</text:span></text:p>
          </table:table-cell>
          <table:table-cell table:style-name="t2.B13" office:value-type="string">
            <text:p text:style-name="P29">$2-5<text:span text:style-name="T18">8</text:span></text:p>
          </table:table-cell>
          <table:table-cell table:style-name="t2.B13" office:value-type="string">
            <text:p text:style-name="P29">$2-6<text:span text:style-name="T18">8</text:span></text:p>
          </table:table-cell>
          <table:table-cell table:style-name="t2.B13" office:value-type="string">
            <text:p text:style-name="P29">$2-7<text:span text:style-name="T18">8</text:span></text:p>
          </table:table-cell>
          <table:table-cell table:style-name="t2.B13" office:value-type="string">
            <text:p text:style-name="P29">$2-8<text:span text:style-name="T18">8</text:span></text:p>
          </table:table-cell>
          <table:table-cell table:style-name="t2.B13" office:value-type="string">
            <text:p text:style-name="P30">$2-08</text:p>
          </table:table-cell>
          <table:table-cell table:style-name="t2.B13" office:value-type="string">
            <text:p text:style-name="P29">$2-1<text:span text:style-name="T18">8</text:span></text:p>
          </table:table-cell>
          <table:table-cell table:style-name="t2.B13" office:value-type="string">
            <text:p text:style-name="P29">$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9"><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0">Номер источ-ника</text:p>
          </table:table-cell>
          <table:table-cell table:style-name="t3.B2" table:number-rows-spanned="3" office:value-type="string">
            <text:p text:style-name="P50">Рассто-яние до источ-ника, </text:p>
            <text:p text:style-name="P51">R, см</text:p>
          </table:table-cell>
          <table:table-cell table:style-name="t3.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3.3">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4"><text:span text:style-name="T38">H</text:span><text:span text:style-name="T42">1</text:span></text:p>
          </table:table-cell>
          <table:table-cell table:style-name="t3.D3" office:value-type="string">
            <text:p text:style-name="P43"><text:span text:style-name="T19">H</text:span><text:span text:style-name="T42">2</text:span></text:p>
          </table:table-cell>
          <table:table-cell table:style-name="t3.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6"><text:span text:style-name="T18">0,07</text:span> мкЗв/ч</text:p>
          </table:table-cell>
          <table:table-cell table:style-name="t3.D3" office:value-type="string">
            <text:p text:style-name="P29">$3-30</text:p>
          </table:table-cell>
          <table:table-cell table:style-name="t3.D3" office:value-type="string">
            <text:p text:style-name="P29">$3-40</text:p>
          </table:table-cell>
          <table:table-cell table:style-name="t3.D3" office:value-type="string">
            <text:p text:style-name="P29">$3-50</text:p>
          </table:table-cell>
          <table:table-cell table:style-name="t3.D3" office:value-type="string">
            <text:p text:style-name="P29">$3-60</text:p>
          </table:table-cell>
          <table:table-cell table:style-name="t3.D3" office:value-type="string">
            <text:p text:style-name="P29">$3-70</text:p>
          </table:table-cell>
          <table:table-cell table:style-name="t3.D3" office:value-type="string">
            <text:p text:style-name="P29">$3-80</text:p>
          </table:table-cell>
          <table:table-cell table:style-name="t3.D3" office:value-type="string">
            <text:p text:style-name="P30">$3-00</text:p>
          </table:table-cell>
          <table:table-cell table:style-name="t3.D3" office:value-type="string">
            <text:p text:style-name="P29">$3-10</text:p>
          </table:table-cell>
          <table:table-cell table:style-name="t3.D3" office:value-type="string">
            <text:p text:style-name="P29">$3-20</text:p>
          </table:table-cell>
          <table:table-cell table:style-name="t3.K5" table:number-rows-spanned="4" office:value-type="string">
            <text:p text:style-name="P22">±<text:span text:style-name="T18">15</text:span></text:p>
          </table:table-cell>
        </table:table-row>
        <table:table-row>
          <table:table-cell table:style-name="t3.A5" office:value-type="string">
            <text:p text:style-name="P16">0,7 мкЗв/ч</text:p>
          </table:table-cell>
          <table:table-cell table:style-name="t3.D3" office:value-type="string">
            <text:p text:style-name="P29">$3-31</text:p>
          </table:table-cell>
          <table:table-cell table:style-name="t3.D3" office:value-type="string">
            <text:p text:style-name="P29">$3-41</text:p>
          </table:table-cell>
          <table:table-cell table:style-name="t3.D3" office:value-type="string">
            <text:p text:style-name="P29">$3-51</text:p>
          </table:table-cell>
          <table:table-cell table:style-name="t3.D3" office:value-type="string">
            <text:p text:style-name="P29">$3-61</text:p>
          </table:table-cell>
          <table:table-cell table:style-name="t3.D3" office:value-type="string">
            <text:p text:style-name="P29">$3-71</text:p>
          </table:table-cell>
          <table:table-cell table:style-name="t3.D3" office:value-type="string">
            <text:p text:style-name="P29">$3-81</text:p>
          </table:table-cell>
          <table:table-cell table:style-name="t3.D3" office:value-type="string">
            <text:p text:style-name="P30">$3-01</text:p>
          </table:table-cell>
          <table:table-cell table:style-name="t3.D3" office:value-type="string">
            <text:p text:style-name="P29">$3-11</text:p>
          </table:table-cell>
          <table:table-cell table:style-name="t3.D3" office:value-type="string">
            <text:p text:style-name="P29">$3-21</text:p>
          </table:table-cell>
          <table:covered-table-cell/>
        </table:table-row>
        <table:table-row>
          <table:table-cell table:style-name="t3.A5" office:value-type="string">
            <text:p text:style-name="P16">7 мкЗв/ч</text:p>
          </table:table-cell>
          <table:table-cell table:style-name="t3.D3" office:value-type="string">
            <text:p text:style-name="P29">$3-32</text:p>
          </table:table-cell>
          <table:table-cell table:style-name="t3.D3" office:value-type="string">
            <text:p text:style-name="P29">$3-42</text:p>
          </table:table-cell>
          <table:table-cell table:style-name="t3.D3" office:value-type="string">
            <text:p text:style-name="P29">$3-52</text:p>
          </table:table-cell>
          <table:table-cell table:style-name="t3.D3" office:value-type="string">
            <text:p text:style-name="P29">$3-62</text:p>
          </table:table-cell>
          <table:table-cell table:style-name="t3.D3" office:value-type="string">
            <text:p text:style-name="P29">$3-72</text:p>
          </table:table-cell>
          <table:table-cell table:style-name="t3.D3" office:value-type="string">
            <text:p text:style-name="P29">$3-82</text:p>
          </table:table-cell>
          <table:table-cell table:style-name="t3.D3" office:value-type="string">
            <text:p text:style-name="P30">$3-02</text:p>
          </table:table-cell>
          <table:table-cell table:style-name="t3.D3" office:value-type="string">
            <text:p text:style-name="P29">$3-12</text:p>
          </table:table-cell>
          <table:table-cell table:style-name="t3.D3" office:value-type="string">
            <text:p text:style-name="P29">$3-22</text:p>
          </table:table-cell>
          <table:covered-table-cell/>
        </table:table-row>
        <table:table-row>
          <table:table-cell table:style-name="t3.A8" office:value-type="string">
            <text:p text:style-name="P16">70 мкЗв/ч</text:p>
          </table:table-cell>
          <table:table-cell table:style-name="t3.B8" office:value-type="string">
            <text:p text:style-name="P29">$3-33</text:p>
          </table:table-cell>
          <table:table-cell table:style-name="t3.B8" office:value-type="string">
            <text:p text:style-name="P29">$3-43</text:p>
          </table:table-cell>
          <table:table-cell table:style-name="t3.B8" office:value-type="string">
            <text:p text:style-name="P29">$3-53</text:p>
          </table:table-cell>
          <table:table-cell table:style-name="t3.B8" office:value-type="string">
            <text:p text:style-name="P29">$3-63</text:p>
          </table:table-cell>
          <table:table-cell table:style-name="t3.B8" office:value-type="string">
            <text:p text:style-name="P29">$3-73</text:p>
          </table:table-cell>
          <table:table-cell table:style-name="t3.B8" office:value-type="string">
            <text:p text:style-name="P29">$3-83</text:p>
          </table:table-cell>
          <table:table-cell table:style-name="t3.B8" office:value-type="string">
            <text:p text:style-name="P30">$3-03</text:p>
          </table:table-cell>
          <table:table-cell table:style-name="t3.B8" office:value-type="string">
            <text:p text:style-name="P29">$3-13</text:p>
          </table:table-cell>
          <table:table-cell table:style-name="t3.B8" office:value-type="string">
            <text:p text:style-name="P29">$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9"><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0">Номер источ-ника</text:p>
          </table:table-cell>
          <table:table-cell table:style-name="t4.B2" table:number-rows-spanned="3" office:value-type="string">
            <text:p text:style-name="P50">Рассто-яние до источ-ника, </text:p>
            <text:p text:style-name="P51">R, см</text:p>
          </table:table-cell>
          <table:table-cell table:style-name="t4.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4.3">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4"><text:span text:style-name="T38">H</text:span><text:span text:style-name="T42">1</text:span></text:p>
          </table:table-cell>
          <table:table-cell table:style-name="t4.D3" office:value-type="string">
            <text:p text:style-name="P43"><text:span text:style-name="T19">H</text:span><text:span text:style-name="T42">2</text:span></text:p>
          </table:table-cell>
          <table:table-cell table:style-name="t4.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6"><text:span text:style-name="T18">0,07</text:span> мкЗв/ч</text:p>
          </table:table-cell>
          <table:table-cell table:style-name="t4.D3" office:value-type="string">
            <text:p text:style-name="P29">$4-30</text:p>
          </table:table-cell>
          <table:table-cell table:style-name="t4.D3" office:value-type="string">
            <text:p text:style-name="P29">$4-40</text:p>
          </table:table-cell>
          <table:table-cell table:style-name="t4.D3" office:value-type="string">
            <text:p text:style-name="P29">$4-50</text:p>
          </table:table-cell>
          <table:table-cell table:style-name="t4.D3" office:value-type="string">
            <text:p text:style-name="P29">$4-60</text:p>
          </table:table-cell>
          <table:table-cell table:style-name="t4.D3" office:value-type="string">
            <text:p text:style-name="P29">$4-70</text:p>
          </table:table-cell>
          <table:table-cell table:style-name="t4.D3" office:value-type="string">
            <text:p text:style-name="P29">$4-80</text:p>
          </table:table-cell>
          <table:table-cell table:style-name="t4.D3" office:value-type="string">
            <text:p text:style-name="P30">$4-00</text:p>
          </table:table-cell>
          <table:table-cell table:style-name="t4.D3" office:value-type="string">
            <text:p text:style-name="P29">$4-10</text:p>
          </table:table-cell>
          <table:table-cell table:style-name="t4.D3" office:value-type="string">
            <text:p text:style-name="P29">$4-20</text:p>
          </table:table-cell>
          <table:table-cell table:style-name="t4.K5" table:number-rows-spanned="4" office:value-type="string">
            <text:p text:style-name="P22">±<text:span text:style-name="T18">15</text:span></text:p>
          </table:table-cell>
        </table:table-row>
        <table:table-row>
          <table:table-cell table:style-name="t4.A5" office:value-type="string">
            <text:p text:style-name="P16">0,7 мкЗв/ч</text:p>
          </table:table-cell>
          <table:table-cell table:style-name="t4.D3" office:value-type="string">
            <text:p text:style-name="P29">$4-31</text:p>
          </table:table-cell>
          <table:table-cell table:style-name="t4.D3" office:value-type="string">
            <text:p text:style-name="P29">$4-41</text:p>
          </table:table-cell>
          <table:table-cell table:style-name="t4.D3" office:value-type="string">
            <text:p text:style-name="P29">$4-51</text:p>
          </table:table-cell>
          <table:table-cell table:style-name="t4.D3" office:value-type="string">
            <text:p text:style-name="P29">$4-61</text:p>
          </table:table-cell>
          <table:table-cell table:style-name="t4.D3" office:value-type="string">
            <text:p text:style-name="P29">$4-71</text:p>
          </table:table-cell>
          <table:table-cell table:style-name="t4.D3" office:value-type="string">
            <text:p text:style-name="P29">$4-81</text:p>
          </table:table-cell>
          <table:table-cell table:style-name="t4.D3" office:value-type="string">
            <text:p text:style-name="P30">$4-01</text:p>
          </table:table-cell>
          <table:table-cell table:style-name="t4.D3" office:value-type="string">
            <text:p text:style-name="P29">$4-11</text:p>
          </table:table-cell>
          <table:table-cell table:style-name="t4.D3" office:value-type="string">
            <text:p text:style-name="P29">$4-21</text:p>
          </table:table-cell>
          <table:covered-table-cell/>
        </table:table-row>
        <table:table-row>
          <table:table-cell table:style-name="t4.A5" office:value-type="string">
            <text:p text:style-name="P16">7 мкЗв/ч</text:p>
          </table:table-cell>
          <table:table-cell table:style-name="t4.D3" office:value-type="string">
            <text:p text:style-name="P29">$4-32</text:p>
          </table:table-cell>
          <table:table-cell table:style-name="t4.D3" office:value-type="string">
            <text:p text:style-name="P29">$4-42</text:p>
          </table:table-cell>
          <table:table-cell table:style-name="t4.D3" office:value-type="string">
            <text:p text:style-name="P29">$4-52</text:p>
          </table:table-cell>
          <table:table-cell table:style-name="t4.D3" office:value-type="string">
            <text:p text:style-name="P29">$4-62</text:p>
          </table:table-cell>
          <table:table-cell table:style-name="t4.D3" office:value-type="string">
            <text:p text:style-name="P29">$4-72</text:p>
          </table:table-cell>
          <table:table-cell table:style-name="t4.D3" office:value-type="string">
            <text:p text:style-name="P29">$4-82</text:p>
          </table:table-cell>
          <table:table-cell table:style-name="t4.D3" office:value-type="string">
            <text:p text:style-name="P30">$4-02</text:p>
          </table:table-cell>
          <table:table-cell table:style-name="t4.D3" office:value-type="string">
            <text:p text:style-name="P29">$4-12</text:p>
          </table:table-cell>
          <table:table-cell table:style-name="t4.D3" office:value-type="string">
            <text:p text:style-name="P29">$4-22</text:p>
          </table:table-cell>
          <table:covered-table-cell/>
        </table:table-row>
        <table:table-row>
          <table:table-cell table:style-name="t4.A8" office:value-type="string">
            <text:p text:style-name="P16">70 мкЗв/ч</text:p>
          </table:table-cell>
          <table:table-cell table:style-name="t4.B8" office:value-type="string">
            <text:p text:style-name="P29">$4-33</text:p>
          </table:table-cell>
          <table:table-cell table:style-name="t4.B8" office:value-type="string">
            <text:p text:style-name="P29">$4-43</text:p>
          </table:table-cell>
          <table:table-cell table:style-name="t4.B8" office:value-type="string">
            <text:p text:style-name="P29">$4-53</text:p>
          </table:table-cell>
          <table:table-cell table:style-name="t4.B8" office:value-type="string">
            <text:p text:style-name="P29">$4-63</text:p>
          </table:table-cell>
          <table:table-cell table:style-name="t4.B8" office:value-type="string">
            <text:p text:style-name="P29">$4-73</text:p>
          </table:table-cell>
          <table:table-cell table:style-name="t4.B8" office:value-type="string">
            <text:p text:style-name="P29">$4-83</text:p>
          </table:table-cell>
          <table:table-cell table:style-name="t4.B8" office:value-type="string">
            <text:p text:style-name="P30">$4-03</text:p>
          </table:table-cell>
          <table:table-cell table:style-name="t4.B8" office:value-type="string">
            <text:p text:style-name="P29">$4-13</text:p>
          </table:table-cell>
          <table:table-cell table:style-name="t4.B8" office:value-type="string">
            <text:p text:style-name="P29">$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9"><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0">Номер источ-ника</text:p>
          </table:table-cell>
          <table:table-cell table:style-name="t5.B2" table:number-rows-spanned="3" office:value-type="string">
            <text:p text:style-name="P50">Рассто-яние до источ-ника, </text:p>
            <text:p text:style-name="P51">R, см</text:p>
          </table:table-cell>
          <table:table-cell table:style-name="t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5.3">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4"><text:span text:style-name="T38">H</text:span><text:span text:style-name="T42">1</text:span></text:p>
          </table:table-cell>
          <table:table-cell table:style-name="t5.D3" office:value-type="string">
            <text:p text:style-name="P43"><text:span text:style-name="T19">H</text:span><text:span text:style-name="T42">2</text:span></text:p>
          </table:table-cell>
          <table:table-cell table:style-name="t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6"><text:span text:style-name="T18">7,0</text:span> мЗв/ч</text:p>
          </table:table-cell>
          <table:table-cell table:style-name="t5.D3" office:value-type="string">
            <text:p text:style-name="P29">$5-30</text:p>
          </table:table-cell>
          <table:table-cell table:style-name="t5.D3" office:value-type="string">
            <text:p text:style-name="P29">$5-40</text:p>
          </table:table-cell>
          <table:table-cell table:style-name="t5.D3" office:value-type="string">
            <text:p text:style-name="P29">$5-50</text:p>
          </table:table-cell>
          <table:table-cell table:style-name="t5.D3" office:value-type="string">
            <text:p text:style-name="P29">$5-60</text:p>
          </table:table-cell>
          <table:table-cell table:style-name="t5.D3" office:value-type="string">
            <text:p text:style-name="P29">$5-70</text:p>
          </table:table-cell>
          <table:table-cell table:style-name="t5.D3" office:value-type="string">
            <text:p text:style-name="P29">$5-80</text:p>
          </table:table-cell>
          <table:table-cell table:style-name="t5.D3" office:value-type="string">
            <text:p text:style-name="P30">$5-00</text:p>
          </table:table-cell>
          <table:table-cell table:style-name="t5.D3" office:value-type="string">
            <text:p text:style-name="P29">$5-10</text:p>
          </table:table-cell>
          <table:table-cell table:style-name="t5.D3" office:value-type="string">
            <text:p text:style-name="P29">$5-20</text:p>
          </table:table-cell>
          <table:table-cell table:style-name="t5.K5" table:number-rows-spanned="5" office:value-type="string">
            <text:p text:style-name="P22">±<text:span text:style-name="T18">20</text:span></text:p>
          </table:table-cell>
        </table:table-row>
        <table:table-row>
          <table:table-cell table:style-name="t5.A5" office:value-type="string">
            <text:p text:style-name="P16">7<text:span text:style-name="T18">0</text:span> мЗв/ч</text:p>
          </table:table-cell>
          <table:table-cell table:style-name="t5.D3" office:value-type="string">
            <text:p text:style-name="P29">$5-31</text:p>
          </table:table-cell>
          <table:table-cell table:style-name="t5.D3" office:value-type="string">
            <text:p text:style-name="P29">$5-41</text:p>
          </table:table-cell>
          <table:table-cell table:style-name="t5.D3" office:value-type="string">
            <text:p text:style-name="P29">$5-51</text:p>
          </table:table-cell>
          <table:table-cell table:style-name="t5.D3" office:value-type="string">
            <text:p text:style-name="P29">$5-61</text:p>
          </table:table-cell>
          <table:table-cell table:style-name="t5.D3" office:value-type="string">
            <text:p text:style-name="P29">$5-71</text:p>
          </table:table-cell>
          <table:table-cell table:style-name="t5.D3" office:value-type="string">
            <text:p text:style-name="P29">$5-81</text:p>
          </table:table-cell>
          <table:table-cell table:style-name="t5.D3" office:value-type="string">
            <text:p text:style-name="P30">$5-01</text:p>
          </table:table-cell>
          <table:table-cell table:style-name="t5.D3" office:value-type="string">
            <text:p text:style-name="P29">$5-11</text:p>
          </table:table-cell>
          <table:table-cell table:style-name="t5.D3" office:value-type="string">
            <text:p text:style-name="P29">$5-21</text:p>
          </table:table-cell>
          <table:covered-table-cell/>
        </table:table-row>
        <table:table-row>
          <table:table-cell table:style-name="t5.A5" office:value-type="string">
            <text:p text:style-name="P16"><text:span text:style-name="T18">0,</text:span>7 Зв/ч</text:p>
          </table:table-cell>
          <table:table-cell table:style-name="t5.D3" office:value-type="string">
            <text:p text:style-name="P29">$5-32</text:p>
          </table:table-cell>
          <table:table-cell table:style-name="t5.D3" office:value-type="string">
            <text:p text:style-name="P29">$5-42</text:p>
          </table:table-cell>
          <table:table-cell table:style-name="t5.D3" office:value-type="string">
            <text:p text:style-name="P29">$5-52</text:p>
          </table:table-cell>
          <table:table-cell table:style-name="t5.D3" office:value-type="string">
            <text:p text:style-name="P29">$5-62</text:p>
          </table:table-cell>
          <table:table-cell table:style-name="t5.D3" office:value-type="string">
            <text:p text:style-name="P29">$5-72</text:p>
          </table:table-cell>
          <table:table-cell table:style-name="t5.D3" office:value-type="string">
            <text:p text:style-name="P29">$5-82</text:p>
          </table:table-cell>
          <table:table-cell table:style-name="t5.D3" office:value-type="string">
            <text:p text:style-name="P30">$5-02</text:p>
          </table:table-cell>
          <table:table-cell table:style-name="t5.D3" office:value-type="string">
            <text:p text:style-name="P29">$5-12</text:p>
          </table:table-cell>
          <table:table-cell table:style-name="t5.D3" office:value-type="string">
            <text:p text:style-name="P29">$5-22</text:p>
          </table:table-cell>
          <table:covered-table-cell/>
        </table:table-row>
        <table:table-row>
          <table:table-cell table:style-name="t5.A5" office:value-type="string">
            <text:p text:style-name="P16">7 Зв/ч</text:p>
          </table:table-cell>
          <table:table-cell table:style-name="t5.D3" office:value-type="string">
            <text:p text:style-name="P29">$5-33</text:p>
          </table:table-cell>
          <table:table-cell table:style-name="t5.D3" office:value-type="string">
            <text:p text:style-name="P29">$5-43</text:p>
          </table:table-cell>
          <table:table-cell table:style-name="t5.D3" office:value-type="string">
            <text:p text:style-name="P29">$5-53</text:p>
          </table:table-cell>
          <table:table-cell table:style-name="t5.D3" office:value-type="string">
            <text:p text:style-name="P29">$5-63</text:p>
          </table:table-cell>
          <table:table-cell table:style-name="t5.D3" office:value-type="string">
            <text:p text:style-name="P29">$5-73</text:p>
          </table:table-cell>
          <table:table-cell table:style-name="t5.D3" office:value-type="string">
            <text:p text:style-name="P29">$5-83</text:p>
          </table:table-cell>
          <table:table-cell table:style-name="t5.D3" office:value-type="string">
            <text:p text:style-name="P30">$5-03</text:p>
          </table:table-cell>
          <table:table-cell table:style-name="t5.D3" office:value-type="string">
            <text:p text:style-name="P29">$5-13</text:p>
          </table:table-cell>
          <table:table-cell table:style-name="t5.D3" office:value-type="string">
            <text:p text:style-name="P29">$5-23</text:p>
          </table:table-cell>
          <table:covered-table-cell/>
        </table:table-row>
        <table:table-row>
          <table:table-cell table:style-name="t5.A9" office:value-type="string">
            <text:p text:style-name="P16"><text:span text:style-name="T18">40</text:span> Зв/ч</text:p>
          </table:table-cell>
          <table:table-cell table:style-name="t5.B9" office:value-type="string">
            <text:p text:style-name="P29">$5-34</text:p>
          </table:table-cell>
          <table:table-cell table:style-name="t5.B9" office:value-type="string">
            <text:p text:style-name="P29">$5-44</text:p>
          </table:table-cell>
          <table:table-cell table:style-name="t5.B9" office:value-type="string">
            <text:p text:style-name="P29">$5-54</text:p>
          </table:table-cell>
          <table:table-cell table:style-name="t5.B9" office:value-type="string">
            <text:p text:style-name="P29">$5-64</text:p>
          </table:table-cell>
          <table:table-cell table:style-name="t5.B9" office:value-type="string">
            <text:p text:style-name="P29">$5-74</text:p>
          </table:table-cell>
          <table:table-cell table:style-name="t5.B9" office:value-type="string">
            <text:p text:style-name="P29">$5-84</text:p>
          </table:table-cell>
          <table:table-cell table:style-name="t5.B9" office:value-type="string">
            <text:p text:style-name="P30">$5-04</text:p>
          </table:table-cell>
          <table:table-cell table:style-name="t5.B9" office:value-type="string">
            <text:p text:style-name="P29">$5-14</text:p>
          </table:table-cell>
          <table:table-cell table:style-name="t5.B9" office:value-type="string">
            <text:p text:style-name="P29">$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9"><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0">Номер источ-ника</text:p>
          </table:table-cell>
          <table:table-cell table:style-name="t6.B2" table:number-rows-spanned="3" office:value-type="string">
            <text:p text:style-name="P50">Рассто-яние до источ-ника, </text:p>
            <text:p text:style-name="P51">R, см</text:p>
          </table:table-cell>
          <table:table-cell table:style-name="t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6.3">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4"><text:span text:style-name="T38">H</text:span><text:span text:style-name="T42">1</text:span></text:p>
          </table:table-cell>
          <table:table-cell table:style-name="t6.D3" office:value-type="string">
            <text:p text:style-name="P43"><text:span text:style-name="T19">H</text:span><text:span text:style-name="T42">2</text:span></text:p>
          </table:table-cell>
          <table:table-cell table:style-name="t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6"><text:span text:style-name="T54">0,07</text:span> мкЗв/ч</text:p>
          </table:table-cell>
          <table:table-cell table:style-name="t6.D3" office:value-type="string">
            <text:p text:style-name="P29">$6-30</text:p>
          </table:table-cell>
          <table:table-cell table:style-name="t6.D3" office:value-type="string">
            <text:p text:style-name="P29">$6-40</text:p>
          </table:table-cell>
          <table:table-cell table:style-name="t6.D3" office:value-type="string">
            <text:p text:style-name="P29">$6-50</text:p>
          </table:table-cell>
          <table:table-cell table:style-name="t6.D3" office:value-type="string">
            <text:p text:style-name="P29">$6-60</text:p>
          </table:table-cell>
          <table:table-cell table:style-name="t6.D3" office:value-type="string">
            <text:p text:style-name="P29">$6-70</text:p>
          </table:table-cell>
          <table:table-cell table:style-name="t6.D3" office:value-type="string">
            <text:p text:style-name="P29">$6-80</text:p>
          </table:table-cell>
          <table:table-cell table:style-name="t6.D3" office:value-type="string">
            <text:p text:style-name="P30">$6-00</text:p>
          </table:table-cell>
          <table:table-cell table:style-name="t6.D3" office:value-type="string">
            <text:p text:style-name="P29">$6-10</text:p>
          </table:table-cell>
          <table:table-cell table:style-name="t6.D3" office:value-type="string">
            <text:p text:style-name="P29">$6-20</text:p>
          </table:table-cell>
          <table:table-cell table:style-name="t6.K5" table:number-rows-spanned="8" office:value-type="string">
            <text:p text:style-name="P22">±<text:span text:style-name="T18">15</text:span></text:p>
          </table:table-cell>
        </table:table-row>
        <table:table-row>
          <table:table-cell table:style-name="t6.A5" office:value-type="string">
            <text:p text:style-name="P16">0,7 мкЗв/ч</text:p>
          </table:table-cell>
          <table:table-cell table:style-name="t6.D3" office:value-type="string">
            <text:p text:style-name="P29">$6-31</text:p>
          </table:table-cell>
          <table:table-cell table:style-name="t6.D3" office:value-type="string">
            <text:p text:style-name="P29">$6-41</text:p>
          </table:table-cell>
          <table:table-cell table:style-name="t6.D3" office:value-type="string">
            <text:p text:style-name="P29">$6-51</text:p>
          </table:table-cell>
          <table:table-cell table:style-name="t6.D3" office:value-type="string">
            <text:p text:style-name="P29">$6-61</text:p>
          </table:table-cell>
          <table:table-cell table:style-name="t6.D3" office:value-type="string">
            <text:p text:style-name="P29">$6-71</text:p>
          </table:table-cell>
          <table:table-cell table:style-name="t6.D3" office:value-type="string">
            <text:p text:style-name="P29">$6-81</text:p>
          </table:table-cell>
          <table:table-cell table:style-name="t6.D3" office:value-type="string">
            <text:p text:style-name="P30">$6-01</text:p>
          </table:table-cell>
          <table:table-cell table:style-name="t6.D3" office:value-type="string">
            <text:p text:style-name="P29">$6-11</text:p>
          </table:table-cell>
          <table:table-cell table:style-name="t6.D3" office:value-type="string">
            <text:p text:style-name="P29">$6-21</text:p>
          </table:table-cell>
          <table:covered-table-cell/>
        </table:table-row>
        <table:table-row>
          <table:table-cell table:style-name="t6.A5" office:value-type="string">
            <text:p text:style-name="P16">7 мкЗв/ч</text:p>
          </table:table-cell>
          <table:table-cell table:style-name="t6.D3" office:value-type="string">
            <text:p text:style-name="P29">$6-32</text:p>
          </table:table-cell>
          <table:table-cell table:style-name="t6.D3" office:value-type="string">
            <text:p text:style-name="P29">$6-42</text:p>
          </table:table-cell>
          <table:table-cell table:style-name="t6.D3" office:value-type="string">
            <text:p text:style-name="P29">$6-52</text:p>
          </table:table-cell>
          <table:table-cell table:style-name="t6.D3" office:value-type="string">
            <text:p text:style-name="P29">$6-62</text:p>
          </table:table-cell>
          <table:table-cell table:style-name="t6.D3" office:value-type="string">
            <text:p text:style-name="P29">$6-72</text:p>
          </table:table-cell>
          <table:table-cell table:style-name="t6.D3" office:value-type="string">
            <text:p text:style-name="P29">$6-82</text:p>
          </table:table-cell>
          <table:table-cell table:style-name="t6.D3" office:value-type="string">
            <text:p text:style-name="P30">$6-02</text:p>
          </table:table-cell>
          <table:table-cell table:style-name="t6.D3" office:value-type="string">
            <text:p text:style-name="P29">$6-12</text:p>
          </table:table-cell>
          <table:table-cell table:style-name="t6.D3" office:value-type="string">
            <text:p text:style-name="P29">$6-22</text:p>
          </table:table-cell>
          <table:covered-table-cell/>
        </table:table-row>
        <table:table-row>
          <table:table-cell table:style-name="t6.A5" office:value-type="string">
            <text:p text:style-name="P16">70 мкЗв/ч</text:p>
          </table:table-cell>
          <table:table-cell table:style-name="t6.D3" office:value-type="string">
            <text:p text:style-name="P29">$6-33</text:p>
          </table:table-cell>
          <table:table-cell table:style-name="t6.D3" office:value-type="string">
            <text:p text:style-name="P29">$6-43</text:p>
          </table:table-cell>
          <table:table-cell table:style-name="t6.D3" office:value-type="string">
            <text:p text:style-name="P29">$6-53</text:p>
          </table:table-cell>
          <table:table-cell table:style-name="t6.D3" office:value-type="string">
            <text:p text:style-name="P29">$6-63</text:p>
          </table:table-cell>
          <table:table-cell table:style-name="t6.D3" office:value-type="string">
            <text:p text:style-name="P29">$6-73</text:p>
          </table:table-cell>
          <table:table-cell table:style-name="t6.D3" office:value-type="string">
            <text:p text:style-name="P29">$6-83</text:p>
          </table:table-cell>
          <table:table-cell table:style-name="t6.D3" office:value-type="string">
            <text:p text:style-name="P30">$6-03</text:p>
          </table:table-cell>
          <table:table-cell table:style-name="t6.D3" office:value-type="string">
            <text:p text:style-name="P29">$6-13</text:p>
          </table:table-cell>
          <table:table-cell table:style-name="t6.D3" office:value-type="string">
            <text:p text:style-name="P29">$6-23</text:p>
          </table:table-cell>
          <table:covered-table-cell/>
        </table:table-row>
        <table:table-row>
          <table:table-cell table:style-name="t6.A5" office:value-type="string">
            <text:p text:style-name="P16">0.7 мЗв/ч</text:p>
          </table:table-cell>
          <table:table-cell table:style-name="t6.D3" office:value-type="string">
            <text:p text:style-name="P29">$6-34</text:p>
          </table:table-cell>
          <table:table-cell table:style-name="t6.D3" office:value-type="string">
            <text:p text:style-name="P29">$6-44</text:p>
          </table:table-cell>
          <table:table-cell table:style-name="t6.D3" office:value-type="string">
            <text:p text:style-name="P29">$6-54</text:p>
          </table:table-cell>
          <table:table-cell table:style-name="t6.D3" office:value-type="string">
            <text:p text:style-name="P29">$6-64</text:p>
          </table:table-cell>
          <table:table-cell table:style-name="t6.D3" office:value-type="string">
            <text:p text:style-name="P29">$6-74</text:p>
          </table:table-cell>
          <table:table-cell table:style-name="t6.D3" office:value-type="string">
            <text:p text:style-name="P29">$6-84</text:p>
          </table:table-cell>
          <table:table-cell table:style-name="t6.D3" office:value-type="string">
            <text:p text:style-name="P30">$6-04</text:p>
          </table:table-cell>
          <table:table-cell table:style-name="t6.D3" office:value-type="string">
            <text:p text:style-name="P29">$6-14</text:p>
          </table:table-cell>
          <table:table-cell table:style-name="t6.D3" office:value-type="string">
            <text:p text:style-name="P29">$6-24</text:p>
          </table:table-cell>
          <table:covered-table-cell/>
        </table:table-row>
        <table:table-row>
          <table:table-cell table:style-name="t6.A5" office:value-type="string">
            <text:p text:style-name="P16">7,0 мЗв/ч</text:p>
          </table:table-cell>
          <table:table-cell table:style-name="t6.D3" office:value-type="string">
            <text:p text:style-name="P29">$6-35</text:p>
          </table:table-cell>
          <table:table-cell table:style-name="t6.D3" office:value-type="string">
            <text:p text:style-name="P29">$6-45</text:p>
          </table:table-cell>
          <table:table-cell table:style-name="t6.D3" office:value-type="string">
            <text:p text:style-name="P29">$6-55</text:p>
          </table:table-cell>
          <table:table-cell table:style-name="t6.D3" office:value-type="string">
            <text:p text:style-name="P29">$6-65</text:p>
          </table:table-cell>
          <table:table-cell table:style-name="t6.D3" office:value-type="string">
            <text:p text:style-name="P29">$6-75</text:p>
          </table:table-cell>
          <table:table-cell table:style-name="t6.D3" office:value-type="string">
            <text:p text:style-name="P29">$6-85</text:p>
          </table:table-cell>
          <table:table-cell table:style-name="t6.D3" office:value-type="string">
            <text:p text:style-name="P30">$6-05</text:p>
          </table:table-cell>
          <table:table-cell table:style-name="t6.D3" office:value-type="string">
            <text:p text:style-name="P29">$6-15</text:p>
          </table:table-cell>
          <table:table-cell table:style-name="t6.D3" office:value-type="string">
            <text:p text:style-name="P29">$6-25</text:p>
          </table:table-cell>
          <table:covered-table-cell/>
        </table:table-row>
        <table:table-row>
          <table:table-cell table:style-name="t6.A5" office:value-type="string">
            <text:p text:style-name="P16">70 мЗв/ч</text:p>
          </table:table-cell>
          <table:table-cell table:style-name="t6.D3" office:value-type="string">
            <text:p text:style-name="P29">$6-36</text:p>
          </table:table-cell>
          <table:table-cell table:style-name="t6.D3" office:value-type="string">
            <text:p text:style-name="P29">$6-46</text:p>
          </table:table-cell>
          <table:table-cell table:style-name="t6.D3" office:value-type="string">
            <text:p text:style-name="P29">$6-56</text:p>
          </table:table-cell>
          <table:table-cell table:style-name="t6.D3" office:value-type="string">
            <text:p text:style-name="P29">$6-66</text:p>
          </table:table-cell>
          <table:table-cell table:style-name="t6.D3" office:value-type="string">
            <text:p text:style-name="P29">$6-76</text:p>
          </table:table-cell>
          <table:table-cell table:style-name="t6.D3" office:value-type="string">
            <text:p text:style-name="P29">$6-86</text:p>
          </table:table-cell>
          <table:table-cell table:style-name="t6.D3" office:value-type="string">
            <text:p text:style-name="P30">$6-06</text:p>
          </table:table-cell>
          <table:table-cell table:style-name="t6.D3" office:value-type="string">
            <text:p text:style-name="P29">$6-16</text:p>
          </table:table-cell>
          <table:table-cell table:style-name="t6.D3" office:value-type="string">
            <text:p text:style-name="P29">$6-26</text:p>
          </table:table-cell>
          <table:covered-table-cell/>
        </table:table-row>
        <table:table-row>
          <table:table-cell table:style-name="t6.A12" office:value-type="string">
            <text:p text:style-name="P16">0,7 Зв/ч</text:p>
          </table:table-cell>
          <table:table-cell table:style-name="t6.B12" office:value-type="string">
            <text:p text:style-name="P29">$6-3<text:span text:style-name="T54">7</text:span></text:p>
          </table:table-cell>
          <table:table-cell table:style-name="t6.B12" office:value-type="string">
            <text:p text:style-name="P29">$6-4<text:span text:style-name="T54">7</text:span></text:p>
          </table:table-cell>
          <table:table-cell table:style-name="t6.B12" office:value-type="string">
            <text:p text:style-name="P29">$6-5<text:span text:style-name="T54">7</text:span></text:p>
          </table:table-cell>
          <table:table-cell table:style-name="t6.B12" office:value-type="string">
            <text:p text:style-name="P29">$6-6<text:span text:style-name="T54">7</text:span></text:p>
          </table:table-cell>
          <table:table-cell table:style-name="t6.B12" office:value-type="string">
            <text:p text:style-name="P29">$6-7<text:span text:style-name="T54">7</text:span></text:p>
          </table:table-cell>
          <table:table-cell table:style-name="t6.B12" office:value-type="string">
            <text:p text:style-name="P29">$6-8<text:span text:style-name="T54">7</text:span></text:p>
          </table:table-cell>
          <table:table-cell table:style-name="t6.B12" office:value-type="string">
            <text:p text:style-name="P30">$6-0<text:span text:style-name="T54">7</text:span></text:p>
          </table:table-cell>
          <table:table-cell table:style-name="t6.B12" office:value-type="string">
            <text:p text:style-name="P29">$6-1<text:span text:style-name="T54">7</text:span></text:p>
          </table:table-cell>
          <table:table-cell table:style-name="t6.B12" office:value-type="string">
            <text:p text:style-name="P29">$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9"><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8">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0">Номер источ-ника</text:p>
          </table:table-cell>
          <table:table-cell table:style-name="t7.B2" table:number-rows-spanned="3" office:value-type="string">
            <text:p text:style-name="P50">Рассто-яние до источ-ника, </text:p>
            <text:p text:style-name="P51">R, см</text:p>
          </table:table-cell>
          <table:table-cell table:style-name="t7.B2" table:number-columns-spanned="5" office:value-type="string">
            <text:p text:style-name="P43">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7.3">
          <table:covered-table-cell/>
          <table:covered-table-cell/>
          <table:covered-table-cell/>
          <table:table-cell table:style-name="t7.D3" table:number-rows-spanned="2" office:value-type="string">
            <text:p text:style-name="P43">Фон, н<text:span text:style-name="T62">Гр/ч</text:span></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4"><text:span text:style-name="T38">H</text:span><text:span text:style-name="T42">1</text:span></text:p>
          </table:table-cell>
          <table:table-cell table:style-name="t7.D3" office:value-type="string">
            <text:p text:style-name="P43"><text:span text:style-name="T19">H</text:span><text:span text:style-name="T42">2</text:span></text:p>
          </table:table-cell>
          <table:table-cell table:style-name="t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6">0,<text:span text:style-name="T18">03</text:span> мк<text:span text:style-name="T54">Гр</text:span>/ч</text:p>
          </table:table-cell>
          <table:table-cell table:style-name="t7.D3" office:value-type="string">
            <text:p text:style-name="P29">$7-30</text:p>
          </table:table-cell>
          <table:table-cell table:style-name="t7.D3" office:value-type="string">
            <text:p text:style-name="P29">$7-40</text:p>
          </table:table-cell>
          <table:table-cell table:style-name="t7.D3" office:value-type="string">
            <text:p text:style-name="P29">$7-50</text:p>
          </table:table-cell>
          <table:table-cell table:style-name="t7.D3" office:value-type="string">
            <text:p text:style-name="P29">$7-60</text:p>
          </table:table-cell>
          <table:table-cell table:style-name="t7.D3" office:value-type="string">
            <text:p text:style-name="P29">$7-70</text:p>
          </table:table-cell>
          <table:table-cell table:style-name="t7.D3" office:value-type="string">
            <text:p text:style-name="P29">$7-80</text:p>
          </table:table-cell>
          <table:table-cell table:style-name="t7.D3" office:value-type="string">
            <text:p text:style-name="P30">$7-00</text:p>
          </table:table-cell>
          <table:table-cell table:style-name="t7.D3" office:value-type="string">
            <text:p text:style-name="P29">$7-10</text:p>
          </table:table-cell>
          <table:table-cell table:style-name="t7.D3" office:value-type="string">
            <text:p text:style-name="P29">$7-20</text:p>
          </table:table-cell>
          <table:table-cell table:style-name="t7.K5" table:number-rows-spanned="8" office:value-type="string">
            <text:p text:style-name="P22">±<text:span text:style-name="T18">15</text:span></text:p>
          </table:table-cell>
        </table:table-row>
        <table:table-row>
          <table:table-cell table:style-name="t7.A5" office:value-type="string">
            <text:p text:style-name="P16">0,<text:span text:style-name="T54">7</text:span> мк<text:span text:style-name="T54">Гр</text:span>/ч</text:p>
          </table:table-cell>
          <table:table-cell table:style-name="t7.D3" office:value-type="string">
            <text:p text:style-name="P29">$7-31</text:p>
          </table:table-cell>
          <table:table-cell table:style-name="t7.D3" office:value-type="string">
            <text:p text:style-name="P29">$7-41</text:p>
          </table:table-cell>
          <table:table-cell table:style-name="t7.D3" office:value-type="string">
            <text:p text:style-name="P29">$7-51</text:p>
          </table:table-cell>
          <table:table-cell table:style-name="t7.D3" office:value-type="string">
            <text:p text:style-name="P29">$7-61</text:p>
          </table:table-cell>
          <table:table-cell table:style-name="t7.D3" office:value-type="string">
            <text:p text:style-name="P29">$7-71</text:p>
          </table:table-cell>
          <table:table-cell table:style-name="t7.D3" office:value-type="string">
            <text:p text:style-name="P29">$7-81</text:p>
          </table:table-cell>
          <table:table-cell table:style-name="t7.D3" office:value-type="string">
            <text:p text:style-name="P30">$7-01</text:p>
          </table:table-cell>
          <table:table-cell table:style-name="t7.D3" office:value-type="string">
            <text:p text:style-name="P29">$7-11</text:p>
          </table:table-cell>
          <table:table-cell table:style-name="t7.D3" office:value-type="string">
            <text:p text:style-name="P29">$7-21</text:p>
          </table:table-cell>
          <table:covered-table-cell/>
        </table:table-row>
        <table:table-row>
          <table:table-cell table:style-name="t7.A5" office:value-type="string">
            <text:p text:style-name="P16">7 мк<text:span text:style-name="T54">Гр</text:span>/ч</text:p>
          </table:table-cell>
          <table:table-cell table:style-name="t7.D3" office:value-type="string">
            <text:p text:style-name="P29">$7-32</text:p>
          </table:table-cell>
          <table:table-cell table:style-name="t7.D3" office:value-type="string">
            <text:p text:style-name="P29">$7-42</text:p>
          </table:table-cell>
          <table:table-cell table:style-name="t7.D3" office:value-type="string">
            <text:p text:style-name="P29">$7-52</text:p>
          </table:table-cell>
          <table:table-cell table:style-name="t7.D3" office:value-type="string">
            <text:p text:style-name="P29">$7-62</text:p>
          </table:table-cell>
          <table:table-cell table:style-name="t7.D3" office:value-type="string">
            <text:p text:style-name="P29">$7-72</text:p>
          </table:table-cell>
          <table:table-cell table:style-name="t7.D3" office:value-type="string">
            <text:p text:style-name="P29">$7-82</text:p>
          </table:table-cell>
          <table:table-cell table:style-name="t7.D3" office:value-type="string">
            <text:p text:style-name="P30">$7-02</text:p>
          </table:table-cell>
          <table:table-cell table:style-name="t7.D3" office:value-type="string">
            <text:p text:style-name="P29">$7-12</text:p>
          </table:table-cell>
          <table:table-cell table:style-name="t7.D3" office:value-type="string">
            <text:p text:style-name="P29">$7-22</text:p>
          </table:table-cell>
          <table:covered-table-cell/>
        </table:table-row>
        <table:table-row>
          <table:table-cell table:style-name="t7.A5" office:value-type="string">
            <text:p text:style-name="P16">70 мк<text:span text:style-name="T54">Гр</text:span>/ч</text:p>
          </table:table-cell>
          <table:table-cell table:style-name="t7.D3" office:value-type="string">
            <text:p text:style-name="P29">$7-33</text:p>
          </table:table-cell>
          <table:table-cell table:style-name="t7.D3" office:value-type="string">
            <text:p text:style-name="P29">$7-43</text:p>
          </table:table-cell>
          <table:table-cell table:style-name="t7.D3" office:value-type="string">
            <text:p text:style-name="P29">$7-53</text:p>
          </table:table-cell>
          <table:table-cell table:style-name="t7.D3" office:value-type="string">
            <text:p text:style-name="P29">$7-63</text:p>
          </table:table-cell>
          <table:table-cell table:style-name="t7.D3" office:value-type="string">
            <text:p text:style-name="P29">$7-73</text:p>
          </table:table-cell>
          <table:table-cell table:style-name="t7.D3" office:value-type="string">
            <text:p text:style-name="P29">$7-83</text:p>
          </table:table-cell>
          <table:table-cell table:style-name="t7.D3" office:value-type="string">
            <text:p text:style-name="P30">$7-03</text:p>
          </table:table-cell>
          <table:table-cell table:style-name="t7.D3" office:value-type="string">
            <text:p text:style-name="P29">$7-13</text:p>
          </table:table-cell>
          <table:table-cell table:style-name="t7.D3" office:value-type="string">
            <text:p text:style-name="P29">$7-23</text:p>
          </table:table-cell>
          <table:covered-table-cell/>
        </table:table-row>
        <table:table-row>
          <table:table-cell table:style-name="t7.A5" office:value-type="string">
            <text:p text:style-name="P16">0.7 м<text:span text:style-name="T54">Гр</text:span>/ч</text:p>
          </table:table-cell>
          <table:table-cell table:style-name="t7.D3" office:value-type="string">
            <text:p text:style-name="P29">$7-34</text:p>
          </table:table-cell>
          <table:table-cell table:style-name="t7.D3" office:value-type="string">
            <text:p text:style-name="P29">$7-44</text:p>
          </table:table-cell>
          <table:table-cell table:style-name="t7.D3" office:value-type="string">
            <text:p text:style-name="P29">$7-54</text:p>
          </table:table-cell>
          <table:table-cell table:style-name="t7.D3" office:value-type="string">
            <text:p text:style-name="P29">$7-64</text:p>
          </table:table-cell>
          <table:table-cell table:style-name="t7.D3" office:value-type="string">
            <text:p text:style-name="P29">$7-74</text:p>
          </table:table-cell>
          <table:table-cell table:style-name="t7.D3" office:value-type="string">
            <text:p text:style-name="P29">$7-84</text:p>
          </table:table-cell>
          <table:table-cell table:style-name="t7.D3" office:value-type="string">
            <text:p text:style-name="P30">$7-04</text:p>
          </table:table-cell>
          <table:table-cell table:style-name="t7.D3" office:value-type="string">
            <text:p text:style-name="P29">$7-14</text:p>
          </table:table-cell>
          <table:table-cell table:style-name="t7.D3" office:value-type="string">
            <text:p text:style-name="P29">$7-24</text:p>
          </table:table-cell>
          <table:covered-table-cell/>
        </table:table-row>
        <table:table-row>
          <table:table-cell table:style-name="t7.A5" office:value-type="string">
            <text:p text:style-name="P16">7,0 м<text:span text:style-name="T54">Гр</text:span>/ч</text:p>
          </table:table-cell>
          <table:table-cell table:style-name="t7.D3" office:value-type="string">
            <text:p text:style-name="P29">$7-35</text:p>
          </table:table-cell>
          <table:table-cell table:style-name="t7.D3" office:value-type="string">
            <text:p text:style-name="P29">$7-45</text:p>
          </table:table-cell>
          <table:table-cell table:style-name="t7.D3" office:value-type="string">
            <text:p text:style-name="P29">$7-55</text:p>
          </table:table-cell>
          <table:table-cell table:style-name="t7.D3" office:value-type="string">
            <text:p text:style-name="P29">$7-65</text:p>
          </table:table-cell>
          <table:table-cell table:style-name="t7.D3" office:value-type="string">
            <text:p text:style-name="P29">$7-75</text:p>
          </table:table-cell>
          <table:table-cell table:style-name="t7.D3" office:value-type="string">
            <text:p text:style-name="P29">$7-85</text:p>
          </table:table-cell>
          <table:table-cell table:style-name="t7.D3" office:value-type="string">
            <text:p text:style-name="P30">$7-05</text:p>
          </table:table-cell>
          <table:table-cell table:style-name="t7.D3" office:value-type="string">
            <text:p text:style-name="P29">$7-15</text:p>
          </table:table-cell>
          <table:table-cell table:style-name="t7.D3" office:value-type="string">
            <text:p text:style-name="P29">$7-25</text:p>
          </table:table-cell>
          <table:covered-table-cell/>
        </table:table-row>
        <table:table-row>
          <table:table-cell table:style-name="t7.A5" office:value-type="string">
            <text:p text:style-name="P16">70 м<text:span text:style-name="T54">Гр</text:span>/ч</text:p>
          </table:table-cell>
          <table:table-cell table:style-name="t7.D3" office:value-type="string">
            <text:p text:style-name="P29">$7-36</text:p>
          </table:table-cell>
          <table:table-cell table:style-name="t7.D3" office:value-type="string">
            <text:p text:style-name="P29">$7-46</text:p>
          </table:table-cell>
          <table:table-cell table:style-name="t7.D3" office:value-type="string">
            <text:p text:style-name="P29">$7-56</text:p>
          </table:table-cell>
          <table:table-cell table:style-name="t7.D3" office:value-type="string">
            <text:p text:style-name="P29">$7-66</text:p>
          </table:table-cell>
          <table:table-cell table:style-name="t7.D3" office:value-type="string">
            <text:p text:style-name="P29">$7-76</text:p>
          </table:table-cell>
          <table:table-cell table:style-name="t7.D3" office:value-type="string">
            <text:p text:style-name="P29">$7-86</text:p>
          </table:table-cell>
          <table:table-cell table:style-name="t7.D3" office:value-type="string">
            <text:p text:style-name="P30">$7-06</text:p>
          </table:table-cell>
          <table:table-cell table:style-name="t7.D3" office:value-type="string">
            <text:p text:style-name="P29">$7-16</text:p>
          </table:table-cell>
          <table:table-cell table:style-name="t7.D3" office:value-type="string">
            <text:p text:style-name="P29">$7-26</text:p>
          </table:table-cell>
          <table:covered-table-cell/>
        </table:table-row>
        <table:table-row>
          <table:table-cell table:style-name="t7.A12" office:value-type="string">
            <text:p text:style-name="P16">0,7 <text:span text:style-name="T54">Гр</text:span>/ч</text:p>
          </table:table-cell>
          <table:table-cell table:style-name="t7.B12" office:value-type="string">
            <text:p text:style-name="P29">$7-3<text:span text:style-name="T54">7</text:span></text:p>
          </table:table-cell>
          <table:table-cell table:style-name="t7.B12" office:value-type="string">
            <text:p text:style-name="P29">$7-4<text:span text:style-name="T54">7</text:span></text:p>
          </table:table-cell>
          <table:table-cell table:style-name="t7.B12" office:value-type="string">
            <text:p text:style-name="P29">$7-5<text:span text:style-name="T54">7</text:span></text:p>
          </table:table-cell>
          <table:table-cell table:style-name="t7.B12" office:value-type="string">
            <text:p text:style-name="P29">$7-6<text:span text:style-name="T54">7</text:span></text:p>
          </table:table-cell>
          <table:table-cell table:style-name="t7.B12" office:value-type="string">
            <text:p text:style-name="P29">$7-7<text:span text:style-name="T54">7</text:span></text:p>
          </table:table-cell>
          <table:table-cell table:style-name="t7.B12" office:value-type="string">
            <text:p text:style-name="P29">$7-8<text:span text:style-name="T54">7</text:span></text:p>
          </table:table-cell>
          <table:table-cell table:style-name="t7.B12" office:value-type="string">
            <text:p text:style-name="P30">$7-0<text:span text:style-name="T54">7</text:span></text:p>
          </table:table-cell>
          <table:table-cell table:style-name="t7.B12" office:value-type="string">
            <text:p text:style-name="P29">$7-1<text:span text:style-name="T54">7</text:span></text:p>
          </table:table-cell>
          <table:table-cell table:style-name="t7.B12" office:value-type="string">
            <text:p text:style-name="P29">$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9"><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0">Номер источ-ника</text:p>
          </table:table-cell>
          <table:table-cell table:style-name="t8.B2" table:number-rows-spanned="3" office:value-type="string">
            <text:p text:style-name="P50">Рассто-яние до источ-ника, </text:p>
            <text:p text:style-name="P51">R, см</text:p>
          </table:table-cell>
          <table:table-cell table:style-name="t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8.3">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4"><text:span text:style-name="T38">H</text:span><text:span text:style-name="T42">1</text:span></text:p>
          </table:table-cell>
          <table:table-cell table:style-name="t8.D3" office:value-type="string">
            <text:p text:style-name="P43"><text:span text:style-name="T19">H</text:span><text:span text:style-name="T42">2</text:span></text:p>
          </table:table-cell>
          <table:table-cell table:style-name="t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6"><text:span text:style-name="T54">0,07</text:span> мкЗв/ч</text:p>
          </table:table-cell>
          <table:table-cell table:style-name="t8.D3" office:value-type="string">
            <text:p text:style-name="P29">$8-30</text:p>
          </table:table-cell>
          <table:table-cell table:style-name="t8.D3" office:value-type="string">
            <text:p text:style-name="P29">$8-40</text:p>
          </table:table-cell>
          <table:table-cell table:style-name="t8.D3" office:value-type="string">
            <text:p text:style-name="P29">$8-50</text:p>
          </table:table-cell>
          <table:table-cell table:style-name="t8.D3" office:value-type="string">
            <text:p text:style-name="P29">$8-60</text:p>
          </table:table-cell>
          <table:table-cell table:style-name="t8.D3" office:value-type="string">
            <text:p text:style-name="P29">$8-70</text:p>
          </table:table-cell>
          <table:table-cell table:style-name="t8.D3" office:value-type="string">
            <text:p text:style-name="P29">$8-80</text:p>
          </table:table-cell>
          <table:table-cell table:style-name="t8.D3" office:value-type="string">
            <text:p text:style-name="P30">$8-00</text:p>
          </table:table-cell>
          <table:table-cell table:style-name="t8.D3" office:value-type="string">
            <text:p text:style-name="P29">$8-10</text:p>
          </table:table-cell>
          <table:table-cell table:style-name="t8.D3" office:value-type="string">
            <text:p text:style-name="P29">$8-20</text:p>
          </table:table-cell>
          <table:table-cell table:style-name="t8.K5" table:number-rows-spanned="9" office:value-type="string">
            <text:p text:style-name="P22">±<text:span text:style-name="T18">15</text:span></text:p>
          </table:table-cell>
        </table:table-row>
        <table:table-row>
          <table:table-cell table:style-name="t8.A5" office:value-type="string">
            <text:p text:style-name="P16">0,7 мкЗв/ч</text:p>
          </table:table-cell>
          <table:table-cell table:style-name="t8.D3" office:value-type="string">
            <text:p text:style-name="P29">$8-31</text:p>
          </table:table-cell>
          <table:table-cell table:style-name="t8.D3" office:value-type="string">
            <text:p text:style-name="P29">$8-41</text:p>
          </table:table-cell>
          <table:table-cell table:style-name="t8.D3" office:value-type="string">
            <text:p text:style-name="P29">$8-51</text:p>
          </table:table-cell>
          <table:table-cell table:style-name="t8.D3" office:value-type="string">
            <text:p text:style-name="P29">$8-61</text:p>
          </table:table-cell>
          <table:table-cell table:style-name="t8.D3" office:value-type="string">
            <text:p text:style-name="P29">$8-71</text:p>
          </table:table-cell>
          <table:table-cell table:style-name="t8.D3" office:value-type="string">
            <text:p text:style-name="P29">$8-81</text:p>
          </table:table-cell>
          <table:table-cell table:style-name="t8.D3" office:value-type="string">
            <text:p text:style-name="P30">$8-01</text:p>
          </table:table-cell>
          <table:table-cell table:style-name="t8.D3" office:value-type="string">
            <text:p text:style-name="P29">$8-11</text:p>
          </table:table-cell>
          <table:table-cell table:style-name="t8.D3" office:value-type="string">
            <text:p text:style-name="P29">$8-21</text:p>
          </table:table-cell>
          <table:covered-table-cell/>
        </table:table-row>
        <table:table-row>
          <table:table-cell table:style-name="t8.A5" office:value-type="string">
            <text:p text:style-name="P16">7 мкЗв/ч</text:p>
          </table:table-cell>
          <table:table-cell table:style-name="t8.D3" office:value-type="string">
            <text:p text:style-name="P29">$8-32</text:p>
          </table:table-cell>
          <table:table-cell table:style-name="t8.D3" office:value-type="string">
            <text:p text:style-name="P29">$8-42</text:p>
          </table:table-cell>
          <table:table-cell table:style-name="t8.D3" office:value-type="string">
            <text:p text:style-name="P29">$8-52</text:p>
          </table:table-cell>
          <table:table-cell table:style-name="t8.D3" office:value-type="string">
            <text:p text:style-name="P29">$8-62</text:p>
          </table:table-cell>
          <table:table-cell table:style-name="t8.D3" office:value-type="string">
            <text:p text:style-name="P29">$8-72</text:p>
          </table:table-cell>
          <table:table-cell table:style-name="t8.D3" office:value-type="string">
            <text:p text:style-name="P29">$8-82</text:p>
          </table:table-cell>
          <table:table-cell table:style-name="t8.D3" office:value-type="string">
            <text:p text:style-name="P30">$8-02</text:p>
          </table:table-cell>
          <table:table-cell table:style-name="t8.D3" office:value-type="string">
            <text:p text:style-name="P29">$8-12</text:p>
          </table:table-cell>
          <table:table-cell table:style-name="t8.D3" office:value-type="string">
            <text:p text:style-name="P29">$8-22</text:p>
          </table:table-cell>
          <table:covered-table-cell/>
        </table:table-row>
        <table:table-row>
          <table:table-cell table:style-name="t8.A5" office:value-type="string">
            <text:p text:style-name="P16">70 мкЗв/ч</text:p>
          </table:table-cell>
          <table:table-cell table:style-name="t8.D3" office:value-type="string">
            <text:p text:style-name="P29">$8-33</text:p>
          </table:table-cell>
          <table:table-cell table:style-name="t8.D3" office:value-type="string">
            <text:p text:style-name="P29">$8-43</text:p>
          </table:table-cell>
          <table:table-cell table:style-name="t8.D3" office:value-type="string">
            <text:p text:style-name="P29">$8-53</text:p>
          </table:table-cell>
          <table:table-cell table:style-name="t8.D3" office:value-type="string">
            <text:p text:style-name="P29">$8-63</text:p>
          </table:table-cell>
          <table:table-cell table:style-name="t8.D3" office:value-type="string">
            <text:p text:style-name="P29">$8-73</text:p>
          </table:table-cell>
          <table:table-cell table:style-name="t8.D3" office:value-type="string">
            <text:p text:style-name="P29">$8-83</text:p>
          </table:table-cell>
          <table:table-cell table:style-name="t8.D3" office:value-type="string">
            <text:p text:style-name="P30">$8-03</text:p>
          </table:table-cell>
          <table:table-cell table:style-name="t8.D3" office:value-type="string">
            <text:p text:style-name="P29">$8-13</text:p>
          </table:table-cell>
          <table:table-cell table:style-name="t8.D3" office:value-type="string">
            <text:p text:style-name="P29">$8-23</text:p>
          </table:table-cell>
          <table:covered-table-cell/>
        </table:table-row>
        <table:table-row>
          <table:table-cell table:style-name="t8.A5" office:value-type="string">
            <text:p text:style-name="P16">0.7 мЗв/ч</text:p>
          </table:table-cell>
          <table:table-cell table:style-name="t8.D3" office:value-type="string">
            <text:p text:style-name="P29">$8-34</text:p>
          </table:table-cell>
          <table:table-cell table:style-name="t8.D3" office:value-type="string">
            <text:p text:style-name="P29">$8-44</text:p>
          </table:table-cell>
          <table:table-cell table:style-name="t8.D3" office:value-type="string">
            <text:p text:style-name="P29">$8-54</text:p>
          </table:table-cell>
          <table:table-cell table:style-name="t8.D3" office:value-type="string">
            <text:p text:style-name="P29">$8-64</text:p>
          </table:table-cell>
          <table:table-cell table:style-name="t8.D3" office:value-type="string">
            <text:p text:style-name="P29">$8-74</text:p>
          </table:table-cell>
          <table:table-cell table:style-name="t8.D3" office:value-type="string">
            <text:p text:style-name="P29">$8-84</text:p>
          </table:table-cell>
          <table:table-cell table:style-name="t8.D3" office:value-type="string">
            <text:p text:style-name="P30">$8-04</text:p>
          </table:table-cell>
          <table:table-cell table:style-name="t8.D3" office:value-type="string">
            <text:p text:style-name="P29">$8-14</text:p>
          </table:table-cell>
          <table:table-cell table:style-name="t8.D3" office:value-type="string">
            <text:p text:style-name="P29">$8-24</text:p>
          </table:table-cell>
          <table:covered-table-cell/>
        </table:table-row>
        <table:table-row>
          <table:table-cell table:style-name="t8.A5" office:value-type="string">
            <text:p text:style-name="P16">7,0 мЗв/ч</text:p>
          </table:table-cell>
          <table:table-cell table:style-name="t8.D3" office:value-type="string">
            <text:p text:style-name="P29">$8-35</text:p>
          </table:table-cell>
          <table:table-cell table:style-name="t8.D3" office:value-type="string">
            <text:p text:style-name="P29">$8-45</text:p>
          </table:table-cell>
          <table:table-cell table:style-name="t8.D3" office:value-type="string">
            <text:p text:style-name="P29">$8-55</text:p>
          </table:table-cell>
          <table:table-cell table:style-name="t8.D3" office:value-type="string">
            <text:p text:style-name="P29">$8-65</text:p>
          </table:table-cell>
          <table:table-cell table:style-name="t8.D3" office:value-type="string">
            <text:p text:style-name="P29">$8-75</text:p>
          </table:table-cell>
          <table:table-cell table:style-name="t8.D3" office:value-type="string">
            <text:p text:style-name="P29">$8-85</text:p>
          </table:table-cell>
          <table:table-cell table:style-name="t8.D3" office:value-type="string">
            <text:p text:style-name="P30">$8-05</text:p>
          </table:table-cell>
          <table:table-cell table:style-name="t8.D3" office:value-type="string">
            <text:p text:style-name="P29">$8-15</text:p>
          </table:table-cell>
          <table:table-cell table:style-name="t8.D3" office:value-type="string">
            <text:p text:style-name="P29">$8-25</text:p>
          </table:table-cell>
          <table:covered-table-cell/>
        </table:table-row>
        <table:table-row>
          <table:table-cell table:style-name="t8.A5" office:value-type="string">
            <text:p text:style-name="P16">70 мЗв/ч</text:p>
          </table:table-cell>
          <table:table-cell table:style-name="t8.D3" office:value-type="string">
            <text:p text:style-name="P29">$8-36</text:p>
          </table:table-cell>
          <table:table-cell table:style-name="t8.D3" office:value-type="string">
            <text:p text:style-name="P29">$8-46</text:p>
          </table:table-cell>
          <table:table-cell table:style-name="t8.D3" office:value-type="string">
            <text:p text:style-name="P29">$8-56</text:p>
          </table:table-cell>
          <table:table-cell table:style-name="t8.D3" office:value-type="string">
            <text:p text:style-name="P29">$8-66</text:p>
          </table:table-cell>
          <table:table-cell table:style-name="t8.D3" office:value-type="string">
            <text:p text:style-name="P29">$8-76</text:p>
          </table:table-cell>
          <table:table-cell table:style-name="t8.D3" office:value-type="string">
            <text:p text:style-name="P29">$8-86</text:p>
          </table:table-cell>
          <table:table-cell table:style-name="t8.D3" office:value-type="string">
            <text:p text:style-name="P30">$8-06</text:p>
          </table:table-cell>
          <table:table-cell table:style-name="t8.D3" office:value-type="string">
            <text:p text:style-name="P29">$8-16</text:p>
          </table:table-cell>
          <table:table-cell table:style-name="t8.D3" office:value-type="string">
            <text:p text:style-name="P29">$8-26</text:p>
          </table:table-cell>
          <table:covered-table-cell/>
        </table:table-row>
        <table:table-row>
          <table:table-cell table:style-name="t8.A5" office:value-type="string">
            <text:p text:style-name="P16">0,<text:span text:style-name="T54">35</text:span> Зв/ч</text:p>
          </table:table-cell>
          <table:table-cell table:style-name="t8.D3" office:value-type="string">
            <text:p text:style-name="P29">$8-37</text:p>
          </table:table-cell>
          <table:table-cell table:style-name="t8.D3" office:value-type="string">
            <text:p text:style-name="P29">$8-47</text:p>
          </table:table-cell>
          <table:table-cell table:style-name="t8.D3" office:value-type="string">
            <text:p text:style-name="P29">$8-57</text:p>
          </table:table-cell>
          <table:table-cell table:style-name="t8.D3" office:value-type="string">
            <text:p text:style-name="P29">$8-67</text:p>
          </table:table-cell>
          <table:table-cell table:style-name="t8.D3" office:value-type="string">
            <text:p text:style-name="P29">$8-77</text:p>
          </table:table-cell>
          <table:table-cell table:style-name="t8.D3" office:value-type="string">
            <text:p text:style-name="P29">$8-87</text:p>
          </table:table-cell>
          <table:table-cell table:style-name="t8.D3" office:value-type="string">
            <text:p text:style-name="P30">$8-07</text:p>
          </table:table-cell>
          <table:table-cell table:style-name="t8.D3" office:value-type="string">
            <text:p text:style-name="P29">$8-17</text:p>
          </table:table-cell>
          <table:table-cell table:style-name="t8.D3" office:value-type="string">
            <text:p text:style-name="P29">$8-27</text:p>
          </table:table-cell>
          <table:covered-table-cell/>
        </table:table-row>
        <table:table-row>
          <table:table-cell table:style-name="t8.A13" office:value-type="string">
            <text:p text:style-name="P16"><text:span text:style-name="T54">0</text:span>,<text:span text:style-name="T54">5 </text:span>Зв/ч</text:p>
          </table:table-cell>
          <table:table-cell table:style-name="t8.B13" office:value-type="string">
            <text:p text:style-name="P29">$8-38</text:p>
          </table:table-cell>
          <table:table-cell table:style-name="t8.B13" office:value-type="string">
            <text:p text:style-name="P29">$8-48</text:p>
          </table:table-cell>
          <table:table-cell table:style-name="t8.B13" office:value-type="string">
            <text:p text:style-name="P29">$8-58</text:p>
          </table:table-cell>
          <table:table-cell table:style-name="t8.B13" office:value-type="string">
            <text:p text:style-name="P29">$8-68</text:p>
          </table:table-cell>
          <table:table-cell table:style-name="t8.B13" office:value-type="string">
            <text:p text:style-name="P29">$8-78</text:p>
          </table:table-cell>
          <table:table-cell table:style-name="t8.B13" office:value-type="string">
            <text:p text:style-name="P29">$8-88</text:p>
          </table:table-cell>
          <table:table-cell table:style-name="t8.B13" office:value-type="string">
            <text:p text:style-name="P30">$8-08</text:p>
          </table:table-cell>
          <table:table-cell table:style-name="t8.B13" office:value-type="string">
            <text:p text:style-name="P29">$8-18</text:p>
          </table:table-cell>
          <table:table-cell table:style-name="t8.B13" office:value-type="string">
            <text:p text:style-name="P29">$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0"><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6">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5">Фон</text:p>
            <text:p text:style-name="P15"><text:span text:style-name="T18">R=</text:span>2<text:span text:style-name="T18">,0</text:span>м</text:p>
          </table:table-cell>
          <table:table-cell table:style-name="t9.B2" office:value-type="string">
            <text:p text:style-name="P16">ИБН-<text:span text:style-name="T18">8-3</text:span></text:p>
            <text:p text:style-name="P15">№<text:span text:style-name="T18">027</text:span></text:p>
            <text:p text:style-name="P15"><text:span text:style-name="T18">R=2,0</text:span>м</text:p>
            <text:p text:style-name="P18">B(R)=0,600</text:p>
            <text:p text:style-name="P15"><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6">ИБН-<text:span text:style-name="T18">8-6</text:span></text:p>
            <text:p text:style-name="P15">№0<text:span text:style-name="T18">10</text:span></text:p>
            <text:p text:style-name="P15"><text:span text:style-name="T18">R=2,0</text:span>м</text:p>
            <text:p text:style-name="P18">B(R)=0,600</text:p>
            <text:p text:style-name="P15"><text:span text:style-name="T20"></text:span><text:span text:style-name="T44">0i</text:span><text:span text:style-name="T18">=57,</text:span>0</text:p>
            <text:p text:style-name="P15">20-100</text:p>
          </table:table-cell>
          <table:table-cell table:style-name="t9.B2" office:value-type="string">
            <text:p text:style-name="P55">ИБН-8-6</text:p>
            <text:p text:style-name="P54"><text:span text:style-name="T18"><text:s text:c="3"/></text:span>№<text:span text:style-name="T18">010</text:span></text:p>
            <text:p text:style-name="P54"><text:span text:style-name="T18">R=1,0</text:span>м</text:p>
            <text:p text:style-name="P56">B(R)=0,863</text:p>
            <text:p text:style-name="P54"><text:span text:style-name="T20"></text:span><text:span text:style-name="T44">0i</text:span><text:span text:style-name="T18">=235</text:span></text:p>
            <text:p text:style-name="P55">210<text:span text:style-name="T34">2</text:span> - 10<text:span text:style-name="T34">3</text:span></text:p>
          </table:table-cell>
          <table:table-cell table:style-name="t9.F2" office:value-type="string">
            <text:p text:style-name="P55">ИБН-8-6</text:p>
            <text:p text:style-name="P54"><text:span text:style-name="T18"><text:s text:c="3"/></text:span>№<text:span text:style-name="T18">010</text:span></text:p>
            <text:p text:style-name="P54"><text:span text:style-name="T18">R=0,5</text:span>м</text:p>
            <text:p text:style-name="P56">B(R)=0,957</text:p>
            <text:p text:style-name="P54"><text:span text:style-name="T20"></text:span><text:span text:style-name="T44">0i</text:span><text:span text:style-name="T18">=1019</text:span></text:p>
            <text:p text:style-name="P55">210<text:span text:style-name="T34">3</text:span> - 10<text:span text:style-name="T34">4</text:span></text:p>
          </table:table-cell>
        </table:table-row>
        <table:table-row>
          <table:table-cell table:style-name="t9.A3" office:value-type="string">
            <text:p text:style-name="P17">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6"/>
          </table:table-cell>
          <table:table-cell table:style-name="t9.B3" office:value-type="string">
            <text:p text:style-name="P19">$9-61</text:p>
            <text:p text:style-name="P19">$9-71</text:p>
            <text:p text:style-name="P19">$9-81</text:p>
          </table:table-cell>
          <table:table-cell table:style-name="t9.B3" office:value-type="string">
            <text:p text:style-name="P19">$9-62</text:p>
            <text:p text:style-name="P19">$9-72</text:p>
            <text:p text:style-name="P19">$9-82</text:p>
          </table:table-cell>
          <table:table-cell table:style-name="t9.B3" office:value-type="string">
            <text:p text:style-name="P19">$9-63</text:p>
            <text:p text:style-name="P19">$9-73</text:p>
            <text:p text:style-name="P19">$9-83</text:p>
          </table:table-cell>
          <table:table-cell table:style-name="t9.F3" office:value-type="string">
            <text:p text:style-name="P19">$9-64</text:p>
            <text:p text:style-name="P19">$9-74</text:p>
            <text:p text:style-name="P19">$9-84</text:p>
          </table:table-cell>
        </table:table-row>
        <table:table-row>
          <table:table-cell table:style-name="t9.A3" office:value-type="string">
            <text:p text:style-name="P17">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19">$9-00</text:p>
          </table:table-cell>
          <table:table-cell table:style-name="t9.B3" office:value-type="string">
            <text:p text:style-name="P19">$9-01</text:p>
          </table:table-cell>
          <table:table-cell table:style-name="t9.B3" office:value-type="string">
            <text:p text:style-name="P19">$9-02</text:p>
          </table:table-cell>
          <table:table-cell table:style-name="t9.B3" office:value-type="string">
            <text:p text:style-name="P19">$9-03</text:p>
          </table:table-cell>
          <table:table-cell table:style-name="t9.F3" office:value-type="string">
            <text:p text:style-name="P19">$9-04</text:p>
          </table:table-cell>
        </table:table-row>
        <table:table-row>
          <table:table-cell table:style-name="t9.A3" office:value-type="string">
            <text:p text:style-name="P17">Результат измерения плотности потока в поверяемой точке</text:p>
            <text:p text:style-name="P14"><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6"/>
          </table:table-cell>
          <table:table-cell table:style-name="t9.B3" office:value-type="string">
            <text:p text:style-name="P19">$9-n21</text:p>
          </table:table-cell>
          <table:table-cell table:style-name="t9.B3" office:value-type="string">
            <text:p text:style-name="P19">$9-n22</text:p>
          </table:table-cell>
          <table:table-cell table:style-name="t9.B3" office:value-type="string">
            <text:p text:style-name="P19">$9-n23</text:p>
          </table:table-cell>
          <table:table-cell table:style-name="t9.F3" office:value-type="string">
            <text:p text:style-name="P19">$9-n24</text:p>
          </table:table-cell>
        </table:table-row>
        <table:table-row>
          <table:table-cell table:style-name="t9.A3" office:value-type="string">
            <text:p text:style-name="P17">Основная относительная погрешность измерения, <text:span text:style-name="T76">Δ</text:span><text:span text:style-name="T21">i</text:span>%</text:p>
          </table:table-cell>
          <table:table-cell table:style-name="t9.B3" office:value-type="string">
            <text:p text:style-name="P16"/>
          </table:table-cell>
          <table:table-cell table:style-name="t9.B3" office:value-type="string">
            <text:p text:style-name="P19">$9-n31</text:p>
          </table:table-cell>
          <table:table-cell table:style-name="t9.B3" office:value-type="string">
            <text:p text:style-name="P19">$9-n32</text:p>
          </table:table-cell>
          <table:table-cell table:style-name="t9.B3" office:value-type="string">
            <text:p text:style-name="P19">$9-n33</text:p>
          </table:table-cell>
          <table:table-cell table:style-name="t9.F3" office:value-type="string">
            <text:p text:style-name="P19">$9-n34</text:p>
          </table:table-cell>
        </table:table-row>
        <table:table-row>
          <table:table-cell table:style-name="t9.A3" office:value-type="string">
            <text:p text:style-name="P17">Доверительная граница основной относительной погрешности <text:span text:style-name="T76">Δ</text:span><text:span text:style-name="T21">i</text:span>, %</text:p>
          </table:table-cell>
          <table:table-cell table:style-name="t9.B3" office:value-type="string">
            <text:p text:style-name="P16"/>
            <text:p text:style-name="P15"/>
          </table:table-cell>
          <table:table-cell table:style-name="t9.B3" office:value-type="string">
            <text:p text:style-name="P19">$9-n41</text:p>
          </table:table-cell>
          <table:table-cell table:style-name="t9.B3" office:value-type="string">
            <text:p text:style-name="P19">$9-n42</text:p>
          </table:table-cell>
          <table:table-cell table:style-name="t9.B3" office:value-type="string">
            <text:p text:style-name="P19">$9-n43</text:p>
          </table:table-cell>
          <table:table-cell table:style-name="t9.F3" office:value-type="string">
            <text:p text:style-name="P19">$9-n44</text:p>
          </table:table-cell>
        </table:table-row>
        <table:table-row table:style-name="t9.8">
          <table:table-cell table:style-name="t9.A8" office:value-type="string">
            <text:p text:style-name="P53"><text:span text:style-name="T61">Пределосновной </text:span>относительной погрешности ,%</text:p>
          </table:table-cell>
          <table:table-cell table:style-name="t9.B8" office:value-type="string">
            <text:p text:style-name="P16"/>
          </table:table-cell>
          <table:table-cell table:style-name="t9.C8" table:number-columns-spanned="4" office:value-type="string">
            <text:p text:style-name="P16">±<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0"><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7"><text:span text:style-name="T54">Мощность дозы</text:span> в поверяемой точке</text:p>
            <text:p text:style-name="P24"><text:span text:style-name="T78">H*</text:span><text:span text:style-name="T83">oi</text:span><text:span text:style-name="T81">(10)</text:span></text:p>
          </table:table-cell>
          <table:table-cell table:style-name="t10.B2" office:value-type="string">
            <text:p text:style-name="P15">Фон</text:p>
            <text:p text:style-name="P15"><text:span text:style-name="T18">R=</text:span>2<text:span text:style-name="T18">,0</text:span>м</text:p>
          </table:table-cell>
          <table:table-cell table:style-name="t10.B2" office:value-type="string">
            <text:p text:style-name="P16">ИБН-<text:span text:style-name="T18">8-3</text:span></text:p>
            <text:p text:style-name="P15">№<text:span text:style-name="T18">027</text:span></text:p>
            <text:p text:style-name="P15"><text:span text:style-name="T18">R=2,0</text:span>м</text:p>
            <text:p text:style-name="P15"><text:span text:style-name="T18">B(R)=0,</text:span>866</text:p>
            <text:p text:style-name="P15"><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6">ИБН-<text:span text:style-name="T18">8-6</text:span></text:p>
            <text:p text:style-name="P15">№0<text:span text:style-name="T18">10</text:span></text:p>
            <text:p text:style-name="P15"><text:span text:style-name="T18">R=2,0</text:span>м</text:p>
            <text:p text:style-name="P15"><text:span text:style-name="T18">B(R)=0,</text:span>866</text:p>
            <text:p text:style-name="P15"><text:span text:style-name="T78">H</text:span><text:span text:style-name="T88">*</text:span><text:span text:style-name="T83">oi</text:span><text:span text:style-name="T81">(10)</text:span><text:span text:style-name="T18">=</text:span><text:span text:style-name="T54">80</text:span></text:p>
            <text:p text:style-name="P19">20-100</text:p>
          </table:table-cell>
          <table:table-cell table:style-name="t10.B2" office:value-type="string">
            <text:p text:style-name="P55">ИБН-8-6</text:p>
            <text:p text:style-name="P54">№<text:span text:style-name="T18">010</text:span></text:p>
            <text:p text:style-name="P54"><text:span text:style-name="T18">R=1,0</text:span>м</text:p>
            <text:p text:style-name="P54"><text:span text:style-name="T18">B(R)=0,</text:span>957</text:p>
            <text:p text:style-name="P54"><text:span text:style-name="T78">H</text:span><text:span text:style-name="T88">*</text:span><text:span text:style-name="T83">oi</text:span><text:span text:style-name="T81">(10)</text:span><text:span text:style-name="T18">=</text:span><text:span text:style-name="T54">331</text:span></text:p>
            <text:p text:style-name="P57">2<text:span text:style-name="T103">·</text:span>10<text:span text:style-name="T34">2</text:span>-10<text:span text:style-name="T34">3</text:span></text:p>
          </table:table-cell>
          <table:table-cell table:style-name="t10.F2" office:value-type="string">
            <text:p text:style-name="P55">ИБН-8-6</text:p>
            <text:p text:style-name="P54">№<text:span text:style-name="T18">010</text:span></text:p>
            <text:p text:style-name="P54"><text:span text:style-name="T18">R=0,5</text:span>м</text:p>
            <text:p text:style-name="P54"><text:span text:style-name="T18">B(R)=0,9</text:span>91</text:p>
            <text:p text:style-name="P54"><text:span text:style-name="T78">H</text:span><text:span text:style-name="T88">*</text:span><text:span text:style-name="T83">oi</text:span><text:span text:style-name="T81">(10)</text:span><text:span text:style-name="T18">=</text:span><text:span text:style-name="T54">1434</text:span></text:p>
            <text:p text:style-name="P57">2<text:span text:style-name="T103">·</text:span>10<text:span text:style-name="T34">3</text:span>-10<text:span text:style-name="T34">4</text:span></text:p>
          </table:table-cell>
        </table:table-row>
        <table:table-row>
          <table:table-cell table:style-name="t10.A3" office:value-type="string">
            <text:p text:style-name="P21">Показания прибора в поверяемой точке</text:p>
            <text:p text:style-name="P20"><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6"/>
          </table:table-cell>
          <table:table-cell table:style-name="t10.B3" office:value-type="string">
            <text:p text:style-name="P19">$10-61</text:p>
            <text:p text:style-name="P19">$10-71</text:p>
            <text:p text:style-name="P19">$10-81</text:p>
          </table:table-cell>
          <table:table-cell table:style-name="t10.B3" office:value-type="string">
            <text:p text:style-name="P19">$10-62</text:p>
            <text:p text:style-name="P19">$10-72</text:p>
            <text:p text:style-name="P19">$10-82</text:p>
          </table:table-cell>
          <table:table-cell table:style-name="t10.B3" office:value-type="string">
            <text:p text:style-name="P19">$10-63</text:p>
            <text:p text:style-name="P19">$10-73</text:p>
            <text:p text:style-name="P19">$10-83</text:p>
          </table:table-cell>
          <table:table-cell table:style-name="t10.F3" office:value-type="string">
            <text:p text:style-name="P19">$10-64</text:p>
            <text:p text:style-name="P19">$10-74</text:p>
            <text:p text:style-name="P19">$10-84</text:p>
          </table:table-cell>
        </table:table-row>
        <table:table-row>
          <table:table-cell table:style-name="t10.A3" office:value-type="string">
            <text:p text:style-name="P21">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19">$<text:span text:style-name="T54">10</text:span>-00</text:p>
          </table:table-cell>
          <table:table-cell table:style-name="t10.B4" office:value-type="string">
            <text:p text:style-name="P19">$<text:span text:style-name="T54">10</text:span>-01</text:p>
          </table:table-cell>
          <table:table-cell table:style-name="t10.B4" office:value-type="string">
            <text:p text:style-name="P19">$<text:span text:style-name="T54">10</text:span>-02</text:p>
          </table:table-cell>
          <table:table-cell table:style-name="t10.B4" office:value-type="string">
            <text:p text:style-name="P19">$<text:span text:style-name="T54">10</text:span>-03</text:p>
          </table:table-cell>
          <table:table-cell table:style-name="t10.F3" office:value-type="string">
            <text:p text:style-name="P19">$<text:span text:style-name="T54">10</text:span>-04</text:p>
          </table:table-cell>
        </table:table-row>
        <table:table-row>
          <table:table-cell table:style-name="t10.A3" office:value-type="string">
            <text:p text:style-name="P21">Результат измерения мощности дозы в поверяемой точке</text:p>
            <text:p text:style-name="P20"><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6"/>
          </table:table-cell>
          <table:table-cell table:style-name="t10.B4" office:value-type="string">
            <text:p text:style-name="P19">$10-n21</text:p>
          </table:table-cell>
          <table:table-cell table:style-name="t10.B4" office:value-type="string">
            <text:p text:style-name="P19">$10-n22</text:p>
          </table:table-cell>
          <table:table-cell table:style-name="t10.B4" office:value-type="string">
            <text:p text:style-name="P19">$10-n23</text:p>
          </table:table-cell>
          <table:table-cell table:style-name="t10.F3" office:value-type="string">
            <text:p text:style-name="P19">$10-n24</text:p>
          </table:table-cell>
        </table:table-row>
        <table:table-row>
          <table:table-cell table:style-name="t10.A3" office:value-type="string">
            <text:p text:style-name="P17">Основная относительная погрешность измерения, </text:p>
            <text:p text:style-name="P17"><text:span text:style-name="T40">θ</text:span><text:span text:style-name="T53">пр</text:span><text:span text:style-name="T46">i</text:span>, %</text:p>
          </table:table-cell>
          <table:table-cell table:style-name="t10.B4" office:value-type="string">
            <text:p text:style-name="P16"/>
          </table:table-cell>
          <table:table-cell table:style-name="t10.B4" office:value-type="string">
            <text:p text:style-name="P19">$10-n31</text:p>
          </table:table-cell>
          <table:table-cell table:style-name="t10.B4" office:value-type="string">
            <text:p text:style-name="P19">$10-n32</text:p>
          </table:table-cell>
          <table:table-cell table:style-name="t10.B4" office:value-type="string">
            <text:p text:style-name="P19">$10-n33</text:p>
          </table:table-cell>
          <table:table-cell table:style-name="t10.F3" office:value-type="string">
            <text:p text:style-name="P19">$10-n34</text:p>
          </table:table-cell>
        </table:table-row>
        <table:table-row>
          <table:table-cell table:style-name="t10.A3" office:value-type="string">
            <text:p text:style-name="P17">Доверительная граница основной относительной погрешности, <text:span text:style-name="T76">Δ</text:span><text:span text:style-name="T47">i</text:span>, %</text:p>
          </table:table-cell>
          <table:table-cell table:style-name="t10.B4" office:value-type="string">
            <text:p text:style-name="P16"/>
            <text:p text:style-name="P15"/>
          </table:table-cell>
          <table:table-cell table:style-name="t10.B4" office:value-type="string">
            <text:p text:style-name="P19">$10-n41</text:p>
          </table:table-cell>
          <table:table-cell table:style-name="t10.B4" office:value-type="string">
            <text:p text:style-name="P19">$10-n42</text:p>
          </table:table-cell>
          <table:table-cell table:style-name="t10.B4" office:value-type="string">
            <text:p text:style-name="P19">$10-n43</text:p>
          </table:table-cell>
          <table:table-cell table:style-name="t10.F3" office:value-type="string">
            <text:p text:style-name="P19">$10-n44</text:p>
          </table:table-cell>
        </table:table-row>
        <table:table-row table:style-name="t10.8">
          <table:table-cell table:style-name="t10.A8" office:value-type="string">
            <text:p text:style-name="P53"><text:span text:style-name="T61">Пределосновной </text:span>относительной погрешности , %</text:p>
          </table:table-cell>
          <table:table-cell table:style-name="t10.B8" office:value-type="string">
            <text:p text:style-name="P16"/>
          </table:table-cell>
          <table:table-cell table:style-name="t10.C8" table:number-columns-spanned="4" office:value-type="string">
            <text:p text:style-name="P16">±<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39"><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8"><text:span text:style-name="T54">Плотность потока в </text:span><text:span text:style-name="T18">контроль-ной</text:span> точке <text:span text:style-name="T104"></text:span><text:span text:style-name="T42">0</text:span><text:span text:style-name="T43">i</text:span>,</text:p>
            <text:p text:style-name="P59"><text:s/>мин<text:span text:style-name="T34">-1</text:span>·см<text:span text:style-name="T34">-2</text:span></text:p>
          </table:table-cell>
          <table:table-cell table:style-name="t11.B2" table:number-rows-spanned="3" office:value-type="string">
            <text:p text:style-name="P50">Номер источ-ника</text:p>
          </table:table-cell>
          <table:table-cell table:style-name="t11.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1.3">
          <table:covered-table-cell/>
          <table:covered-table-cell/>
          <table:table-cell table:style-name="t11.C3" table:number-rows-spanned="2" office:value-type="string">
            <text:p text:style-name="P43">Фон</text:p>
          </table:table-cell>
          <table:table-cell table:style-name="t11.C3" table:number-columns-spanned="3" office:value-type="string">
            <text:p text:style-name="P43">Измеренное значение </text:p>
          </table:table-cell>
          <table:covered-table-cell/>
          <table:covered-table-cell/>
          <table:table-cell table:style-name="t11.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4"><text:span text:style-name="T69"></text:span><text:span text:style-name="T42">1</text:span></text:p>
          </table:table-cell>
          <table:table-cell table:style-name="t11.D4" office:value-type="string">
            <text:p text:style-name="P43"><text:span text:style-name="T70"></text:span><text:span text:style-name="T42">2</text:span></text:p>
          </table:table-cell>
          <table:table-cell table:style-name="t11.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1.A5" office:value-type="float" office:value="78.3">
            <text:p text:style-name="P19">78.3</text:p>
          </table:table-cell>
          <table:table-cell table:style-name="t11.B5" office:value-type="float" office:value="1179">
            <text:p text:style-name="P31">1179</text:p>
          </table:table-cell>
          <table:table-cell table:style-name="t11.C3" office:value-type="string">
            <text:p text:style-name="P29">$s_bg</text:p>
          </table:table-cell>
          <table:table-cell table:style-name="t11.C3" office:value-type="string">
            <text:p text:style-name="P29">$11-60</text:p>
          </table:table-cell>
          <table:table-cell table:style-name="t11.C3" office:value-type="string">
            <text:p text:style-name="P29">$11-70</text:p>
          </table:table-cell>
          <table:table-cell table:style-name="t11.C3" office:value-type="string">
            <text:p text:style-name="P29">$11-80</text:p>
          </table:table-cell>
          <table:table-cell table:style-name="t11.C3" office:value-type="string">
            <text:p text:style-name="P30">$11-00</text:p>
          </table:table-cell>
          <table:table-cell table:style-name="t11.C3" office:value-type="string">
            <text:p text:style-name="P29">$11-10</text:p>
          </table:table-cell>
          <table:table-cell table:style-name="t11.C3" office:value-type="string">
            <text:p text:style-name="P29">$11-20</text:p>
          </table:table-cell>
          <table:table-cell table:style-name="t11.J5" table:number-rows-spanned="4" office:value-type="string">
            <text:p text:style-name="P22">±<text:span text:style-name="T18">20</text:span></text:p>
          </table:table-cell>
        </table:table-row>
        <table:table-row>
          <table:table-cell table:style-name="t11.A6" office:value-type="string">
            <text:p text:style-name="P19"><text:span text:style-name="T54">7</text:span>43</text:p>
          </table:table-cell>
          <table:table-cell table:style-name="t11.B5" office:value-type="float" office:value="1180">
            <text:p text:style-name="P31">1180</text:p>
          </table:table-cell>
          <table:table-cell table:style-name="t11.C3" office:value-type="string">
            <text:p text:style-name="P29">---</text:p>
          </table:table-cell>
          <table:table-cell table:style-name="t11.C3" office:value-type="string">
            <text:p text:style-name="P29">$11-61</text:p>
          </table:table-cell>
          <table:table-cell table:style-name="t11.C3" office:value-type="string">
            <text:p text:style-name="P29">$11-71</text:p>
          </table:table-cell>
          <table:table-cell table:style-name="t11.C3" office:value-type="string">
            <text:p text:style-name="P29">$11-81</text:p>
          </table:table-cell>
          <table:table-cell table:style-name="t11.C3" office:value-type="string">
            <text:p text:style-name="P30">$11-01</text:p>
          </table:table-cell>
          <table:table-cell table:style-name="t11.C3" office:value-type="string">
            <text:p text:style-name="P29">$11-11</text:p>
          </table:table-cell>
          <table:table-cell table:style-name="t11.C3" office:value-type="string">
            <text:p text:style-name="P29">$11-21</text:p>
          </table:table-cell>
          <table:covered-table-cell/>
        </table:table-row>
        <table:table-row>
          <table:table-cell table:style-name="t11.A6" office:value-type="string">
            <text:p text:style-name="P16"><text:span text:style-name="T54">6</text:span><text:span text:style-name="T18">300</text:span></text:p>
          </table:table-cell>
          <table:table-cell table:style-name="t11.B5" office:value-type="float" office:value="1181">
            <text:p text:style-name="P31">1181</text:p>
          </table:table-cell>
          <table:table-cell table:style-name="t11.C3" office:value-type="string">
            <text:p text:style-name="P29">---</text:p>
          </table:table-cell>
          <table:table-cell table:style-name="t11.C3" office:value-type="string">
            <text:p text:style-name="P29">$11-62</text:p>
          </table:table-cell>
          <table:table-cell table:style-name="t11.C3" office:value-type="string">
            <text:p text:style-name="P29">$11-72</text:p>
          </table:table-cell>
          <table:table-cell table:style-name="t11.C3" office:value-type="string">
            <text:p text:style-name="P29">$11-82</text:p>
          </table:table-cell>
          <table:table-cell table:style-name="t11.C3" office:value-type="string">
            <text:p text:style-name="P30">$11-02</text:p>
          </table:table-cell>
          <table:table-cell table:style-name="t11.C3" office:value-type="string">
            <text:p text:style-name="P29">$11-12</text:p>
          </table:table-cell>
          <table:table-cell table:style-name="t11.C3" office:value-type="string">
            <text:p text:style-name="P29">$11-22</text:p>
          </table:table-cell>
          <table:covered-table-cell/>
        </table:table-row>
        <table:table-row>
          <table:table-cell table:style-name="t11.A8" office:value-type="string">
            <text:p text:style-name="P19"><text:span text:style-name="T54">6</text:span>2100</text:p>
          </table:table-cell>
          <table:table-cell table:style-name="t11.B8" office:value-type="float" office:value="1182">
            <text:p text:style-name="P31">1182</text:p>
          </table:table-cell>
          <table:table-cell table:style-name="t11.C8" office:value-type="string">
            <text:p text:style-name="P29">---</text:p>
          </table:table-cell>
          <table:table-cell table:style-name="t11.C8" office:value-type="string">
            <text:p text:style-name="P29">$11-63</text:p>
          </table:table-cell>
          <table:table-cell table:style-name="t11.C8" office:value-type="string">
            <text:p text:style-name="P29">$11-73</text:p>
          </table:table-cell>
          <table:table-cell table:style-name="t11.C8" office:value-type="string">
            <text:p text:style-name="P29">$11-83</text:p>
          </table:table-cell>
          <table:table-cell table:style-name="t11.C8" office:value-type="string">
            <text:p text:style-name="P30">$11-03</text:p>
          </table:table-cell>
          <table:table-cell table:style-name="t11.C8" office:value-type="string">
            <text:p text:style-name="P29">$11-13</text:p>
          </table:table-cell>
          <table:table-cell table:style-name="t11.C8" office:value-type="string">
            <text:p text:style-name="P29">$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39"><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ext:p text:style-name="P60"/>
          </table:table-cell>
          <table:table-cell table:style-name="t12.B2" table:number-rows-spanned="3" office:value-type="string">
            <text:p text:style-name="P50">Номер источ-ника</text:p>
          </table:table-cell>
          <table:table-cell table:style-name="t12.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2.3">
          <table:covered-table-cell/>
          <table:covered-table-cell/>
          <table:table-cell table:style-name="t12.C3" table:number-rows-spanned="2" office:value-type="string">
            <text:p text:style-name="P43">Фон</text:p>
          </table:table-cell>
          <table:table-cell table:style-name="t12.C3" table:number-columns-spanned="3" office:value-type="string">
            <text:p text:style-name="P43">Измеренное значение </text:p>
          </table:table-cell>
          <table:covered-table-cell/>
          <table:covered-table-cell/>
          <table:table-cell table:style-name="t12.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4"><text:span text:style-name="T69"></text:span><text:span text:style-name="T42">1</text:span></text:p>
          </table:table-cell>
          <table:table-cell table:style-name="t12.D4" office:value-type="string">
            <text:p text:style-name="P43"><text:span text:style-name="T70"></text:span><text:span text:style-name="T42">2</text:span></text:p>
          </table:table-cell>
          <table:table-cell table:style-name="t12.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2.A5" office:value-type="float" office:value="74.4">
            <text:p text:style-name="P19">74.4</text:p>
          </table:table-cell>
          <table:table-cell table:style-name="t12.B5" office:value-type="float" office:value="651">
            <text:p text:style-name="P32">0651</text:p>
          </table:table-cell>
          <table:table-cell table:style-name="t12.C3" office:value-type="string">
            <text:p text:style-name="P29">$s_bg</text:p>
          </table:table-cell>
          <table:table-cell table:style-name="t12.C3" office:value-type="string">
            <text:p text:style-name="P29">$12-60</text:p>
          </table:table-cell>
          <table:table-cell table:style-name="t12.C3" office:value-type="string">
            <text:p text:style-name="P29">$12-70</text:p>
          </table:table-cell>
          <table:table-cell table:style-name="t12.C3" office:value-type="string">
            <text:p text:style-name="P29">$12-80</text:p>
          </table:table-cell>
          <table:table-cell table:style-name="t12.C3" office:value-type="string">
            <text:p text:style-name="P30">$12-00</text:p>
          </table:table-cell>
          <table:table-cell table:style-name="t12.C3" office:value-type="string">
            <text:p text:style-name="P29">$12-10</text:p>
          </table:table-cell>
          <table:table-cell table:style-name="t12.C3" office:value-type="string">
            <text:p text:style-name="P29">$12-20</text:p>
          </table:table-cell>
          <table:table-cell table:style-name="t12.J5" table:number-rows-spanned="4" office:value-type="string">
            <text:p text:style-name="P22">±<text:span text:style-name="T18">20</text:span></text:p>
          </table:table-cell>
        </table:table-row>
        <table:table-row>
          <table:table-cell table:style-name="t12.A5" office:value-type="float" office:value="630">
            <text:p text:style-name="P19">630</text:p>
          </table:table-cell>
          <table:table-cell table:style-name="t12.B5" office:value-type="float" office:value="653">
            <text:p text:style-name="P32">0652</text:p>
          </table:table-cell>
          <table:table-cell table:style-name="t12.C3" office:value-type="string">
            <text:p text:style-name="P29">---</text:p>
          </table:table-cell>
          <table:table-cell table:style-name="t12.C3" office:value-type="string">
            <text:p text:style-name="P29">$12-61</text:p>
          </table:table-cell>
          <table:table-cell table:style-name="t12.C3" office:value-type="string">
            <text:p text:style-name="P29">$12-71</text:p>
          </table:table-cell>
          <table:table-cell table:style-name="t12.C3" office:value-type="string">
            <text:p text:style-name="P29">$12-81</text:p>
          </table:table-cell>
          <table:table-cell table:style-name="t12.C3" office:value-type="string">
            <text:p text:style-name="P30">$12-01</text:p>
          </table:table-cell>
          <table:table-cell table:style-name="t12.C3" office:value-type="string">
            <text:p text:style-name="P29">$12-11</text:p>
          </table:table-cell>
          <table:table-cell table:style-name="t12.C3" office:value-type="string">
            <text:p text:style-name="P29">$12-21</text:p>
          </table:table-cell>
          <table:covered-table-cell/>
        </table:table-row>
        <table:table-row>
          <table:table-cell table:style-name="t12.A5" office:value-type="float" office:value="5140">
            <text:p text:style-name="P19">5140</text:p>
          </table:table-cell>
          <table:table-cell table:style-name="t12.B5" office:value-type="float" office:value="0">
            <text:p text:style-name="P32">0653</text:p>
          </table:table-cell>
          <table:table-cell table:style-name="t12.C3" office:value-type="string">
            <text:p text:style-name="P29">---</text:p>
          </table:table-cell>
          <table:table-cell table:style-name="t12.C3" office:value-type="string">
            <text:p text:style-name="P29">$12-62</text:p>
          </table:table-cell>
          <table:table-cell table:style-name="t12.C3" office:value-type="string">
            <text:p text:style-name="P29">$12-72</text:p>
          </table:table-cell>
          <table:table-cell table:style-name="t12.C3" office:value-type="string">
            <text:p text:style-name="P29">$12-82</text:p>
          </table:table-cell>
          <table:table-cell table:style-name="t12.C3" office:value-type="string">
            <text:p text:style-name="P30">$12-02</text:p>
          </table:table-cell>
          <table:table-cell table:style-name="t12.C3" office:value-type="string">
            <text:p text:style-name="P29">$12-12</text:p>
          </table:table-cell>
          <table:table-cell table:style-name="t12.C3" office:value-type="string">
            <text:p text:style-name="P29">$12-22</text:p>
          </table:table-cell>
          <table:covered-table-cell/>
        </table:table-row>
        <table:table-row>
          <table:table-cell table:style-name="t12.A8" office:value-type="float" office:value="35600">
            <text:p text:style-name="P19">35600</text:p>
          </table:table-cell>
          <table:table-cell table:style-name="t12.B8" office:value-type="float" office:value="0">
            <text:p text:style-name="P32">0655</text:p>
          </table:table-cell>
          <table:table-cell table:style-name="t12.C8" office:value-type="string">
            <text:p text:style-name="P29">---</text:p>
          </table:table-cell>
          <table:table-cell table:style-name="t12.C8" office:value-type="string">
            <text:p text:style-name="P29">$12-63</text:p>
          </table:table-cell>
          <table:table-cell table:style-name="t12.C8" office:value-type="string">
            <text:p text:style-name="P29">$12-73</text:p>
          </table:table-cell>
          <table:table-cell table:style-name="t12.C8" office:value-type="string">
            <text:p text:style-name="P29">$12-83</text:p>
          </table:table-cell>
          <table:table-cell table:style-name="t12.C8" office:value-type="string">
            <text:p text:style-name="P30">$12-03</text:p>
          </table:table-cell>
          <table:table-cell table:style-name="t12.C8" office:value-type="string">
            <text:p text:style-name="P29">$12-13</text:p>
          </table:table-cell>
          <table:table-cell table:style-name="t12.C8" office:value-type="string">
            <text:p text:style-name="P29">$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39"><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3.B2" table:number-rows-spanned="3" office:value-type="string">
            <text:p text:style-name="P50">Номер источ-ника</text:p>
          </table:table-cell>
          <table:table-cell table:style-name="t13.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3">
          <table:covered-table-cell/>
          <table:covered-table-cell/>
          <table:table-cell table:style-name="t13.C3" table:number-rows-spanned="2" office:value-type="string">
            <text:p text:style-name="P43">Фон</text:p>
          </table:table-cell>
          <table:table-cell table:style-name="t13.C3" table:number-columns-spanned="3" office:value-type="string">
            <text:p text:style-name="P43">Измеренное значение </text:p>
          </table:table-cell>
          <table:covered-table-cell/>
          <table:covered-table-cell/>
          <table:table-cell table:style-name="t13.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4"><text:span text:style-name="T69"></text:span><text:span text:style-name="T42">1</text:span></text:p>
          </table:table-cell>
          <table:table-cell table:style-name="t13.D4" office:value-type="string">
            <text:p text:style-name="P43"><text:span text:style-name="T70"></text:span><text:span text:style-name="T42">2</text:span></text:p>
          </table:table-cell>
          <table:table-cell table:style-name="t13.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3.A5" office:value-type="float" office:value="102">
            <text:p text:style-name="P19">102</text:p>
          </table:table-cell>
          <table:table-cell table:style-name="t13.B5" office:value-type="float" office:value="660">
            <text:p text:style-name="P31">0660</text:p>
          </table:table-cell>
          <table:table-cell table:style-name="t13.C3" office:value-type="string">
            <text:p text:style-name="P29">$<text:span text:style-name="T18">b_bg</text:span></text:p>
          </table:table-cell>
          <table:table-cell table:style-name="t13.C3" office:value-type="string">
            <text:p text:style-name="P29">$13-60</text:p>
          </table:table-cell>
          <table:table-cell table:style-name="t13.C3" office:value-type="string">
            <text:p text:style-name="P29">$13-70</text:p>
          </table:table-cell>
          <table:table-cell table:style-name="t13.C3" office:value-type="string">
            <text:p text:style-name="P29">$13-80</text:p>
          </table:table-cell>
          <table:table-cell table:style-name="t13.C3" office:value-type="string">
            <text:p text:style-name="P30">$13-00</text:p>
          </table:table-cell>
          <table:table-cell table:style-name="t13.C3" office:value-type="string">
            <text:p text:style-name="P29">$13-10</text:p>
          </table:table-cell>
          <table:table-cell table:style-name="t13.C3" office:value-type="string">
            <text:p text:style-name="P29">$13-20</text:p>
          </table:table-cell>
          <table:table-cell table:style-name="t13.J5" table:number-rows-spanned="6" office:value-type="string">
            <text:p text:style-name="P22">±<text:span text:style-name="T18">20</text:span></text:p>
          </table:table-cell>
        </table:table-row>
        <table:table-row>
          <table:table-cell table:style-name="t13.A5" office:value-type="float" office:value="236">
            <text:p text:style-name="P19">236</text:p>
          </table:table-cell>
          <table:table-cell table:style-name="t13.B5" office:value-type="float" office:value="0">
            <text:p text:style-name="P31">6905</text:p>
          </table:table-cell>
          <table:table-cell table:style-name="t13.C3" office:value-type="string">
            <text:p text:style-name="P29">---</text:p>
          </table:table-cell>
          <table:table-cell table:style-name="t13.C3" office:value-type="string">
            <text:p text:style-name="P29">$13-61</text:p>
          </table:table-cell>
          <table:table-cell table:style-name="t13.C3" office:value-type="string">
            <text:p text:style-name="P29">$13-71</text:p>
          </table:table-cell>
          <table:table-cell table:style-name="t13.C3" office:value-type="string">
            <text:p text:style-name="P29">$13-81</text:p>
          </table:table-cell>
          <table:table-cell table:style-name="t13.C3" office:value-type="string">
            <text:p text:style-name="P30">$13-01</text:p>
          </table:table-cell>
          <table:table-cell table:style-name="t13.C3" office:value-type="string">
            <text:p text:style-name="P29">$13-11</text:p>
          </table:table-cell>
          <table:table-cell table:style-name="t13.C3" office:value-type="string">
            <text:p text:style-name="P29">$13-21</text:p>
          </table:table-cell>
          <table:covered-table-cell/>
        </table:table-row>
        <table:table-row>
          <table:table-cell table:style-name="t13.A5" office:value-type="float" office:value="6080">
            <text:p text:style-name="P19">6080</text:p>
          </table:table-cell>
          <table:table-cell table:style-name="t13.B5" office:value-type="float" office:value="0">
            <text:p text:style-name="P31">0661</text:p>
          </table:table-cell>
          <table:table-cell table:style-name="t13.C3" office:value-type="string">
            <text:p text:style-name="P29">---</text:p>
          </table:table-cell>
          <table:table-cell table:style-name="t13.C3" office:value-type="string">
            <text:p text:style-name="P29">$13-62</text:p>
          </table:table-cell>
          <table:table-cell table:style-name="t13.C3" office:value-type="string">
            <text:p text:style-name="P29">$13-72</text:p>
          </table:table-cell>
          <table:table-cell table:style-name="t13.C3" office:value-type="string">
            <text:p text:style-name="P29">$13-82</text:p>
          </table:table-cell>
          <table:table-cell table:style-name="t13.C3" office:value-type="string">
            <text:p text:style-name="P30">$13-02</text:p>
          </table:table-cell>
          <table:table-cell table:style-name="t13.C3" office:value-type="string">
            <text:p text:style-name="P29">$13-12</text:p>
          </table:table-cell>
          <table:table-cell table:style-name="t13.C3" office:value-type="string">
            <text:p text:style-name="P29">$13-22</text:p>
          </table:table-cell>
          <table:covered-table-cell/>
        </table:table-row>
        <table:table-row>
          <table:table-cell table:style-name="t13.A5" office:value-type="float" office:value="53500">
            <text:p text:style-name="P19">53500</text:p>
          </table:table-cell>
          <table:table-cell table:style-name="t13.B5" office:value-type="float" office:value="0">
            <text:p text:style-name="P31">0662</text:p>
          </table:table-cell>
          <table:table-cell table:style-name="t13.C3" office:value-type="string">
            <text:p text:style-name="P29">---</text:p>
          </table:table-cell>
          <table:table-cell table:style-name="t13.C3" office:value-type="string">
            <text:p text:style-name="P29">$13-63</text:p>
          </table:table-cell>
          <table:table-cell table:style-name="t13.C3" office:value-type="string">
            <text:p text:style-name="P29">$13-73</text:p>
          </table:table-cell>
          <table:table-cell table:style-name="t13.C3" office:value-type="string">
            <text:p text:style-name="P29">$13-83</text:p>
          </table:table-cell>
          <table:table-cell table:style-name="t13.C3" office:value-type="string">
            <text:p text:style-name="P30">$13-03</text:p>
          </table:table-cell>
          <table:table-cell table:style-name="t13.C3" office:value-type="string">
            <text:p text:style-name="P29">$13-13</text:p>
          </table:table-cell>
          <table:table-cell table:style-name="t13.C3" office:value-type="string">
            <text:p text:style-name="P29">$13-23</text:p>
          </table:table-cell>
          <table:covered-table-cell/>
        </table:table-row>
        <table:table-row>
          <table:table-cell table:style-name="t13.A5" office:value-type="float" office:value="154300">
            <text:p text:style-name="P19">154300</text:p>
          </table:table-cell>
          <table:table-cell table:style-name="t13.B5" office:value-type="float" office:value="0">
            <text:p text:style-name="P31">16437</text:p>
          </table:table-cell>
          <table:table-cell table:style-name="t13.C3" office:value-type="string">
            <text:p text:style-name="P29">---</text:p>
          </table:table-cell>
          <table:table-cell table:style-name="t13.C3" office:value-type="string">
            <text:p text:style-name="P29">$13-64</text:p>
          </table:table-cell>
          <table:table-cell table:style-name="t13.C3" office:value-type="string">
            <text:p text:style-name="P29">$13-74</text:p>
          </table:table-cell>
          <table:table-cell table:style-name="t13.C3" office:value-type="string">
            <text:p text:style-name="P29">$13-84</text:p>
          </table:table-cell>
          <table:table-cell table:style-name="t13.C3" office:value-type="string">
            <text:p text:style-name="P30">$13-04</text:p>
          </table:table-cell>
          <table:table-cell table:style-name="t13.C3" office:value-type="string">
            <text:p text:style-name="P29">$13-14</text:p>
          </table:table-cell>
          <table:table-cell table:style-name="t13.C3" office:value-type="string">
            <text:p text:style-name="P29">$13-24</text:p>
          </table:table-cell>
          <table:covered-table-cell/>
        </table:table-row>
        <table:table-row>
          <table:table-cell table:style-name="t13.A10" office:value-type="float" office:value="383600">
            <text:p text:style-name="P19">383600</text:p>
          </table:table-cell>
          <table:table-cell table:style-name="t13.B10" office:value-type="float" office:value="0">
            <text:p text:style-name="P31">15014</text:p>
          </table:table-cell>
          <table:table-cell table:style-name="t13.C10" office:value-type="string">
            <text:p text:style-name="P29">---</text:p>
          </table:table-cell>
          <table:table-cell table:style-name="t13.C10" office:value-type="string">
            <text:p text:style-name="P29">$13-65</text:p>
          </table:table-cell>
          <table:table-cell table:style-name="t13.C10" office:value-type="string">
            <text:p text:style-name="P29">$13-75</text:p>
          </table:table-cell>
          <table:table-cell table:style-name="t13.C10" office:value-type="string">
            <text:p text:style-name="P29">$13-85</text:p>
          </table:table-cell>
          <table:table-cell table:style-name="t13.C10" office:value-type="string">
            <text:p text:style-name="P30">$13-05</text:p>
          </table:table-cell>
          <table:table-cell table:style-name="t13.C10" office:value-type="string">
            <text:p text:style-name="P29">$13-15</text:p>
          </table:table-cell>
          <table:table-cell table:style-name="t13.C10" office:value-type="string">
            <text:p text:style-name="P29">$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39"><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4.B2" table:number-rows-spanned="3" office:value-type="string">
            <text:p text:style-name="P50">Номер источ-ника</text:p>
          </table:table-cell>
          <table:table-cell table:style-name="t14.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4.3">
          <table:covered-table-cell/>
          <table:covered-table-cell/>
          <table:table-cell table:style-name="t14.C3" table:number-rows-spanned="2" office:value-type="string">
            <text:p text:style-name="P43">Фон</text:p>
          </table:table-cell>
          <table:table-cell table:style-name="t14.C3" table:number-columns-spanned="3" office:value-type="string">
            <text:p text:style-name="P43">Измеренное значение </text:p>
          </table:table-cell>
          <table:covered-table-cell/>
          <table:covered-table-cell/>
          <table:table-cell table:style-name="t14.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4"><text:span text:style-name="T69"></text:span><text:span text:style-name="T42">1</text:span></text:p>
          </table:table-cell>
          <table:table-cell table:style-name="t14.D4" office:value-type="string">
            <text:p text:style-name="P43"><text:span text:style-name="T70"></text:span><text:span text:style-name="T42">2</text:span></text:p>
          </table:table-cell>
          <table:table-cell table:style-name="t14.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4.A5" office:value-type="float" office:value="14.2">
            <text:p text:style-name="P19">14.2</text:p>
          </table:table-cell>
          <table:table-cell table:style-name="t14.B5" office:value-type="float" office:value="660">
            <text:p text:style-name="P31">0663</text:p>
          </table:table-cell>
          <table:table-cell table:style-name="t14.C3" office:value-type="string">
            <text:p text:style-name="P29">$<text:span text:style-name="T18">b2_bg</text:span></text:p>
          </table:table-cell>
          <table:table-cell table:style-name="t14.C3" office:value-type="string">
            <text:p text:style-name="P29">$14-60</text:p>
          </table:table-cell>
          <table:table-cell table:style-name="t14.C3" office:value-type="string">
            <text:p text:style-name="P29">$14-70</text:p>
          </table:table-cell>
          <table:table-cell table:style-name="t14.C3" office:value-type="string">
            <text:p text:style-name="P29">$14-80</text:p>
          </table:table-cell>
          <table:table-cell table:style-name="t14.C3" office:value-type="string">
            <text:p text:style-name="P30">$14-00</text:p>
          </table:table-cell>
          <table:table-cell table:style-name="t14.C3" office:value-type="string">
            <text:p text:style-name="P29">$14-10</text:p>
          </table:table-cell>
          <table:table-cell table:style-name="t14.C3" office:value-type="string">
            <text:p text:style-name="P29">$14-20</text:p>
          </table:table-cell>
          <table:table-cell table:style-name="t14.J5" table:number-rows-spanned="5" office:value-type="string">
            <text:p text:style-name="P22">±<text:span text:style-name="T18">20</text:span></text:p>
          </table:table-cell>
        </table:table-row>
        <table:table-row>
          <table:table-cell table:style-name="t14.A5" office:value-type="float" office:value="74.4">
            <text:p text:style-name="P19">74.4</text:p>
          </table:table-cell>
          <table:table-cell table:style-name="t14.B5" office:value-type="float" office:value="0">
            <text:p text:style-name="P31">0664</text:p>
          </table:table-cell>
          <table:table-cell table:style-name="t14.C3" office:value-type="string">
            <text:p text:style-name="P29">---</text:p>
          </table:table-cell>
          <table:table-cell table:style-name="t14.C3" office:value-type="string">
            <text:p text:style-name="P29">$14-61</text:p>
          </table:table-cell>
          <table:table-cell table:style-name="t14.C3" office:value-type="string">
            <text:p text:style-name="P29">$14-71</text:p>
          </table:table-cell>
          <table:table-cell table:style-name="t14.C3" office:value-type="string">
            <text:p text:style-name="P29">$14-81</text:p>
          </table:table-cell>
          <table:table-cell table:style-name="t14.C3" office:value-type="string">
            <text:p text:style-name="P30">$14-01</text:p>
          </table:table-cell>
          <table:table-cell table:style-name="t14.C3" office:value-type="string">
            <text:p text:style-name="P29">$14-11</text:p>
          </table:table-cell>
          <table:table-cell table:style-name="t14.C3" office:value-type="string">
            <text:p text:style-name="P29">$14-21</text:p>
          </table:table-cell>
          <table:covered-table-cell/>
        </table:table-row>
        <table:table-row>
          <table:table-cell table:style-name="t14.A5" office:value-type="float" office:value="514">
            <text:p text:style-name="P19">514</text:p>
          </table:table-cell>
          <table:table-cell table:style-name="t14.B5" office:value-type="float" office:value="0">
            <text:p text:style-name="P31">0665</text:p>
          </table:table-cell>
          <table:table-cell table:style-name="t14.C3" office:value-type="string">
            <text:p text:style-name="P29">---</text:p>
          </table:table-cell>
          <table:table-cell table:style-name="t14.C3" office:value-type="string">
            <text:p text:style-name="P29">$14-62</text:p>
          </table:table-cell>
          <table:table-cell table:style-name="t14.C3" office:value-type="string">
            <text:p text:style-name="P29">$14-72</text:p>
          </table:table-cell>
          <table:table-cell table:style-name="t14.C3" office:value-type="string">
            <text:p text:style-name="P29">$14-82</text:p>
          </table:table-cell>
          <table:table-cell table:style-name="t14.C3" office:value-type="string">
            <text:p text:style-name="P30">$14-02</text:p>
          </table:table-cell>
          <table:table-cell table:style-name="t14.C3" office:value-type="string">
            <text:p text:style-name="P29">$14-12</text:p>
          </table:table-cell>
          <table:table-cell table:style-name="t14.C3" office:value-type="string">
            <text:p text:style-name="P29">$14-22</text:p>
          </table:table-cell>
          <table:covered-table-cell/>
        </table:table-row>
        <table:table-row>
          <table:table-cell table:style-name="t14.A5" office:value-type="float" office:value="6290">
            <text:p text:style-name="P19">6290</text:p>
          </table:table-cell>
          <table:table-cell table:style-name="t14.B5" office:value-type="float" office:value="0">
            <text:p text:style-name="P31">0661</text:p>
          </table:table-cell>
          <table:table-cell table:style-name="t14.C3" office:value-type="string">
            <text:p text:style-name="P29">---</text:p>
          </table:table-cell>
          <table:table-cell table:style-name="t14.C3" office:value-type="string">
            <text:p text:style-name="P29">$14-63</text:p>
          </table:table-cell>
          <table:table-cell table:style-name="t14.C3" office:value-type="string">
            <text:p text:style-name="P29">$14-73</text:p>
          </table:table-cell>
          <table:table-cell table:style-name="t14.C3" office:value-type="string">
            <text:p text:style-name="P29">$14-83</text:p>
          </table:table-cell>
          <table:table-cell table:style-name="t14.C3" office:value-type="string">
            <text:p text:style-name="P30">$14-03</text:p>
          </table:table-cell>
          <table:table-cell table:style-name="t14.C3" office:value-type="string">
            <text:p text:style-name="P29">$14-13</text:p>
          </table:table-cell>
          <table:table-cell table:style-name="t14.C3" office:value-type="string">
            <text:p text:style-name="P29">$14-23</text:p>
          </table:table-cell>
          <table:covered-table-cell/>
        </table:table-row>
        <table:table-row>
          <table:table-cell table:style-name="t14.A9" office:value-type="float" office:value="56800">
            <text:p text:style-name="P19">56800</text:p>
          </table:table-cell>
          <table:table-cell table:style-name="t14.B9" office:value-type="float" office:value="0">
            <text:p text:style-name="P31">0666</text:p>
          </table:table-cell>
          <table:table-cell table:style-name="t14.C9" office:value-type="string">
            <text:p text:style-name="P29">---</text:p>
          </table:table-cell>
          <table:table-cell table:style-name="t14.C9" office:value-type="string">
            <text:p text:style-name="P29">$14-64</text:p>
          </table:table-cell>
          <table:table-cell table:style-name="t14.C9" office:value-type="string">
            <text:p text:style-name="P29">$14-74</text:p>
          </table:table-cell>
          <table:table-cell table:style-name="t14.C9" office:value-type="string">
            <text:p text:style-name="P29">$14-84</text:p>
          </table:table-cell>
          <table:table-cell table:style-name="t14.C9" office:value-type="string">
            <text:p text:style-name="P30">$14-04</text:p>
          </table:table-cell>
          <table:table-cell table:style-name="t14.C9" office:value-type="string">
            <text:p text:style-name="P29">$14-14</text:p>
          </table:table-cell>
          <table:table-cell table:style-name="t14.C9" office:value-type="string">
            <text:p text:style-name="P29">$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39"><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8">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0">Номер источ-ника</text:p>
          </table:table-cell>
          <table:table-cell table:style-name="t18.B2" table:number-rows-spanned="3" office:value-type="string">
            <text:p text:style-name="P50">Рассто-яние до источ-ника, </text:p>
            <text:p text:style-name="P51">R, см</text:p>
          </table:table-cell>
          <table:table-cell table:style-name="t1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8.3">
          <table:covered-table-cell/>
          <table:covered-table-cell/>
          <table:covered-table-cell/>
          <table:table-cell table:style-name="t18.D3" table:number-rows-spanned="2" office:value-type="string">
            <text:p text:style-name="P43">Фон, нЗв/ч</text:p>
          </table:table-cell>
          <table:table-cell table:style-name="t18.D3" table:number-columns-spanned="3" office:value-type="string">
            <text:p text:style-name="P43">Измеренное значение </text:p>
          </table:table-cell>
          <table:covered-table-cell/>
          <table:covered-table-cell/>
          <table:table-cell table:style-name="t1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4"><text:span text:style-name="T38">H</text:span><text:span text:style-name="T42">1</text:span></text:p>
          </table:table-cell>
          <table:table-cell table:style-name="t18.D3" office:value-type="string">
            <text:p text:style-name="P43"><text:span text:style-name="T19">H</text:span><text:span text:style-name="T42">2</text:span></text:p>
          </table:table-cell>
          <table:table-cell table:style-name="t1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6"><text:span text:style-name="T18">0,07</text:span> мкЗв/ч</text:p>
          </table:table-cell>
          <table:table-cell table:style-name="t18.D3" office:value-type="string">
            <text:p text:style-name="P29">$18-30</text:p>
          </table:table-cell>
          <table:table-cell table:style-name="t18.D3" office:value-type="string">
            <text:p text:style-name="P29">$18-40</text:p>
          </table:table-cell>
          <table:table-cell table:style-name="t18.D3" office:value-type="string">
            <text:p text:style-name="P29">$18-50</text:p>
          </table:table-cell>
          <table:table-cell table:style-name="t18.D3" office:value-type="string">
            <text:p text:style-name="P29">$18-60</text:p>
          </table:table-cell>
          <table:table-cell table:style-name="t18.D3" office:value-type="string">
            <text:p text:style-name="P29">$18-70</text:p>
          </table:table-cell>
          <table:table-cell table:style-name="t18.D3" office:value-type="string">
            <text:p text:style-name="P29">$18-80</text:p>
          </table:table-cell>
          <table:table-cell table:style-name="t18.D3" office:value-type="string">
            <text:p text:style-name="P30">$18-00</text:p>
          </table:table-cell>
          <table:table-cell table:style-name="t18.D3" office:value-type="string">
            <text:p text:style-name="P29">$18-10</text:p>
          </table:table-cell>
          <table:table-cell table:style-name="t18.D3" office:value-type="string">
            <text:p text:style-name="P29">$18-20</text:p>
          </table:table-cell>
          <table:table-cell table:style-name="t18.K5" table:number-rows-spanned="4" office:value-type="string">
            <text:p text:style-name="P22">±<text:span text:style-name="T18">15</text:span></text:p>
          </table:table-cell>
        </table:table-row>
        <table:table-row>
          <table:table-cell table:style-name="t18.A5" office:value-type="string">
            <text:p text:style-name="P16">0,7 мкЗв/ч</text:p>
          </table:table-cell>
          <table:table-cell table:style-name="t18.D3" office:value-type="string">
            <text:p text:style-name="P29">$18-31</text:p>
          </table:table-cell>
          <table:table-cell table:style-name="t18.D3" office:value-type="string">
            <text:p text:style-name="P29">$18-41</text:p>
          </table:table-cell>
          <table:table-cell table:style-name="t18.D3" office:value-type="string">
            <text:p text:style-name="P29">$18-51</text:p>
          </table:table-cell>
          <table:table-cell table:style-name="t18.D3" office:value-type="string">
            <text:p text:style-name="P29">$18-61</text:p>
          </table:table-cell>
          <table:table-cell table:style-name="t18.D3" office:value-type="string">
            <text:p text:style-name="P29">$18-71</text:p>
          </table:table-cell>
          <table:table-cell table:style-name="t18.D3" office:value-type="string">
            <text:p text:style-name="P29">$18-81</text:p>
          </table:table-cell>
          <table:table-cell table:style-name="t18.D3" office:value-type="string">
            <text:p text:style-name="P30">$18-01</text:p>
          </table:table-cell>
          <table:table-cell table:style-name="t18.D3" office:value-type="string">
            <text:p text:style-name="P29">$18-11</text:p>
          </table:table-cell>
          <table:table-cell table:style-name="t18.D3" office:value-type="string">
            <text:p text:style-name="P29">$18-21</text:p>
          </table:table-cell>
          <table:covered-table-cell/>
        </table:table-row>
        <table:table-row>
          <table:table-cell table:style-name="t18.A5" office:value-type="string">
            <text:p text:style-name="P16">7 мкЗв/ч</text:p>
          </table:table-cell>
          <table:table-cell table:style-name="t18.D3" office:value-type="string">
            <text:p text:style-name="P29">$18-32</text:p>
          </table:table-cell>
          <table:table-cell table:style-name="t18.D3" office:value-type="string">
            <text:p text:style-name="P29">$18-42</text:p>
          </table:table-cell>
          <table:table-cell table:style-name="t18.D3" office:value-type="string">
            <text:p text:style-name="P29">$18-52</text:p>
          </table:table-cell>
          <table:table-cell table:style-name="t18.D3" office:value-type="string">
            <text:p text:style-name="P29">$18-62</text:p>
          </table:table-cell>
          <table:table-cell table:style-name="t18.D3" office:value-type="string">
            <text:p text:style-name="P29">$18-72</text:p>
          </table:table-cell>
          <table:table-cell table:style-name="t18.D3" office:value-type="string">
            <text:p text:style-name="P29">$18-82</text:p>
          </table:table-cell>
          <table:table-cell table:style-name="t18.D3" office:value-type="string">
            <text:p text:style-name="P30">$18-02</text:p>
          </table:table-cell>
          <table:table-cell table:style-name="t18.D3" office:value-type="string">
            <text:p text:style-name="P29">$18-12</text:p>
          </table:table-cell>
          <table:table-cell table:style-name="t18.D3" office:value-type="string">
            <text:p text:style-name="P29">$18-22</text:p>
          </table:table-cell>
          <table:covered-table-cell/>
        </table:table-row>
        <table:table-row>
          <table:table-cell table:style-name="t18.A8" office:value-type="string">
            <text:p text:style-name="P16">70 мкЗв/ч</text:p>
          </table:table-cell>
          <table:table-cell table:style-name="t18.B8" office:value-type="string">
            <text:p text:style-name="P29">$18-33</text:p>
          </table:table-cell>
          <table:table-cell table:style-name="t18.B8" office:value-type="string">
            <text:p text:style-name="P29">$18-43</text:p>
          </table:table-cell>
          <table:table-cell table:style-name="t18.B8" office:value-type="string">
            <text:p text:style-name="P29">$18-53</text:p>
          </table:table-cell>
          <table:table-cell table:style-name="t18.B8" office:value-type="string">
            <text:p text:style-name="P29">$18-63</text:p>
          </table:table-cell>
          <table:table-cell table:style-name="t18.B8" office:value-type="string">
            <text:p text:style-name="P29">$18-73</text:p>
          </table:table-cell>
          <table:table-cell table:style-name="t18.B8" office:value-type="string">
            <text:p text:style-name="P29">$18-83</text:p>
          </table:table-cell>
          <table:table-cell table:style-name="t18.B8" office:value-type="string">
            <text:p text:style-name="P30">$18-03</text:p>
          </table:table-cell>
          <table:table-cell table:style-name="t18.B8" office:value-type="string">
            <text:p text:style-name="P29">$18-13</text:p>
          </table:table-cell>
          <table:table-cell table:style-name="t18.B8" office:value-type="string">
            <text:p text:style-name="P29">$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39"><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9.B2" table:number-rows-spanned="3" office:value-type="string">
            <text:p text:style-name="P50">Номер источ-ника</text:p>
          </table:table-cell>
          <table:table-cell table:style-name="t19.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9.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9.3">
          <table:covered-table-cell/>
          <table:covered-table-cell/>
          <table:table-cell table:style-name="t19.C3" table:number-rows-spanned="2" office:value-type="string">
            <text:p text:style-name="P43">Фон</text:p>
          </table:table-cell>
          <table:table-cell table:style-name="t19.C3" table:number-columns-spanned="3" office:value-type="string">
            <text:p text:style-name="P43">Измеренное значение </text:p>
          </table:table-cell>
          <table:covered-table-cell/>
          <table:covered-table-cell/>
          <table:table-cell table:style-name="t19.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4"><text:span text:style-name="T69"></text:span><text:span text:style-name="T42">1</text:span></text:p>
          </table:table-cell>
          <table:table-cell table:style-name="t19.D4" office:value-type="string">
            <text:p text:style-name="P43"><text:span text:style-name="T70"></text:span><text:span text:style-name="T42">2</text:span></text:p>
          </table:table-cell>
          <table:table-cell table:style-name="t19.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9.A5" office:value-type="float" office:value="53.8">
            <text:p text:style-name="P19">53.8</text:p>
          </table:table-cell>
          <table:table-cell table:style-name="t19.B5" office:value-type="float" office:value="1179">
            <text:p text:style-name="P31">1179</text:p>
          </table:table-cell>
          <table:table-cell table:style-name="t19.C3" office:value-type="string">
            <text:p text:style-name="P29">$19-50</text:p>
          </table:table-cell>
          <table:table-cell table:style-name="t19.C3" office:value-type="string">
            <text:p text:style-name="P29">$19-60</text:p>
          </table:table-cell>
          <table:table-cell table:style-name="t19.C3" office:value-type="string">
            <text:p text:style-name="P29">$19-70</text:p>
          </table:table-cell>
          <table:table-cell table:style-name="t19.C3" office:value-type="string">
            <text:p text:style-name="P29">$19-80</text:p>
          </table:table-cell>
          <table:table-cell table:style-name="t19.C3" office:value-type="string">
            <text:p text:style-name="P30">$19-00</text:p>
          </table:table-cell>
          <table:table-cell table:style-name="t19.C3" office:value-type="string">
            <text:p text:style-name="P29">$19-10</text:p>
          </table:table-cell>
          <table:table-cell table:style-name="t19.C3" office:value-type="string">
            <text:p text:style-name="P29">$19-20</text:p>
          </table:table-cell>
          <table:table-cell table:style-name="t19.J5" table:number-rows-spanned="5" office:value-type="string">
            <text:p text:style-name="P22">±<text:span text:style-name="T18">20</text:span></text:p>
          </table:table-cell>
        </table:table-row>
        <table:table-row>
          <table:table-cell table:style-name="t19.A5" office:value-type="float" office:value="727">
            <text:p text:style-name="P19">727</text:p>
          </table:table-cell>
          <table:table-cell table:style-name="t19.B5" office:value-type="float" office:value="1180">
            <text:p text:style-name="P31">1180</text:p>
          </table:table-cell>
          <table:table-cell table:style-name="t19.C3" office:value-type="string">
            <text:p text:style-name="P29">$19-51</text:p>
          </table:table-cell>
          <table:table-cell table:style-name="t19.C3" office:value-type="string">
            <text:p text:style-name="P29">$19-61</text:p>
          </table:table-cell>
          <table:table-cell table:style-name="t19.C3" office:value-type="string">
            <text:p text:style-name="P29">$19-71</text:p>
          </table:table-cell>
          <table:table-cell table:style-name="t19.C3" office:value-type="string">
            <text:p text:style-name="P29">$19-81</text:p>
          </table:table-cell>
          <table:table-cell table:style-name="t19.C3" office:value-type="string">
            <text:p text:style-name="P30">$19-01</text:p>
          </table:table-cell>
          <table:table-cell table:style-name="t19.C3" office:value-type="string">
            <text:p text:style-name="P29">$19-11</text:p>
          </table:table-cell>
          <table:table-cell table:style-name="t19.C3" office:value-type="string">
            <text:p text:style-name="P29">$19-21</text:p>
          </table:table-cell>
          <table:covered-table-cell/>
        </table:table-row>
        <table:table-row>
          <table:table-cell table:style-name="t19.A5" office:value-type="float" office:value="6300">
            <text:p text:style-name="P19">6300</text:p>
          </table:table-cell>
          <table:table-cell table:style-name="t19.B5" office:value-type="float" office:value="1181">
            <text:p text:style-name="P31">1181</text:p>
          </table:table-cell>
          <table:table-cell table:style-name="t19.C3" office:value-type="string">
            <text:p text:style-name="P29">$19-52</text:p>
          </table:table-cell>
          <table:table-cell table:style-name="t19.C3" office:value-type="string">
            <text:p text:style-name="P29">$19-62</text:p>
          </table:table-cell>
          <table:table-cell table:style-name="t19.C3" office:value-type="string">
            <text:p text:style-name="P29">$19-72</text:p>
          </table:table-cell>
          <table:table-cell table:style-name="t19.C3" office:value-type="string">
            <text:p text:style-name="P29">$19-82</text:p>
          </table:table-cell>
          <table:table-cell table:style-name="t19.C3" office:value-type="string">
            <text:p text:style-name="P30">$19-02</text:p>
          </table:table-cell>
          <table:table-cell table:style-name="t19.C3" office:value-type="string">
            <text:p text:style-name="P29">$19-12</text:p>
          </table:table-cell>
          <table:table-cell table:style-name="t19.C3" office:value-type="string">
            <text:p text:style-name="P29">$19-22</text:p>
          </table:table-cell>
          <table:covered-table-cell/>
        </table:table-row>
        <table:table-row>
          <table:table-cell table:style-name="t19.A5" office:value-type="float" office:value="62100">
            <text:p text:style-name="P19">62100</text:p>
          </table:table-cell>
          <table:table-cell table:style-name="t19.B5" office:value-type="float" office:value="1182">
            <text:p text:style-name="P31">1182</text:p>
          </table:table-cell>
          <table:table-cell table:style-name="t19.C3" office:value-type="string">
            <text:p text:style-name="P29">$19-53</text:p>
          </table:table-cell>
          <table:table-cell table:style-name="t19.C3" office:value-type="string">
            <text:p text:style-name="P29">$19-63</text:p>
          </table:table-cell>
          <table:table-cell table:style-name="t19.C3" office:value-type="string">
            <text:p text:style-name="P29">$19-73</text:p>
          </table:table-cell>
          <table:table-cell table:style-name="t19.C3" office:value-type="string">
            <text:p text:style-name="P29">$19-83</text:p>
          </table:table-cell>
          <table:table-cell table:style-name="t19.C3" office:value-type="string">
            <text:p text:style-name="P30">$19-03</text:p>
          </table:table-cell>
          <table:table-cell table:style-name="t19.C3" office:value-type="string">
            <text:p text:style-name="P29">$19-13</text:p>
          </table:table-cell>
          <table:table-cell table:style-name="t19.C3" office:value-type="string">
            <text:p text:style-name="P29">$19-23</text:p>
          </table:table-cell>
          <table:covered-table-cell/>
        </table:table-row>
        <table:table-row>
          <table:table-cell table:style-name="t19.A9" office:value-type="float" office:value="186000">
            <text:p text:style-name="P19">186000</text:p>
          </table:table-cell>
          <table:table-cell table:style-name="t19.B9" office:value-type="float" office:value="1183">
            <text:p text:style-name="P31">1183</text:p>
          </table:table-cell>
          <table:table-cell table:style-name="t19.C9" office:value-type="string">
            <text:p text:style-name="P29">$19-54</text:p>
          </table:table-cell>
          <table:table-cell table:style-name="t19.C9" office:value-type="string">
            <text:p text:style-name="P29">$19-64</text:p>
          </table:table-cell>
          <table:table-cell table:style-name="t19.C9" office:value-type="string">
            <text:p text:style-name="P29">$19-74</text:p>
          </table:table-cell>
          <table:table-cell table:style-name="t19.C9" office:value-type="string">
            <text:p text:style-name="P29">$19-84</text:p>
          </table:table-cell>
          <table:table-cell table:style-name="t19.C9" office:value-type="string">
            <text:p text:style-name="P30">$19-04</text:p>
          </table:table-cell>
          <table:table-cell table:style-name="t19.C9" office:value-type="string">
            <text:p text:style-name="P29">$19-14</text:p>
          </table:table-cell>
          <table:table-cell table:style-name="t19.C9" office:value-type="string">
            <text:p text:style-name="P29">$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39"><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20.B2" table:number-rows-spanned="3" office:value-type="string">
            <text:p text:style-name="P50">Номер источ-ника</text:p>
          </table:table-cell>
          <table:table-cell table:style-name="t20.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0.3">
          <table:covered-table-cell/>
          <table:covered-table-cell/>
          <table:table-cell table:style-name="t20.C3" table:number-rows-spanned="2" office:value-type="string">
            <text:p text:style-name="P43">Фон</text:p>
          </table:table-cell>
          <table:table-cell table:style-name="t20.C3" table:number-columns-spanned="3" office:value-type="string">
            <text:p text:style-name="P43">Измеренное значение </text:p>
          </table:table-cell>
          <table:covered-table-cell/>
          <table:covered-table-cell/>
          <table:table-cell table:style-name="t20.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4"><text:span text:style-name="T69"></text:span><text:span text:style-name="T42">1</text:span></text:p>
          </table:table-cell>
          <table:table-cell table:style-name="t20.D4" office:value-type="string">
            <text:p text:style-name="P43"><text:span text:style-name="T70"></text:span><text:span text:style-name="T42">2</text:span></text:p>
          </table:table-cell>
          <table:table-cell table:style-name="t20.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20.A5" office:value-type="float" office:value="97">
            <text:p text:style-name="P19">97</text:p>
          </table:table-cell>
          <table:table-cell table:style-name="t20.B5" office:value-type="float" office:value="660">
            <text:p text:style-name="P31">0660</text:p>
          </table:table-cell>
          <table:table-cell table:style-name="t20.C3" office:value-type="string">
            <text:p text:style-name="P29">$20-50</text:p>
          </table:table-cell>
          <table:table-cell table:style-name="t20.C3" office:value-type="string">
            <text:p text:style-name="P29">$20-60</text:p>
          </table:table-cell>
          <table:table-cell table:style-name="t20.C3" office:value-type="string">
            <text:p text:style-name="P29">$20-70</text:p>
          </table:table-cell>
          <table:table-cell table:style-name="t20.C3" office:value-type="string">
            <text:p text:style-name="P29">$20-80</text:p>
          </table:table-cell>
          <table:table-cell table:style-name="t20.C3" office:value-type="string">
            <text:p text:style-name="P30">$20-00</text:p>
          </table:table-cell>
          <table:table-cell table:style-name="t20.C3" office:value-type="string">
            <text:p text:style-name="P29">$20-10</text:p>
          </table:table-cell>
          <table:table-cell table:style-name="t20.C3" office:value-type="string">
            <text:p text:style-name="P29">$20-20</text:p>
          </table:table-cell>
          <table:table-cell table:style-name="t20.J5" table:number-rows-spanned="5" office:value-type="string">
            <text:p text:style-name="P22">±<text:span text:style-name="T18">20</text:span></text:p>
          </table:table-cell>
        </table:table-row>
        <table:table-row>
          <table:table-cell table:style-name="t20.A5" office:value-type="float" office:value="232">
            <text:p text:style-name="P19">232</text:p>
          </table:table-cell>
          <table:table-cell table:style-name="t20.B5" office:value-type="float" office:value="0">
            <text:p text:style-name="P31">6905</text:p>
          </table:table-cell>
          <table:table-cell table:style-name="t20.C3" office:value-type="string">
            <text:p text:style-name="P29">$20-51</text:p>
          </table:table-cell>
          <table:table-cell table:style-name="t20.C3" office:value-type="string">
            <text:p text:style-name="P29">$20-61</text:p>
          </table:table-cell>
          <table:table-cell table:style-name="t20.C3" office:value-type="string">
            <text:p text:style-name="P29">$20-71</text:p>
          </table:table-cell>
          <table:table-cell table:style-name="t20.C3" office:value-type="string">
            <text:p text:style-name="P29">$20-81</text:p>
          </table:table-cell>
          <table:table-cell table:style-name="t20.C3" office:value-type="string">
            <text:p text:style-name="P30">$20-01</text:p>
          </table:table-cell>
          <table:table-cell table:style-name="t20.C3" office:value-type="string">
            <text:p text:style-name="P29">$20-11</text:p>
          </table:table-cell>
          <table:table-cell table:style-name="t20.C3" office:value-type="string">
            <text:p text:style-name="P29">$20-21</text:p>
          </table:table-cell>
          <table:covered-table-cell/>
        </table:table-row>
        <table:table-row>
          <table:table-cell table:style-name="t20.A5" office:value-type="float" office:value="5700">
            <text:p text:style-name="P19">5700</text:p>
          </table:table-cell>
          <table:table-cell table:style-name="t20.B5" office:value-type="float" office:value="0">
            <text:p text:style-name="P31">0661</text:p>
          </table:table-cell>
          <table:table-cell table:style-name="t20.C3" office:value-type="string">
            <text:p text:style-name="P29">$20-52</text:p>
          </table:table-cell>
          <table:table-cell table:style-name="t20.C3" office:value-type="string">
            <text:p text:style-name="P29">$20-62</text:p>
          </table:table-cell>
          <table:table-cell table:style-name="t20.C3" office:value-type="string">
            <text:p text:style-name="P29">$20-72</text:p>
          </table:table-cell>
          <table:table-cell table:style-name="t20.C3" office:value-type="string">
            <text:p text:style-name="P29">$20-82</text:p>
          </table:table-cell>
          <table:table-cell table:style-name="t20.C3" office:value-type="string">
            <text:p text:style-name="P30">$20-02</text:p>
          </table:table-cell>
          <table:table-cell table:style-name="t20.C3" office:value-type="string">
            <text:p text:style-name="P29">$20-12</text:p>
          </table:table-cell>
          <table:table-cell table:style-name="t20.C3" office:value-type="string">
            <text:p text:style-name="P29">$20-22</text:p>
          </table:table-cell>
          <table:covered-table-cell/>
        </table:table-row>
        <table:table-row>
          <table:table-cell table:style-name="t20.A5" office:value-type="float" office:value="52000">
            <text:p text:style-name="P19">52000</text:p>
          </table:table-cell>
          <table:table-cell table:style-name="t20.B5" office:value-type="float" office:value="0">
            <text:p text:style-name="P31">0662</text:p>
          </table:table-cell>
          <table:table-cell table:style-name="t20.C3" office:value-type="string">
            <text:p text:style-name="P29">$20-53</text:p>
          </table:table-cell>
          <table:table-cell table:style-name="t20.C3" office:value-type="string">
            <text:p text:style-name="P29">$20-63</text:p>
          </table:table-cell>
          <table:table-cell table:style-name="t20.C3" office:value-type="string">
            <text:p text:style-name="P29">$20-73</text:p>
          </table:table-cell>
          <table:table-cell table:style-name="t20.C3" office:value-type="string">
            <text:p text:style-name="P29">$20-83</text:p>
          </table:table-cell>
          <table:table-cell table:style-name="t20.C3" office:value-type="string">
            <text:p text:style-name="P30">$20-03</text:p>
          </table:table-cell>
          <table:table-cell table:style-name="t20.C3" office:value-type="string">
            <text:p text:style-name="P29">$20-13</text:p>
          </table:table-cell>
          <table:table-cell table:style-name="t20.C3" office:value-type="string">
            <text:p text:style-name="P29">$20-23</text:p>
          </table:table-cell>
          <table:covered-table-cell/>
        </table:table-row>
        <table:table-row>
          <table:table-cell table:style-name="t20.A9" office:value-type="float" office:value="377100">
            <text:p text:style-name="P19">377100</text:p>
          </table:table-cell>
          <table:table-cell table:style-name="t20.B9" office:value-type="float" office:value="0">
            <text:p text:style-name="P31">15014</text:p>
          </table:table-cell>
          <table:table-cell table:style-name="t20.C9" office:value-type="string">
            <text:p text:style-name="P29">$20-54</text:p>
          </table:table-cell>
          <table:table-cell table:style-name="t20.C9" office:value-type="string">
            <text:p text:style-name="P29">$20-64</text:p>
          </table:table-cell>
          <table:table-cell table:style-name="t20.C9" office:value-type="string">
            <text:p text:style-name="P29">$20-74</text:p>
          </table:table-cell>
          <table:table-cell table:style-name="t20.C9" office:value-type="string">
            <text:p text:style-name="P29">$20-84</text:p>
          </table:table-cell>
          <table:table-cell table:style-name="t20.C9" office:value-type="string">
            <text:p text:style-name="P30">$20-04</text:p>
          </table:table-cell>
          <table:table-cell table:style-name="t20.C9" office:value-type="string">
            <text:p text:style-name="P29">$20-14</text:p>
          </table:table-cell>
          <table:table-cell table:style-name="t20.C9" office:value-type="string">
            <text:p text:style-name="P29">$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39"><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0">Номер источ-ника</text:p>
          </table:table-cell>
          <table:table-cell table:style-name="t21.B2" table:number-rows-spanned="3" office:value-type="string">
            <text:p text:style-name="P50">Рассто-яние до источ-ника, </text:p>
            <text:p text:style-name="P51">R, см</text:p>
          </table:table-cell>
          <table:table-cell table:style-name="t2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1.3">
          <table:covered-table-cell/>
          <table:covered-table-cell/>
          <table:covered-table-cell/>
          <table:table-cell table:style-name="t21.D3" table:number-rows-spanned="2" office:value-type="string">
            <text:p text:style-name="P43">Фон, нЗв/ч</text:p>
          </table:table-cell>
          <table:table-cell table:style-name="t21.D3" table:number-columns-spanned="3" office:value-type="string">
            <text:p text:style-name="P43">Измеренное значение </text:p>
          </table:table-cell>
          <table:covered-table-cell/>
          <table:covered-table-cell/>
          <table:table-cell table:style-name="t2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4"><text:span text:style-name="T38">H</text:span><text:span text:style-name="T42">1</text:span></text:p>
          </table:table-cell>
          <table:table-cell table:style-name="t21.D3" office:value-type="string">
            <text:p text:style-name="P43"><text:span text:style-name="T19">H</text:span><text:span text:style-name="T42">2</text:span></text:p>
          </table:table-cell>
          <table:table-cell table:style-name="t2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6">0,7 мкЗв/ч</text:p>
          </table:table-cell>
          <table:table-cell table:style-name="t21.D3" office:value-type="string">
            <text:p text:style-name="P29">$21-30</text:p>
          </table:table-cell>
          <table:table-cell table:style-name="t21.D3" office:value-type="string">
            <text:p text:style-name="P29">$21-40</text:p>
          </table:table-cell>
          <table:table-cell table:style-name="t21.D3" office:value-type="string">
            <text:p text:style-name="P29">$21-50</text:p>
          </table:table-cell>
          <table:table-cell table:style-name="t21.D3" office:value-type="string">
            <text:p text:style-name="P29">$21-60</text:p>
          </table:table-cell>
          <table:table-cell table:style-name="t21.D3" office:value-type="string">
            <text:p text:style-name="P29">$21-70</text:p>
          </table:table-cell>
          <table:table-cell table:style-name="t21.D3" office:value-type="string">
            <text:p text:style-name="P29">$21-80</text:p>
          </table:table-cell>
          <table:table-cell table:style-name="t21.D3" office:value-type="string">
            <text:p text:style-name="P30">$21-00</text:p>
          </table:table-cell>
          <table:table-cell table:style-name="t21.D3" office:value-type="string">
            <text:p text:style-name="P29">$21-10</text:p>
          </table:table-cell>
          <table:table-cell table:style-name="t21.D3" office:value-type="string">
            <text:p text:style-name="P29">$21-20</text:p>
          </table:table-cell>
          <table:table-cell table:style-name="t21.K5" table:number-rows-spanned="6" office:value-type="string">
            <text:p text:style-name="P22">±<text:span text:style-name="T54">20</text:span></text:p>
          </table:table-cell>
        </table:table-row>
        <table:table-row>
          <table:table-cell table:style-name="t21.A5" office:value-type="string">
            <text:p text:style-name="P16">7 мкЗв/ч</text:p>
          </table:table-cell>
          <table:table-cell table:style-name="t21.D3" office:value-type="string">
            <text:p text:style-name="P29">$21-31</text:p>
          </table:table-cell>
          <table:table-cell table:style-name="t21.D3" office:value-type="string">
            <text:p text:style-name="P29">$21-41</text:p>
          </table:table-cell>
          <table:table-cell table:style-name="t21.D3" office:value-type="string">
            <text:p text:style-name="P29">$21-51</text:p>
          </table:table-cell>
          <table:table-cell table:style-name="t21.D3" office:value-type="string">
            <text:p text:style-name="P29">$21-61</text:p>
          </table:table-cell>
          <table:table-cell table:style-name="t21.D3" office:value-type="string">
            <text:p text:style-name="P29">$21-71</text:p>
          </table:table-cell>
          <table:table-cell table:style-name="t21.D3" office:value-type="string">
            <text:p text:style-name="P29">$21-81</text:p>
          </table:table-cell>
          <table:table-cell table:style-name="t21.D3" office:value-type="string">
            <text:p text:style-name="P30">$21-01</text:p>
          </table:table-cell>
          <table:table-cell table:style-name="t21.D3" office:value-type="string">
            <text:p text:style-name="P29">$21-11</text:p>
          </table:table-cell>
          <table:table-cell table:style-name="t21.D3" office:value-type="string">
            <text:p text:style-name="P29">$21-21</text:p>
          </table:table-cell>
          <table:covered-table-cell/>
        </table:table-row>
        <table:table-row>
          <table:table-cell table:style-name="t21.A5" office:value-type="string">
            <text:p text:style-name="P16">70 мкЗв/ч</text:p>
          </table:table-cell>
          <table:table-cell table:style-name="t21.D3" office:value-type="string">
            <text:p text:style-name="P29">$21-32</text:p>
          </table:table-cell>
          <table:table-cell table:style-name="t21.D3" office:value-type="string">
            <text:p text:style-name="P29">$21-42</text:p>
          </table:table-cell>
          <table:table-cell table:style-name="t21.D3" office:value-type="string">
            <text:p text:style-name="P29">$21-52</text:p>
          </table:table-cell>
          <table:table-cell table:style-name="t21.D3" office:value-type="string">
            <text:p text:style-name="P29">$21-62</text:p>
          </table:table-cell>
          <table:table-cell table:style-name="t21.D3" office:value-type="string">
            <text:p text:style-name="P29">$21-72</text:p>
          </table:table-cell>
          <table:table-cell table:style-name="t21.D3" office:value-type="string">
            <text:p text:style-name="P29">$21-82</text:p>
          </table:table-cell>
          <table:table-cell table:style-name="t21.D3" office:value-type="string">
            <text:p text:style-name="P30">$21-02</text:p>
          </table:table-cell>
          <table:table-cell table:style-name="t21.D3" office:value-type="string">
            <text:p text:style-name="P29">$21-12</text:p>
          </table:table-cell>
          <table:table-cell table:style-name="t21.D3" office:value-type="string">
            <text:p text:style-name="P29">$21-22</text:p>
          </table:table-cell>
          <table:covered-table-cell/>
        </table:table-row>
        <table:table-row>
          <table:table-cell table:style-name="t21.A5" office:value-type="string">
            <text:p text:style-name="P16">0.7 мЗв/ч</text:p>
          </table:table-cell>
          <table:table-cell table:style-name="t21.D3" office:value-type="string">
            <text:p text:style-name="P29">$21-33</text:p>
          </table:table-cell>
          <table:table-cell table:style-name="t21.D3" office:value-type="string">
            <text:p text:style-name="P29">$21-43</text:p>
          </table:table-cell>
          <table:table-cell table:style-name="t21.D3" office:value-type="string">
            <text:p text:style-name="P29">$21-53</text:p>
          </table:table-cell>
          <table:table-cell table:style-name="t21.D3" office:value-type="string">
            <text:p text:style-name="P29">$21-63</text:p>
          </table:table-cell>
          <table:table-cell table:style-name="t21.D3" office:value-type="string">
            <text:p text:style-name="P29">$21-73</text:p>
          </table:table-cell>
          <table:table-cell table:style-name="t21.D3" office:value-type="string">
            <text:p text:style-name="P29">$21-83</text:p>
          </table:table-cell>
          <table:table-cell table:style-name="t21.D3" office:value-type="string">
            <text:p text:style-name="P30">$21-03</text:p>
          </table:table-cell>
          <table:table-cell table:style-name="t21.D3" office:value-type="string">
            <text:p text:style-name="P29">$21-13</text:p>
          </table:table-cell>
          <table:table-cell table:style-name="t21.D3" office:value-type="string">
            <text:p text:style-name="P29">$21-23</text:p>
          </table:table-cell>
          <table:covered-table-cell/>
        </table:table-row>
        <table:table-row>
          <table:table-cell table:style-name="t21.A5" office:value-type="string">
            <text:p text:style-name="P16">7,0 мЗв/ч</text:p>
          </table:table-cell>
          <table:table-cell table:style-name="t21.D3" office:value-type="string">
            <text:p text:style-name="P29">$21-34</text:p>
          </table:table-cell>
          <table:table-cell table:style-name="t21.D3" office:value-type="string">
            <text:p text:style-name="P29">$21-44</text:p>
          </table:table-cell>
          <table:table-cell table:style-name="t21.D3" office:value-type="string">
            <text:p text:style-name="P29">$21-54</text:p>
          </table:table-cell>
          <table:table-cell table:style-name="t21.D3" office:value-type="string">
            <text:p text:style-name="P29">$21-64</text:p>
          </table:table-cell>
          <table:table-cell table:style-name="t21.D3" office:value-type="string">
            <text:p text:style-name="P29">$21-74</text:p>
          </table:table-cell>
          <table:table-cell table:style-name="t21.D3" office:value-type="string">
            <text:p text:style-name="P29">$21-84</text:p>
          </table:table-cell>
          <table:table-cell table:style-name="t21.D3" office:value-type="string">
            <text:p text:style-name="P30">$21-04</text:p>
          </table:table-cell>
          <table:table-cell table:style-name="t21.D3" office:value-type="string">
            <text:p text:style-name="P29">$21-14</text:p>
          </table:table-cell>
          <table:table-cell table:style-name="t21.D3" office:value-type="string">
            <text:p text:style-name="P29">$21-24</text:p>
          </table:table-cell>
          <table:covered-table-cell/>
        </table:table-row>
        <table:table-row>
          <table:table-cell table:style-name="t21.A10" office:value-type="string">
            <text:p text:style-name="P16">20 мЗв/ч</text:p>
          </table:table-cell>
          <table:table-cell table:style-name="t21.B10" office:value-type="string">
            <text:p text:style-name="P29">$21-3<text:span text:style-name="T18">5</text:span></text:p>
          </table:table-cell>
          <table:table-cell table:style-name="t21.B10" office:value-type="string">
            <text:p text:style-name="P29">$21-4<text:span text:style-name="T18">5</text:span></text:p>
          </table:table-cell>
          <table:table-cell table:style-name="t21.B10" office:value-type="string">
            <text:p text:style-name="P29">$21-5<text:span text:style-name="T18">5</text:span></text:p>
          </table:table-cell>
          <table:table-cell table:style-name="t21.B10" office:value-type="string">
            <text:p text:style-name="P29">$21-6<text:span text:style-name="T18">5</text:span></text:p>
          </table:table-cell>
          <table:table-cell table:style-name="t21.B10" office:value-type="string">
            <text:p text:style-name="P29">$21-7<text:span text:style-name="T18">5</text:span></text:p>
          </table:table-cell>
          <table:table-cell table:style-name="t21.B10" office:value-type="string">
            <text:p text:style-name="P29">$21-8<text:span text:style-name="T18">5</text:span></text:p>
          </table:table-cell>
          <table:table-cell table:style-name="t21.B10" office:value-type="string">
            <text:p text:style-name="P30">$21-05</text:p>
          </table:table-cell>
          <table:table-cell table:style-name="t21.B10" office:value-type="string">
            <text:p text:style-name="P29">$21-1<text:span text:style-name="T18">5</text:span></text:p>
          </table:table-cell>
          <table:table-cell table:style-name="t21.B10" office:value-type="string">
            <text:p text:style-name="P29">$21-2<text:span text:style-name="T18">5</text:span></text:p>
          </table:table-cell>
          <table:covered-table-cell/>
        </table:table-row>
      </table:table>
      <text:p text:style-name="P46"/>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7">Проверку произвел:</text:p>
          </table:table-cell>
          <table:table-cell table:style-name="Таблица1.A1" office:value-type="string">
            <text:p text:style-name="P35">$calibratedBy</text:p>
          </table:table-cell>
          <table:table-cell table:style-name="Таблица1.A1" office:value-type="string">
            <text:p text:style-name="P42"><text:s text:c="36"/></text:p>
          </table:table-cell>
        </table:table-row>
        <table:table-row>
          <table:table-cell table:style-name="Таблица1.A2" office:value-type="string">
            <text:p text:style-name="P41"/>
          </table:table-cell>
          <table:table-cell table:style-name="Таблица1.A2" office:value-type="string">
            <text:p text:style-name="P41"/>
          </table:table-cell>
          <table:table-cell table:style-name="Таблица1.C2" office:value-type="string">
            <text:p text:style-name="P36">(<text:span text:style-name="T105">подпись</text:span>)</text:p>
          </table:table-cell>
        </table:table-row>
        <table:table-row>
          <table:table-cell table:style-name="Таблица1.A1" office:value-type="string">
            <text:p text:style-name="P37">Технический контроль: </text:p>
          </table:table-cell>
          <table:table-cell table:style-name="Таблица1.A1" office:value-type="string">
            <text:p text:style-name="P34">$controlledBy</text:p>
          </table:table-cell>
          <table:table-cell table:style-name="Таблица1.A1" office:value-type="string">
            <text:p text:style-name="P42"><text:s text:c="36"/></text:p>
          </table:table-cell>
        </table:table-row>
        <table:table-row>
          <table:table-cell table:style-name="Таблица1.A2" office:value-type="string">
            <text:p text:style-name="P41"/>
          </table:table-cell>
          <table:table-cell table:style-name="Таблица1.B4" office:value-type="string">
            <text:p text:style-name="P41"/>
          </table:table-cell>
          <table:table-cell table:style-name="Таблица1.C2" office:value-type="string">
            <text:p text:style-name="P36">(<text:span text:style-name="T105">подпись</text:span>)</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8T09:12:02.58</dc:date>
    <meta:print-date>2019-04-03T15:18:00</meta:print-date>
    <meta:editing-cycles>68</meta:editing-cycles>
    <meta:editing-duration>PT5H5M46S</meta:editing-duration>
    <meta:generator>OpenOffice/4.1.6$Win32 OpenOffice.org_project/416m1$Build-9790</meta:generator>
    <meta:document-statistic meta:table-count="76" meta:image-count="0" meta:object-count="1" meta:page-count="12" meta:paragraph-count="1666" meta:word-count="2963" meta:character-count="17753"/>
  </office:meta>
</office:document-meta>
</file>